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Bold"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Dubai" svg:font-family="Dubai" style:font-family-generic="system" style:font-pitch="variable"/>
    <style:font-face style:name="Gill Sans" svg:font-family="'Gill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Sakkal Majalla" svg:font-family="'Sakkal Majalla'" style:font-pitch="variable"/>
    <style:font-face style:name="Sakkal Majalla1" svg:font-family="'Sakkal Majalla'"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2694in" fo:margin-left="-0.0069in" fo:margin-right="-0.0146in" fo:margin-top="0in" fo:margin-bottom="0in" fo:break-before="page" table:align="margins" style:writing-mode="rl-tb"/>
    </style:style>
    <style:style style:name="Table1.A" style:family="table-column">
      <style:table-column-properties style:column-width="7.2694in" style:rel-column-width="10468*"/>
    </style:style>
    <style:style style:name="Table1.1" style:family="table-row">
      <style:table-row-properties style:min-row-height="0.0007in"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text-align="center" style:justify-single-word="false"/>
      <style:text-properties fo:color="#009999" loext:opacity="100%" style:text-line-through-style="none" style:text-line-through-type="none" style:font-name="Calibri2" fo:font-size="13pt" fo:letter-spacing="normal" style:text-underline-style="none" fo:font-weight="bold" style:text-blinking="false" style:font-size-asian="13pt" style:language-asian="ja" style:country-asian="JP" style:font-weight-asian="bold" style:font-name-complex="Calibri3" style:font-size-complex="13pt" style:language-complex="ar" style:country-complex="IQ" style:font-weight-complex="bold"/>
    </style:style>
    <style:style style:name="P2" style:family="paragraph" style:parent-style-name="Standard">
      <style:paragraph-properties fo:margin-top="0in" fo:margin-bottom="0in" style:contextual-spacing="false" fo:text-align="start" style:justify-single-word="false"/>
      <style:text-properties fo:color="#009999" loext:opacity="100%" style:text-line-through-style="none" style:text-line-through-type="none" style:font-name="Calibri2" fo:font-size="6pt" style:text-underline-style="none" fo:font-weight="bold" style:text-blinking="false" style:font-size-asian="6pt" style:language-asian="ja" style:country-asian="JP" style:font-weight-asian="bold" style:font-name-complex="Calibri3" style:font-size-complex="6pt" style:language-complex="ar" style:country-complex="IQ" style:font-weight-complex="bold"/>
    </style:style>
    <style:style style:name="P3" style:family="paragraph" style:parent-style-name="Standard">
      <style:paragraph-properties fo:margin-top="0.0402in" fo:margin-bottom="0.0402in" style:contextual-spacing="false" fo:text-align="center" style:justify-single-word="false"/>
      <style:text-properties fo:color="#404040" loext:opacity="100%" style:text-line-through-style="none" style:text-line-through-type="none" style:font-name="Calibri2" fo:font-size="13pt" style:text-underline-style="none" fo:font-weight="bold" style:text-blinking="false" style:font-size-asian="13pt" style:language-asian="ja" style:country-asian="JP" style:font-weight-asian="bold" style:font-size-complex="13pt" style:font-weight-complex="bold"/>
    </style:style>
    <style:style style:name="P4" style:family="paragraph" style:parent-style-name="Standard">
      <style:paragraph-properties fo:margin-top="0.0402in" fo:margin-bottom="0.0402in" style:contextual-spacing="false" fo:text-align="start"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font-weight-complex="normal"/>
    </style:style>
    <style:style style:name="P5" style:family="paragraph" style:parent-style-name="Standard">
      <style:paragraph-properties fo:margin-top="0.0402in" fo:margin-bottom="0.0402in" style:contextual-spacing="false" fo:text-align="start" style:justify-single-word="false"/>
      <style:text-properties style:font-name="Calibri2"/>
    </style:style>
    <style:style style:name="P6" style:family="paragraph" style:parent-style-name="Standard">
      <loext:graphic-properties draw:fill="solid" draw:fill-color="#ffffff" draw:opacity="100%"/>
      <style:paragraph-properties fo:margin-top="0in" fo:margin-bottom="0.0445in" style:contextual-spacing="false" fo:line-height="90%" fo:background-color="#ffffff"/>
      <style:text-properties fo:color="#262626"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7" style:family="paragraph" style:parent-style-name="Standard">
      <style:paragraph-properties fo:margin-top="0.0402in" fo:margin-bottom="0.0402in" style:contextual-spacing="false" fo:text-align="start" style:justify-single-word="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font-weight-complex="bold"/>
    </style:style>
    <style:style style:name="P8" style:family="paragraph" style:parent-style-name="Standard">
      <style:paragraph-properties fo:margin-top="0in" fo:margin-bottom="0in" style:contextual-spacing="false" fo:text-align="start"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font-weight-complex="normal"/>
    </style:style>
    <style:style style:name="P9"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font-weight-complex="normal"/>
    </style:style>
    <style:style style:name="P10" style:family="paragraph" style:parent-style-name="Standard">
      <style:paragraph-properties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font-weight-complex="normal"/>
    </style:style>
    <style:style style:name="P11" style:family="paragraph" style:parent-style-name="Standard">
      <style:paragraph-properties fo:margin-top="0in" fo:margin-bottom="0in" style:contextual-spacing="false" fo:text-align="justify" style:justify-single-word="false"/>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language-complex="ar" style:country-complex="IQ" style:font-weight-complex="bold"/>
    </style:style>
    <style:style style:name="P12" style:family="paragraph" style:parent-style-name="Standard">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3" style:family="paragraph" style:parent-style-name="Standard">
      <style:paragraph-properties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5.25pt" style:language-asian="ja" style:country-asian="JP" style:font-weight-asian="normal" style:font-name-complex="Calibri3" style:font-size-complex="6pt" style:language-complex="ar" style:country-complex="IQ" style:font-weight-complex="normal"/>
    </style:style>
    <style:style style:name="P14" style:family="paragraph" style:parent-style-name="Standard">
      <style:paragraph-properties fo:margin-top="0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5" style:family="paragraph" style:parent-style-name="Standard">
      <style:paragraph-properties fo:margin-top="0in" fo:margin-bottom="0.139in" style:contextual-spacing="false"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language-complex="ar" style:country-complex="IQ" style:font-weight-complex="normal"/>
    </style:style>
    <style:style style:name="P16" style:family="paragraph" style:parent-style-name="Standard">
      <style:paragraph-properties fo:text-align="justify" style:justify-single-word="false"/>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language-complex="ar" style:country-complex="IQ" style:font-weight-complex="bold"/>
    </style:style>
    <style:style style:name="P17" style:family="paragraph" style:parent-style-name="Standard">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8" style:family="paragraph" style:parent-style-name="Standard">
      <style:paragraph-properties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language-complex="ar" style:country-complex="IQ" style:font-weight-complex="normal"/>
    </style:style>
    <style:style style:name="P19" style:family="paragraph" style:parent-style-name="Standard">
      <style:paragraph-properties fo:text-align="justify" style:justify-single-word="false"/>
      <style:text-properties fo:color="#404040" loext:opacity="100%" style:text-line-through-style="none" style:text-line-through-type="none" style:font-name="Calibri2" fo:font-size="4pt" style:text-underline-style="none" fo:font-weight="normal" style:text-blinking="false" style:font-size-asian="4pt" style:language-asian="ja" style:country-asian="JP" style:font-weight-asian="normal" style:font-name-complex="Calibri3" style:font-size-complex="4pt" style:language-complex="ar" style:country-complex="IQ" style:font-weight-complex="normal"/>
    </style:style>
    <style:style style:name="P20"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21" style:family="paragraph" style:parent-style-name="Standard">
      <style:paragraph-properties fo:text-align="justify" style:justify-single-word="false"/>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size-complex="11pt" style:language-complex="ar" style:country-complex="IQ" style:font-weight-complex="bold"/>
    </style:style>
    <style:style style:name="P22" style:family="paragraph" style:parent-style-name="Standard">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23"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24"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language-complex="ar" style:country-complex="SA" style:font-weight-complex="normal"/>
    </style:style>
    <style:style style:name="P25"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font-weight-complex="normal"/>
    </style:style>
    <style:style style:name="P26" style:family="paragraph" style:parent-style-name="Standard">
      <style:paragraph-properties fo:margin-top="0in" fo:margin-bottom="0in" style:contextual-spacing="false" fo:text-align="justify" style:justify-single-word="false"/>
    </style:style>
    <style:style style:name="P27"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language-complex="ar" style:country-complex="IQ" style:font-weight-complex="normal"/>
    </style:style>
    <style:style style:name="P28" style:family="paragraph" style:parent-style-name="Pa2">
      <style:paragraph-properties fo:margin-left="0in" fo:margin-right="0in" fo:margin-top="0in" fo:margin-bottom="0.0402in" style:contextual-spacing="false" fo:orphans="2" fo:widows="2" fo:text-indent="0in" style:auto-text-indent="false" style:writing-mode="lr-tb"/>
      <style:text-properties fo:color="#1c1c1c" loext:opacity="100%" style:text-line-through-style="none" style:text-line-through-type="none" style:font-name="Calibri2" fo:font-size="10.5pt" fo:letter-spacing="normal" style:text-underline-style="none" fo:font-weight="bold" style:text-blinking="false" style:font-name-asian="Times New Roman1" style:font-size-asian="10.5pt" style:language-asian="ja" style:country-asian="JP" style:font-weight-asian="bold" style:font-name-complex="Sakkal Majalla" style:font-size-complex="10.5pt" style:language-complex="ar" style:country-complex="IQ" style:font-weight-complex="bold"/>
    </style:style>
    <style:style style:name="P29" style:family="paragraph" style:parent-style-name="Standard">
      <style:paragraph-properties fo:margin-left="0in" fo:margin-right="0in" fo:margin-top="0in" fo:margin-bottom="0.0783in" style:contextual-spacing="false" fo:line-height="115%" fo:text-align="justify" style:justify-single-word="false" fo:orphans="2" fo:widows="2" fo:text-indent="0in" style:auto-text-indent="false" style:writing-mode="lr-tb"/>
      <style:text-properties fo:color="#1c1c1c" loext:opacity="100%" style:text-line-through-style="none" style:text-line-through-type="none" style:font-name="Calibri2" fo:font-size="10pt" fo:letter-spacing="normal" style:text-underline-style="none" fo:font-weight="normal" style:text-blinking="false" style:font-name-asian="Times New Roman1" style:font-size-asian="10pt" style:language-asian="ja" style:country-asian="JP" style:font-weight-asian="normal" style:font-name-complex="Calibri3" style:font-size-complex="10pt" style:language-complex="ar" style:country-complex="IQ" style:font-weight-complex="normal"/>
    </style:style>
    <style:style style:name="P30" style:family="paragraph" style:parent-style-name="Standard" style:list-style-name="L1">
      <style:paragraph-properties fo:margin-top="0.0398in" fo:margin-bottom="0.0783in" style:contextual-spacing="false" fo:line-height="100%" fo:text-align="justify" style:justify-single-word="false" fo:hyphenation-ladder-count="no-limit" fo:hyphenation-keep="auto" loext:hyphenation-keep-type="column" loext:hyphenation-keep-line="false" style:text-autospace="ideograph-alpha" style:punctuation-wrap="hanging" style:line-break="strict"/>
      <style:text-properties fo:color="#1c1c1c" loext:opacity="100%" style:text-line-through-style="none" style:text-line-through-type="none" style:font-name="Calibri2" fo:font-size="10pt" fo:letter-spacing="normal" style:text-underline-style="none" fo:font-weight="normal" style:text-blinking="false" style:font-name-asian="Times New Roman1" style:font-size-asian="10pt" style:language-asian="ja" style:country-asian="JP" style:font-weight-asian="normal" style:font-name-complex="Calibri2"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list-style-name="L2">
      <style:paragraph-properties fo:margin-top="0.0398in" fo:margin-bottom="0in" style:contextual-spacing="false" fo:line-height="100%" fo:text-align="start" style:justify-single-word="false" fo:hyphenation-ladder-count="no-limit" fo:hyphenation-keep="auto" loext:hyphenation-keep-type="column" loext:hyphenation-keep-line="false"/>
      <style:text-properties fo:color="#1c1c1c"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fo:hyphenate="true" fo:hyphenation-remain-char-count="2" fo:hyphenation-push-char-count="2" loext:hyphenation-no-caps="false" loext:hyphenation-no-last-word="false" loext:hyphenation-word-char-count="no-limit" loext:hyphenation-zone="no-limit"/>
    </style:style>
    <style:style style:name="P32" style:family="paragraph" style:parent-style-name="Standard" style:list-style-name="L2">
      <style:paragraph-properties fo:margin-top="0.0398in" fo:margin-bottom="0.0398in" style:contextual-spacing="false" fo:line-height="100%" fo:text-align="start" style:justify-single-word="false" fo:hyphenation-ladder-count="no-limit" fo:hyphenation-keep="auto" loext:hyphenation-keep-type="column" loext:hyphenation-keep-line="false"/>
      <style:text-properties fo:color="#1c1c1c"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list-style-name="L2">
      <style:paragraph-properties fo:margin-top="0in" fo:margin-bottom="0.0398in" style:contextual-spacing="false" fo:line-height="100%" fo:text-align="start" style:justify-single-word="false" fo:hyphenation-ladder-count="no-limit" fo:hyphenation-keep="auto" loext:hyphenation-keep-type="column" loext:hyphenation-keep-line="false"/>
      <style:text-properties fo:color="#1c1c1c"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list-style-name="L2">
      <style:paragraph-properties fo:margin-top="0in" fo:margin-bottom="0in" style:contextual-spacing="false" fo:line-height="100%" fo:text-align="start" style:justify-single-word="false" fo:hyphenation-ladder-count="no-limit" fo:hyphenation-keep="auto" loext:hyphenation-keep-type="column" loext:hyphenation-keep-line="false"/>
      <style:text-properties fo:color="#1c1c1c"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fo:hyphenate="tru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L2">
      <style:paragraph-properties fo:margin-top="0in" fo:margin-bottom="0in" style:contextual-spacing="false" fo:line-height="100%" fo:text-align="start" style:justify-single-word="false" fo:hyphenation-ladder-count="no-limit" fo:hyphenation-keep="auto" loext:hyphenation-keep-type="column" loext:hyphenation-keep-line="false" style:text-autospace="ideograph-alpha" style:punctuation-wrap="hanging" style:line-break="strict"/>
      <style:text-properties fo:font-variant="normal" fo:text-transform="none" fo:color="#1c1c1c" loext:opacity="100%" style:text-line-through-style="none" style:text-line-through-type="none" style:font-name="Calibri2" fo:font-size="10pt" fo:letter-spacing="normal" fo:language="en" fo:country="US" fo:font-style="normal" style:text-underline-style="none" fo:font-weight="normal" style:text-blinking="false" style:font-name-asian="Times New Roman1" style:font-size-asian="10pt" style:language-asian="ja" style:country-asian="JP" style:font-style-asian="normal" style:font-weight-asian="normal" style:font-name-complex="Calibri3" style:font-size-complex="10pt" style:language-complex="ar" style:country-complex="IQ"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6" style:family="paragraph" style:parent-style-name="Standard" style:list-style-name="L2">
      <style:paragraph-properties fo:margin-top="0in" fo:margin-bottom="0.0783in" style:contextual-spacing="false" fo:line-height="100%" fo:text-align="start" style:justify-single-word="false" fo:hyphenation-ladder-count="no-limit" fo:hyphenation-keep="auto" loext:hyphenation-keep-type="column" loext:hyphenation-keep-line="false"/>
      <style:text-properties fo:color="#1c1c1c"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L2">
      <style:paragraph-properties fo:margin-top="0.0783in" fo:margin-bottom="0in" style:contextual-spacing="false" fo:line-height="100%" fo:text-align="justify" style:justify-single-word="false" fo:hyphenation-ladder-count="no-limit" fo:hyphenation-keep="auto" loext:hyphenation-keep-type="column" loext:hyphenation-keep-line="false" style:text-autospace="ideograph-alpha" style:punctuation-wrap="hanging" style:line-break="strict"/>
      <style:text-properties fo:font-variant="normal" fo:text-transform="none" fo:color="#1c1c1c" loext:opacity="100%" style:text-line-through-style="none" style:text-line-through-type="none" style:font-name="Calibri2" fo:font-size="10pt" fo:letter-spacing="normal" fo:language="en" fo:country="US" fo:font-style="normal" style:text-underline-style="none" fo:font-weight="normal" style:text-blinking="false" style:font-name-asian="Times New Roman1" style:font-size-asian="10pt" style:language-asian="ja" style:country-asian="JP" style:font-style-asian="normal" style:font-weight-asian="normal" style:font-name-complex="Calibri2"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L2">
      <style:paragraph-properties fo:margin-top="0.0398in" fo:margin-bottom="0in" style:contextual-spacing="false" fo:line-height="100%" fo:text-align="justify" style:justify-single-word="false" fo:hyphenation-ladder-count="no-limit" fo:hyphenation-keep="auto" loext:hyphenation-keep-type="column" loext:hyphenation-keep-line="false" style:text-autospace="ideograph-alpha" style:punctuation-wrap="hanging" style:line-break="strict"/>
      <style:text-properties fo:font-variant="normal" fo:text-transform="none" fo:color="#1c1c1c" loext:opacity="100%" style:text-line-through-style="none" style:text-line-through-type="none" style:font-name="Calibri2" fo:font-size="10pt" fo:letter-spacing="normal" fo:language="en" fo:country="US" fo:font-style="normal" style:text-underline-style="none" fo:font-weight="normal" style:text-blinking="false" style:font-name-asian="Times New Roman1" style:font-size-asian="10pt" style:language-asian="ja" style:country-asian="JP" style:font-style-asian="normal" style:font-weight-asian="normal" style:font-name-complex="Calibri2"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L2">
      <style:paragraph-properties fo:margin-top="0.0402in" fo:margin-bottom="0in" style:contextual-spacing="false" fo:line-height="100%" fo:text-align="justify" style:justify-single-word="false" fo:hyphenation-ladder-count="no-limit" fo:hyphenation-keep="auto" loext:hyphenation-keep-type="column" loext:hyphenation-keep-line="false" style:text-autospace="ideograph-alpha" style:punctuation-wrap="hanging" style:line-break="strict"/>
      <style:text-properties fo:color="#1c1c1c"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2" style:font-size-complex="10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2">
      <style:paragraph-properties fo:margin-top="0.0783in" fo:margin-bottom="0.0783in" style:contextual-spacing="false" fo:line-height="100%" fo:text-align="justify" style:justify-single-word="false" fo:hyphenation-ladder-count="no-limit" fo:hyphenation-keep="auto" loext:hyphenation-keep-type="column" loext:hyphenation-keep-line="false" style:text-autospace="ideograph-alpha" style:punctuation-wrap="hanging" style:line-break="strict"/>
      <style:text-properties fo:font-variant="normal" fo:text-transform="none" fo:color="#1c1c1c" loext:opacity="100%" style:text-line-through-style="none" style:text-line-through-type="none" style:font-name="Calibri2" fo:font-size="10pt" fo:letter-spacing="normal" fo:language="en" fo:country="US" fo:font-style="normal" style:text-underline-style="none" fo:font-weight="normal" style:text-blinking="false" style:font-name-asian="Times New Roman1" style:font-size-asian="10pt" style:language-asian="ja" style:country-asian="JP" style:font-style-asian="normal" style:font-weight-asian="normal" style:font-name-complex="Calibri2"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L2">
      <style:paragraph-properties fo:margin-top="0.0398in" fo:margin-bottom="0.0783in" style:contextual-spacing="false" fo:line-height="115%" fo:text-align="justify" style:justify-single-word="false" fo:orphans="2" fo:widows="2" fo:hyphenation-ladder-count="no-limit" fo:hyphenation-keep="auto" loext:hyphenation-keep-type="column" loext:hyphenation-keep-line="false" style:text-autospace="ideograph-alpha" style:punctuation-wrap="hanging" style:line-break="strict" style:writing-mode="lr-tb"/>
      <style:text-properties fo:font-variant="normal" fo:text-transform="none" fo:color="#1c1c1c" loext:opacity="100%" style:text-line-through-style="none" style:text-line-through-type="none" style:font-name="Calibri2" fo:font-size="10pt" fo:letter-spacing="normal" fo:language="en" fo:country="US" fo:font-style="normal" style:text-underline-style="none" fo:font-weight="normal" style:text-blinking="false" style:font-name-asian="Times New Roman1" style:font-size-asian="10pt" style:language-asian="ja" style:country-asian="JP" style:font-style-asian="normal" style:font-weight-asian="normal" style:font-name-complex="Calibri3" style:font-size-complex="10pt" style:language-complex="ar" style:country-complex="IQ"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list-style-name="L2">
      <style:paragraph-properties fo:margin-top="0in" fo:margin-bottom="0in" style:contextual-spacing="false" fo:line-height="115%" fo:text-align="start" style:justify-single-word="false" fo:orphans="2" fo:widows="2" style:writing-mode="lr-tb"/>
      <style:text-properties fo:color="#1c1c1c"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43" style:family="paragraph" style:parent-style-name="Standard" style:list-style-name="L2">
      <style:paragraph-properties fo:margin-top="0.0402in" fo:margin-bottom="0.0402in" style:contextual-spacing="false" fo:line-height="115%" fo:text-align="start" style:justify-single-word="false" fo:orphans="2" fo:widows="2" style:writing-mode="lr-tb"/>
      <style:text-properties fo:color="#1c1c1c"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44" style:family="paragraph" style:parent-style-name="Standard" style:list-style-name="L2">
      <style:paragraph-properties fo:margin-top="0.0398in" fo:margin-bottom="0.1181in" style:contextual-spacing="false" fo:line-height="115%" fo:text-align="start" style:justify-single-word="false" fo:orphans="2" fo:widows="2" style:writing-mode="lr-tb"/>
      <style:text-properties fo:color="#1c1c1c"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45" style:family="paragraph" style:parent-style-name="Standard" style:list-style-name="L2">
      <style:paragraph-properties fo:margin-top="0.0402in" fo:margin-bottom="0.0799in" style:contextual-spacing="false" fo:line-height="100%" fo:text-align="justify" style:justify-single-word="false" fo:hyphenation-ladder-count="no-limit" fo:hyphenation-keep="auto" loext:hyphenation-keep-type="column" loext:hyphenation-keep-line="false" style:text-autospace="ideograph-alpha" style:punctuation-wrap="hanging" style:line-break="strict"/>
      <style:text-properties fo:font-variant="normal" fo:text-transform="none" fo:color="#1c1c1c" loext:opacity="100%" style:text-line-through-style="none" style:text-line-through-type="none" style:font-name="Calibri2" fo:font-size="10pt" fo:letter-spacing="normal" fo:language="en" fo:country="US" fo:font-style="normal" style:text-underline-style="none" fo:font-weight="normal" style:text-blinking="false" style:font-name-asian="Times New Roman1" style:font-size-asian="10pt" style:language-asian="ja" style:country-asian="JP" style:font-style-asian="normal" style:font-weight-asian="normal" style:font-name-complex="Calibri2"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list-style-name="L2">
      <style:paragraph-properties fo:margin-top="0in" fo:margin-bottom="0.0783in" style:contextual-spacing="false" fo:text-align="justify" style:justify-single-word="false" fo:hyphenation-ladder-count="no-limit" fo:hyphenation-keep="auto" loext:hyphenation-keep-type="column" loext:hyphenation-keep-line="false" style:text-autospace="ideograph-alpha" style:punctuation-wrap="hanging" style:line-break="strict"/>
      <style:text-properties fo:font-variant="normal" fo:text-transform="none" fo:color="#1c1c1c" loext:opacity="100%" style:text-line-through-style="none" style:text-line-through-type="none" style:font-name="Calibri2" fo:font-size="10pt" fo:letter-spacing="normal" fo:language="en" fo:country="US" fo:font-style="normal" style:text-underline-style="none" fo:font-weight="normal" style:text-blinking="false" style:font-name-asian="Times New Roman1" style:font-size-asian="10pt" style:language-asian="ja" style:country-asian="JP" style:font-style-asian="normal" style:font-weight-asian="normal" style:font-name-complex="Calibri2"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list-style-name="L2">
      <style:paragraph-properties fo:margin-top="0.0799in" fo:margin-bottom="0.0799in" style:contextual-spacing="false" fo:line-height="100%" fo:text-align="justify" style:justify-single-word="false" fo:hyphenation-ladder-count="no-limit" fo:hyphenation-keep="auto" loext:hyphenation-keep-type="column" loext:hyphenation-keep-line="false" style:text-autospace="ideograph-alpha" style:punctuation-wrap="hanging" style:line-break="strict"/>
      <style:text-properties fo:font-variant="normal" fo:text-transform="none" fo:color="#1c1c1c" loext:opacity="100%" style:text-line-through-style="none" style:text-line-through-type="none" style:font-name="Calibri2" fo:font-size="10pt" fo:letter-spacing="normal" fo:language="en" fo:country="US" fo:font-style="normal" style:text-underline-style="none" fo:font-weight="normal" style:text-blinking="false" style:font-name-asian="Times New Roman1" style:font-size-asian="10pt" style:language-asian="ja" style:country-asian="JP" style:font-style-asian="normal" style:font-weight-asian="normal" style:font-name-complex="Calibri2"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list-style-name="L2">
      <style:paragraph-properties fo:margin-top="0in" fo:margin-bottom="0in" style:contextual-spacing="false" fo:line-height="100%" fo:text-align="justify" style:justify-single-word="false" fo:hyphenation-ladder-count="no-limit" fo:hyphenation-keep="auto" loext:hyphenation-keep-type="column" loext:hyphenation-keep-line="false" style:text-autospace="ideograph-alpha" style:punctuation-wrap="hanging" style:line-break="strict"/>
      <style:text-properties fo:font-variant="normal" fo:text-transform="none" fo:color="#1c1c1c" loext:opacity="100%" style:text-line-through-style="none" style:text-line-through-type="none" style:font-name="Calibri2" fo:font-size="10pt" fo:letter-spacing="normal" fo:language="en" fo:country="US" fo:font-style="normal" style:text-underline-style="none" fo:font-weight="normal" style:text-blinking="false" style:font-name-asian="Times New Roman1" style:font-size-asian="10pt" style:language-asian="ja" style:country-asian="JP" style:font-style-asian="normal" style:font-weight-asian="normal" style:font-name-complex="Calibri2"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text-properties fo:font-size="6pt" style:font-size-asian="6pt" style:font-size-complex="6pt"/>
    </style:style>
    <style:style style:name="P50" style:family="paragraph" style:parent-style-name="Text_20_body">
      <style:paragraph-properties fo:margin-left="0in" fo:margin-right="0in" fo:margin-top="0in" fo:margin-bottom="0.0398in" style:contextual-spacing="false" fo:line-height="95%" fo:text-align="start" style:justify-single-word="false" fo:orphans="2" fo:widows="2" fo:text-indent="0in" style:auto-text-indent="false" style:writing-mode="lr-tb"/>
      <style:text-properties fo:color="#1c1c1c" loext:opacity="100%" style:font-name="Calibri2" fo:font-size="10.5pt" fo:font-weight="normal" style:font-size-asian="10.5pt" style:font-weight-asian="normal" style:font-size-complex="10.5pt" style:language-complex="ar" style:country-complex="IQ" style:font-weight-complex="normal"/>
    </style:style>
    <style:style style:name="P51" style:family="paragraph" style:parent-style-name="Standard">
      <style:paragraph-properties fo:margin-left="0in" fo:margin-right="0in" fo:margin-top="0in" fo:margin-bottom="0.0799in" style:contextual-spacing="false" fo:line-height="115%" fo:text-align="justify" style:justify-single-word="false" fo:orphans="2" fo:widows="2" fo:text-indent="0in" style:auto-text-indent="false" style:writing-mode="lr-tb">
        <style:tab-stops/>
      </style:paragraph-properties>
      <style:text-properties fo:color="#1c1c1c" loext:opacity="100%" style:text-line-through-style="none" style:text-line-through-type="none" style:font-name="Calibri2" fo:font-size="10pt" fo:letter-spacing="normal" style:text-underline-style="none" fo:font-weight="normal" style:text-blinking="false" style:font-name-asian="Times New Roman1" style:font-size-asian="10pt" style:language-asian="ja" style:country-asian="JP" style:font-weight-asian="normal" style:font-name-complex="Calibri3" style:font-size-complex="10pt" style:language-complex="ar" style:country-complex="IQ" style:font-weight-complex="normal"/>
    </style:style>
    <style:style style:name="P52" style:family="paragraph" style:parent-style-name="Standard" style:list-style-name="L3">
      <style:paragraph-properties fo:margin-top="0.0783in" fo:margin-bottom="0in" style:contextual-spacing="false" fo:line-height="100%" fo:text-align="justify" style:justify-single-word="false" fo:hyphenation-ladder-count="no-limit" fo:hyphenation-keep="auto" loext:hyphenation-keep-type="column" loext:hyphenation-keep-line="false" style:text-autospace="ideograph-alpha" style:punctuation-wrap="hanging" style:line-break="strict"/>
      <style:text-properties fo:font-variant="normal" fo:text-transform="none" fo:color="#1c1c1c" loext:opacity="100%" style:text-line-through-style="none" style:text-line-through-type="none" style:font-name="Calibri2" fo:font-size="10pt" fo:letter-spacing="normal" fo:language="en" fo:country="US" fo:font-style="normal" style:text-underline-style="none" fo:font-weight="normal" style:text-blinking="false" style:font-name-asian="Times New Roman1" style:font-size-asian="10pt" style:language-asian="ja" style:country-asian="JP" style:font-style-asian="normal" style:font-weight-asian="normal" style:font-name-complex="Calibri2"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list-style-name="L3">
      <style:paragraph-properties fo:margin-top="0.0799in" fo:margin-bottom="0in" style:contextual-spacing="false" fo:line-height="100%" fo:text-align="justify" style:justify-single-word="false" fo:hyphenation-ladder-count="no-limit" fo:hyphenation-keep="auto" loext:hyphenation-keep-type="column" loext:hyphenation-keep-line="false" style:text-autospace="ideograph-alpha" style:punctuation-wrap="hanging" style:line-break="strict"/>
      <style:text-properties fo:font-variant="normal" fo:text-transform="none" fo:color="#1c1c1c" loext:opacity="100%" style:text-line-through-style="none" style:text-line-through-type="none" style:font-name="Calibri2" fo:font-size="10pt" fo:letter-spacing="normal" fo:language="en" fo:country="US" fo:font-style="normal" style:text-underline-style="none" fo:font-weight="normal" style:text-blinking="false" style:font-name-asian="Times New Roman1" style:font-size-asian="10pt" style:language-asian="ja" style:country-asian="JP" style:font-style-asian="normal" style:font-weight-asian="normal" style:font-name-complex="Calibri2"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list-style-name="L3">
      <style:paragraph-properties fo:margin-top="0.0783in" fo:margin-bottom="0in" style:contextual-spacing="false" fo:line-height="100%" fo:text-align="justify" style:justify-single-word="false" fo:hyphenation-ladder-count="no-limit" fo:hyphenation-keep="auto" loext:hyphenation-keep-type="column" loext:hyphenation-keep-line="false" style:text-autospace="none" style:punctuation-wrap="hanging" style:line-break="strict"/>
      <style:text-properties fo:font-variant="normal" fo:text-transform="none" fo:color="#000000" loext:opacity="100%" style:text-line-through-style="none" style:text-line-through-type="none" style:font-name="Calibri4" fo:font-size="10pt" fo:letter-spacing="normal" fo:language="en" fo:country="US" fo:font-style="normal" style:text-underline-style="none" fo:font-weight="normal" style:text-blinking="false" style:font-name-asian="Calibri1" style:font-size-asian="10pt" style:language-asian="ja" style:country-asian="JP" style:font-style-asian="normal" style:font-weight-asian="normal" style:font-name-complex="Calibri1"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list-style-name="L3">
      <style:paragraph-properties fo:margin-top="0.1181in" fo:margin-bottom="0.0783in" style:contextual-spacing="false" fo:line-height="100%" fo:text-align="justify" style:justify-single-word="false" fo:hyphenation-ladder-count="no-limit" fo:hyphenation-keep="auto" loext:hyphenation-keep-type="column" loext:hyphenation-keep-line="false" style:text-autospace="ideograph-alpha" style:punctuation-wrap="hanging" style:line-break="strict"/>
      <style:text-properties fo:font-variant="normal" fo:text-transform="none" fo:color="#1c1c1c" loext:opacity="100%" style:text-line-through-style="none" style:text-line-through-type="none" style:font-name="Calibri2" fo:font-size="10pt" fo:letter-spacing="normal" fo:language="en" fo:country="US" fo:font-style="normal" style:text-underline-style="none" fo:font-weight="normal" style:text-blinking="false" style:font-name-asian="Times New Roman1" style:font-size-asian="10pt" style:language-asian="ja" style:country-asian="JP" style:font-style-asian="normal" style:font-weight-asian="normal" style:font-name-complex="Calibri2" style:font-size-complex="10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list-style-name="L3">
      <style:paragraph-properties fo:margin-top="0.0398in" fo:margin-bottom="0.0783in" style:contextual-spacing="false" fo:text-align="justify" style:justify-single-word="false" fo:hyphenation-ladder-count="no-limit" fo:hyphenation-keep="auto" loext:hyphenation-keep-type="column" loext:hyphenation-keep-line="false" style:text-autospace="ideograph-alpha" style:punctuation-wrap="hanging" style:line-break="strict">
        <style:tab-stops/>
      </style:paragraph-properties>
      <style:text-properties fo:font-variant="normal" fo:text-transform="none" fo:color="#1c1c1c" loext:opacity="100%" style:text-line-through-style="none" style:text-line-through-type="none" style:font-name="Calibri2" fo:font-size="10.5pt" fo:letter-spacing="normal" fo:language="en" fo:country="US" fo:font-style="normal" style:text-underline-style="none" fo:font-weight="normal" style:text-blinking="false" style:font-name-asian="Times New Roman1" style:font-size-asian="10.5pt" style:language-asian="ja" style:country-asian="JP" style:font-style-asian="normal" style:font-weight-asian="normal" style:font-name-complex="Calibri2" style:font-size-complex="10.5pt" style:language-complex="ar" style:country-complex="SA"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7" style:family="paragraph" style:parent-style-name="Text_20_body" style:list-style-name="L4">
      <style:paragraph-properties fo:margin-left="0.6799in" fo:margin-right="0in" fo:margin-top="0.0398in" fo:margin-bottom="0in" style:contextual-spacing="false" fo:line-height="100%" fo:text-align="justify" style:justify-single-word="false" fo:orphans="2" fo:widows="2" fo:text-indent="0in" style:auto-text-indent="false" style:writing-mode="lr-tb"/>
      <style:text-properties fo:color="#1c1c1c" loext:opacity="100%" style:font-name="Calibri2" fo:font-size="10.5pt" fo:letter-spacing="normal" fo:font-weight="normal" style:font-name-asian="Times New Roman" style:font-size-asian="10.5pt" style:font-weight-asian="normal" style:font-name-complex="Calibri2" style:font-size-complex="10.5pt" style:language-complex="ar" style:country-complex="IQ" style:font-weight-complex="normal"/>
    </style:style>
    <style:style style:name="P58" style:family="paragraph" style:parent-style-name="Text_20_body" style:list-style-name="L4">
      <style:paragraph-properties fo:margin-left="0.6799in" fo:margin-right="0in" fo:margin-top="0.0398in" fo:margin-bottom="0in" style:contextual-spacing="false" fo:line-height="100%" fo:text-align="justify" style:justify-single-word="false" fo:orphans="2" fo:widows="2" fo:hyphenation-ladder-count="no-limit" fo:hyphenation-keep="auto" loext:hyphenation-keep-type="column" loext:hyphenation-keep-line="false" fo:text-indent="0in" style:auto-text-indent="false" style:text-autospace="ideograph-alpha" style:punctuation-wrap="hanging" style:line-break="strict" style:writing-mode="lr-tb"/>
      <style:text-properties fo:font-variant="normal" fo:text-transform="none" fo:color="#1c1c1c" loext:opacity="100%" style:text-line-through-style="none" style:text-line-through-type="none" style:font-name="Calibri2" fo:font-size="10.5pt" fo:letter-spacing="normal" fo:language="en" fo:country="US" fo:font-style="normal" style:text-underline-style="none" fo:font-weight="normal" style:text-blinking="false" style:font-name-asian="Times New Roman" style:font-size-asian="10.5pt" style:language-asian="ja" style:country-asian="JP" style:font-style-asian="normal" style:font-weight-asian="normal" style:font-name-complex="Calibri2" style:font-size-complex="10.5pt" style:language-complex="ar" style:country-complex="IQ"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9" style:family="paragraph" style:parent-style-name="Text_20_body" style:list-style-name="L3">
      <style:paragraph-properties fo:margin-top="0in" fo:margin-bottom="0in" style:contextual-spacing="false" fo:line-height="100%" fo:text-align="start" style:justify-single-word="false" fo:orphans="2" fo:widows="2" fo:hyphenation-ladder-count="no-limit" fo:hyphenation-keep="auto" loext:hyphenation-keep-type="column" loext:hyphenation-keep-line="false" style:text-autospace="ideograph-alpha" style:punctuation-wrap="hanging" style:line-break="strict" style:writing-mode="lr-tb"/>
      <style:text-properties fo:font-variant="normal" fo:text-transform="none" fo:color="#000066" loext:opacity="100%" style:text-line-through-style="none" style:text-line-through-type="none" style:font-name="Calibri2" fo:font-size="10pt" fo:letter-spacing="normal" fo:language="en" fo:country="US" fo:font-style="normal" style:text-underline-style="none" fo:font-weight="bold" style:text-blinking="false" style:font-name-asian="Times New Roman" style:font-size-asian="10pt" style:language-asian="ja" style:country-asian="JP" style:font-style-asian="normal" style:font-weight-asian="bold" style:font-name-complex="Calibri2" style:font-size-complex="10pt" style:language-complex="ar" style:country-complex="IQ"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60" style:family="paragraph" style:parent-style-name="Text_20_body">
      <style:paragraph-properties fo:margin-top="0in" fo:margin-bottom="0in" style:contextual-spacing="false" fo:line-height="100%" fo:text-align="start" style:justify-single-word="false" fo:orphans="2" fo:widows="2" fo:hyphenation-ladder-count="no-limit" fo:hyphenation-keep="auto" loext:hyphenation-keep-type="column" loext:hyphenation-keep-line="false" style:text-autospace="ideograph-alpha" style:punctuation-wrap="hanging" style:line-break="strict" style:writing-mode="lr-tb"/>
      <style:text-properties fo:color="#000066" loext:opacity="100%" style:font-name="Calibri2" fo:font-size="11pt" fo:letter-spacing="normal" fo:font-weight="bold" style:font-name-asian="Times New Roman1" style:font-size-asian="11pt" style:font-weight-asian="bold" style:font-name-complex="Sakkal Majalla" style:font-size-complex="11pt" style:language-complex="ar" style:country-complex="IQ"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Text_20_body" style:list-style-name="L5">
      <style:paragraph-properties fo:margin-left="0in" fo:margin-right="0in" fo:margin-top="0in" fo:margin-bottom="0in" style:contextual-spacing="false" fo:line-height="100%" fo:text-align="justify" style:justify-single-word="false" fo:orphans="2" fo:widows="2" fo:text-indent="0in" style:auto-text-indent="false" style:writing-mode="lr-tb"/>
      <style:text-properties fo:color="#085a77" loext:opacity="100%" style:font-name="Calibri2" fo:font-size="10.5pt" fo:letter-spacing="normal" fo:font-weight="bold" style:font-name-asian="Times New Roman1" style:font-size-asian="10.5pt" style:font-weight-asian="bold" style:font-name-complex="Sakkal Majalla" style:font-size-complex="10.5pt" style:language-complex="ar" style:country-complex="IQ" style:font-weight-complex="bold"/>
    </style:style>
    <style:style style:name="P62" style:family="paragraph" style:parent-style-name="Text_20_body">
      <style:paragraph-properties fo:margin-left="0in" fo:margin-right="0in" fo:margin-top="0in" fo:margin-bottom="0in" style:contextual-spacing="false" fo:line-height="100%" fo:text-align="justify" style:justify-single-word="false" fo:orphans="2" fo:widows="2" fo:text-indent="0in" style:auto-text-indent="false" style:writing-mode="lr-tb"/>
      <style:text-properties fo:color="#1c1c1c" loext:opacity="100%" style:font-name="Calibri2" fo:font-size="6pt" fo:letter-spacing="normal" fo:font-weight="normal" style:font-name-asian="Times New Roman1" style:font-size-asian="6pt" style:font-weight-asian="normal" style:font-name-complex="Sakkal Majalla" style:font-size-complex="6pt" style:language-complex="ar" style:country-complex="IQ" style:font-weight-complex="normal"/>
    </style:style>
    <style:style style:name="P63"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style:writing-mode="lr-tb">
        <style:tab-stops/>
      </style:paragraph-properties>
      <style:text-properties fo:color="#1c1c1c" loext:opacity="100%" style:text-line-through-style="none" style:text-line-through-type="none" style:font-name="Calibri2" fo:font-size="10pt" fo:letter-spacing="normal" style:text-underline-style="none" fo:font-weight="normal" style:text-blinking="false" style:font-name-asian="Times New Roman1" style:font-size-asian="10pt" style:language-asian="ja" style:country-asian="JP" style:font-weight-asian="normal" style:font-name-complex="Sakkal Majalla" style:font-size-complex="10pt" style:language-complex="ar" style:country-complex="IQ" style:font-weight-complex="normal"/>
    </style:style>
    <style:style style:name="P64" style:family="paragraph" style:parent-style-name="Standard">
      <style:paragraph-properties fo:margin-top="0.0807in" fo:margin-bottom="0.0807in" style:contextual-spacing="false" fo:text-align="justify" style:justify-single-word="false"/>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language-complex="ar" style:country-complex="IQ" style:font-weight-complex="bold"/>
    </style:style>
    <style:style style:name="P65" style:family="paragraph" style:parent-style-name="Standard">
      <style:paragraph-properties fo:margin-top="0in" fo:margin-bottom="0in" style:contextual-spacing="false" fo:text-align="justify" style:justify-single-word="false"/>
      <style:text-properties fo:color="#009999" loext:opacity="100%" style:text-line-through-style="none" style:text-line-through-type="none" style:font-name="Calibri2" fo:font-size="6pt" style:text-underline-style="none" fo:font-weight="bold" style:text-blinking="false" style:font-size-asian="6pt" style:language-asian="ja" style:country-asian="JP" style:font-weight-asian="bold" style:font-name-complex="Calibri3" style:font-size-complex="6pt" style:language-complex="ar" style:country-complex="IQ" style:font-weight-complex="bold"/>
    </style:style>
    <style:style style:name="P66" style:family="paragraph" style:parent-style-name="Standard" style:list-style-name="L6">
      <style:paragraph-properties fo:margin-top="0.0807in" fo:margin-bottom="0.0807in" style:contextual-spacing="false" fo:text-align="justify" style:justify-single-word="false">
        <style:tab-stops/>
      </style:paragraph-properties>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font-weight-complex="normal"/>
    </style:style>
    <style:style style:name="P67" style:family="paragraph" style:parent-style-name="Standard" style:list-style-name="L6">
      <style:paragraph-properties fo:margin-top="0.0807in" fo:margin-bottom="0.0807in" style:contextual-spacing="false" fo:text-align="justify" style:justify-single-word="false">
        <style:tab-stops/>
      </style:paragraph-properties>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68" style:family="paragraph" style:parent-style-name="Standard" style:list-style-name="L6">
      <style:paragraph-properties fo:text-align="justify" style:justify-single-word="false">
        <style:tab-stops/>
      </style:paragraph-properties>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69" style:family="paragraph" style:parent-style-name="List_20_2">
      <style:paragraph-properties fo:margin-left="0in" fo:margin-right="0in" fo:margin-top="0in" fo:margin-bottom="0.0043in" style:contextual-spacing="false" fo:line-height="90%" fo:text-align="justify" style:justify-single-word="false" fo:orphans="2" fo:widows="2" fo:text-indent="0in" style:auto-text-indent="false">
        <style:tab-stops/>
      </style:paragraph-properties>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language-complex="ar" style:country-complex="IQ" style:font-weight-complex="normal"/>
    </style:style>
    <style:style style:name="P70" style:family="paragraph" style:parent-style-name="Standard">
      <style:paragraph-properties fo:margin-top="0.0398in" fo:margin-bottom="0in" style:contextual-spacing="false" fo:text-align="justify" style:justify-single-word="false"/>
    </style:style>
    <style:style style:name="P71" style:family="paragraph" style:parent-style-name="Standard" style:list-style-name="L7">
      <style:paragraph-properties fo:text-align="justify" style:justify-single-word="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IQ" style:font-weight-complex="bold"/>
    </style:style>
    <style:style style:name="P72" style:family="paragraph" style:parent-style-name="Standard" style:list-style-name="L7">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IQ" style:font-weight-complex="bold"/>
    </style:style>
    <style:style style:name="P73" style:family="paragraph" style:parent-style-name="Standard">
      <style:paragraph-properties fo:margin-top="0.0402in" fo:margin-bottom="0.0402in" style:contextual-spacing="false" fo:text-align="justify" style:justify-single-word="false"/>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language-complex="ar" style:country-complex="IQ" style:font-weight-complex="bold"/>
    </style:style>
    <style:style style:name="P74" style:family="paragraph" style:parent-style-name="Standard">
      <style:paragraph-properties fo:margin-top="0.0398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75" style:family="paragraph" style:parent-style-name="Standard">
      <style:paragraph-properties fo:text-align="justify" style:justify-single-word="false"/>
    </style:style>
    <style:style style:name="P76" style:family="paragraph" style:parent-style-name="Standard">
      <style:paragraph-properties fo:margin-top="0in" fo:margin-bottom="0in" style:contextual-spacing="false" fo:text-align="justify" style:justify-single-word="false"/>
      <style:text-properties fo:color="#333333"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language-complex="ar" style:country-complex="IQ" style:font-weight-complex="bold"/>
    </style:style>
    <style:style style:name="P77" style:family="paragraph" style:parent-style-name="Standard">
      <style:paragraph-properties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5.25pt" style:language-asian="ja" style:country-asian="JP" style:font-weight-asian="normal" style:font-name-complex="Calibri3" style:font-size-complex="6pt" style:language-complex="ar" style:country-complex="SA" style:font-weight-complex="normal"/>
    </style:style>
    <style:style style:name="P78" style:family="paragraph" style:parent-style-name="Standard" style:list-style-name="L8">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79" style:family="paragraph" style:parent-style-name="Standard" style:list-style-name="L8">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80" style:family="paragraph" style:parent-style-name="Standard" style:list-style-name="L8">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81" style:family="paragraph" style:parent-style-name="Standard">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82" style:family="paragraph" style:parent-style-name="Standard">
      <style:paragraph-properties fo:margin-top="0.0402in" fo:margin-bottom="0.0402in" style:contextual-spacing="false" fo:text-align="justify" style:justify-single-word="false"/>
      <style:text-properties fo:color="#009999" loext:opacity="100%" style:text-line-through-style="none" style:text-line-through-type="none" style:font-name="Calibri2" fo:font-size="10.5pt" style:text-underline-style="none" fo:font-weight="bold" style:text-blinking="false" style:font-size-asian="10.5pt" style:language-asian="ja" style:country-asian="JP" style:font-weight-asian="bold" style:font-name-complex="Calibri3" style:font-size-complex="10.5pt" style:language-complex="ar" style:country-complex="IQ" style:font-weight-complex="bold"/>
    </style:style>
    <style:style style:name="P83" style:family="paragraph" style:parent-style-name="Standard">
      <style:paragraph-properties fo:margin-top="0.0402in" fo:margin-bottom="0.0402in" style:contextual-spacing="false" fo:text-align="justify" style:justify-single-word="false"/>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font-weight-complex="bold"/>
    </style:style>
    <style:style style:name="P84" style:family="paragraph" style:parent-style-name="Standard">
      <style:paragraph-properties fo:margin-top="0in" fo:margin-bottom="0in" style:contextual-spacing="false" fo:text-align="justify" style:justify-single-word="false"/>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font-weight-complex="bold"/>
    </style:style>
    <style:style style:name="P85"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5.25pt" style:language-asian="ja" style:country-asian="JP" style:font-weight-asian="normal" style:font-name-complex="Calibri3" style:font-size-complex="6pt" style:language-complex="ar" style:country-complex="IQ" style:font-weight-complex="normal"/>
    </style:style>
    <style:style style:name="P86" style:family="paragraph" style:parent-style-name="Standard">
      <style:paragraph-properties fo:text-align="justify" style:justify-single-word="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IQ" style:font-weight-complex="bold"/>
    </style:style>
    <style:style style:name="P87" style:family="paragraph" style:parent-style-name="Standard">
      <style:paragraph-properties fo:margin-top="0.0807in" fo:margin-bottom="0.0807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88" style:family="paragraph" style:parent-style-name="Standard">
      <style:paragraph-properties fo:text-align="justify" style:justify-single-word="false"/>
      <style:text-properties fo:font-size="6pt" style:font-size-asian="6pt" style:font-size-complex="6pt"/>
    </style:style>
    <style:style style:name="P89" style:family="paragraph" style:parent-style-name="Standard">
      <style:paragraph-properties fo:margin-top="0in" fo:margin-bottom="0in" style:contextual-spacing="false" fo:text-align="start" style:justify-single-word="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IQ" style:font-weight-complex="bold"/>
    </style:style>
    <style:style style:name="P90" style:family="paragraph" style:parent-style-name="Standard">
      <style:paragraph-properties fo:margin-top="0.0402in" fo:margin-bottom="0.0402in" style:contextual-spacing="false" fo:text-align="start"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91" style:family="paragraph" style:parent-style-name="Standard">
      <style:paragraph-properties fo:margin-top="0.0783in" fo:margin-bottom="0.0398in" style:contextual-spacing="false" fo:text-align="start"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92" style:family="paragraph" style:parent-style-name="Standard">
      <style:paragraph-properties fo:margin-top="0.0783in" fo:margin-bottom="0in" style:contextual-spacing="false" fo:text-align="start"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93" style:family="paragraph" style:parent-style-name="Standard" style:list-style-name="L9">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94" style:family="paragraph" style:parent-style-name="Standard" style:list-style-name="L9">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95" style:family="paragraph" style:parent-style-name="Standard" style:list-style-name="L9">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96" style:family="paragraph" style:parent-style-name="Standard" style:list-style-name="L9">
      <style:paragraph-properties fo:margin-top="0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97" style:family="paragraph" style:parent-style-name="Standard" style:list-style-name="L9">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98" style:family="paragraph" style:parent-style-name="Standard">
      <style:paragraph-properties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5.25pt" style:language-asian="ja" style:country-asian="JP" style:font-weight-asian="normal" style:font-name-complex="Calibri3" style:font-size-complex="6pt" style:font-weight-complex="normal"/>
    </style:style>
    <style:style style:name="P99" style:family="paragraph" style:parent-style-name="Standard">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font-weight-complex="normal"/>
    </style:style>
    <style:style style:name="P100" style:family="paragraph" style:parent-style-name="Standard">
      <style:paragraph-properties fo:margin-top="0in" fo:margin-bottom="0in" style:contextual-spacing="false" fo:text-align="justify" style:justify-single-word="false"/>
      <style:text-properties fo:font-size="6pt" style:font-size-asian="6pt" style:font-size-complex="6pt"/>
    </style:style>
    <style:style style:name="P101" style:family="paragraph" style:parent-style-name="Standard">
      <style:paragraph-properties fo:text-align="justify" style:justify-single-word="false"/>
      <style:text-properties fo:color="#404040" loext:opacity="100%" style:text-line-through-style="none" style:text-line-through-type="none" style:font-name="Calibri2" fo:font-size="6pt" style:text-underline-style="none" fo:font-weight="bold" style:text-blinking="false" style:font-size-asian="6pt" style:language-asian="ja" style:country-asian="JP" style:font-weight-asian="bold" style:font-name-complex="Calibri3" style:font-size-complex="6pt" style:language-complex="ar" style:country-complex="IQ" style:font-weight-complex="bold"/>
    </style:style>
    <style:style style:name="P102" style:family="paragraph" style:parent-style-name="Standard" style:list-style-name="L10">
      <style:paragraph-properties fo:margin-top="0.0398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03" style:family="paragraph" style:parent-style-name="Standard" style:list-style-name="L10">
      <style:paragraph-properties fo:margin-top="0.0807in" fo:margin-bottom="0.0807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04" style:family="paragraph" style:parent-style-name="Standard" style:list-style-name="L10">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05" style:family="paragraph" style:parent-style-name="Standard">
      <style:paragraph-properties fo:margin-top="0.0398in" fo:margin-bottom="0in" style:contextual-spacing="false"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language-complex="ar" style:country-complex="IQ" style:font-weight-complex="normal"/>
    </style:style>
    <style:style style:name="P106" style:family="paragraph" style:parent-style-name="Standard">
      <style:paragraph-properties fo:margin-left="0in" fo:margin-right="0in" fo:margin-top="0in" fo:margin-bottom="0in" style:contextual-spacing="false" fo:text-align="justify" style:justify-single-word="false" fo:text-indent="0in" style:auto-text-indent="false"/>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language-complex="ar" style:country-complex="IQ" style:font-weight-complex="bold"/>
    </style:style>
    <style:style style:name="P107" style:family="paragraph" style:parent-style-name="Standard">
      <style:paragraph-properties fo:margin-top="0.0799in" fo:margin-bottom="0.0799in" style:contextual-spacing="false" fo:text-align="justify" style:justify-single-word="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SA" style:font-weight-complex="bold"/>
    </style:style>
    <style:style style:name="P108"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SA" style:font-weight-complex="bold"/>
    </style:style>
    <style:style style:name="P109" style:family="paragraph" style:parent-style-name="Standard" style:list-style-name="L11">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110" style:family="paragraph" style:parent-style-name="Standard">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IQ" style:font-weight-complex="bold"/>
    </style:style>
    <style:style style:name="P111" style:family="paragraph" style:parent-style-name="Standard">
      <style:paragraph-properties fo:margin-top="0.0807in" fo:margin-bottom="0.0807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112" style:family="paragraph" style:parent-style-name="Standard">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SA" style:font-weight-complex="bold"/>
    </style:style>
    <style:style style:name="P113" style:family="paragraph" style:parent-style-name="Standard">
      <style:paragraph-properties fo:margin-top="0.0398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114" style:family="paragraph" style:parent-style-name="Standard">
      <style:paragraph-properties fo:margin-top="0.0819in" fo:margin-bottom="0.0819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115" style:family="paragraph" style:parent-style-name="Standard">
      <style:paragraph-properties fo:margin-top="0.0417in" fo:margin-bottom="0.0417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116" style:family="paragraph" style:parent-style-name="Standard">
      <style:paragraph-properties fo:margin-top="0.0016in" fo:margin-bottom="0.0016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117" style:family="paragraph" style:parent-style-name="Standard">
      <style:paragraph-properties fo:margin-top="0.0016in" fo:margin-bottom="0.0016in" style:contextual-spacing="false"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language-complex="ar" style:country-complex="SA" style:font-weight-complex="normal"/>
    </style:style>
    <style:style style:name="P118" style:family="paragraph" style:parent-style-name="Standard">
      <style:paragraph-properties fo:margin-top="0.0016in" fo:margin-bottom="0.0016in" style:contextual-spacing="false"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5.25pt" style:language-asian="ja" style:country-asian="JP" style:font-weight-asian="normal" style:font-name-complex="Calibri3" style:font-size-complex="6pt" style:language-complex="ar" style:country-complex="SA" style:font-weight-complex="normal"/>
    </style:style>
    <style:style style:name="P119"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IQ" style:font-weight-complex="bold"/>
    </style:style>
    <style:style style:name="P120" style:family="paragraph" style:parent-style-name="Standard" style:list-style-name="L12">
      <style:paragraph-properties fo:text-align="start"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21" style:family="paragraph" style:parent-style-name="Standard" style:list-style-name="L12">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22" style:family="paragraph" style:parent-style-name="Standard" style:list-style-name="L12">
      <style:paragraph-properties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language-complex="ar" style:country-complex="IQ" style:font-weight-complex="normal"/>
    </style:style>
    <style:style style:name="P123" style:family="paragraph" style:parent-style-name="Standard" style:list-style-name="L13">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24" style:family="paragraph" style:parent-style-name="Standard" style:list-style-name="L14">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25" style:family="paragraph" style:parent-style-name="Standard" style:list-style-name="L14">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126" style:family="paragraph" style:parent-style-name="Standard" style:list-style-name="L14">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127" style:family="paragraph" style:parent-style-name="Standard" style:list-style-name="L15">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28" style:family="paragraph" style:parent-style-name="Standard" style:list-style-name="L15">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29" style:family="paragraph" style:parent-style-name="Standard" style:list-style-name="L15">
      <style:paragraph-properties fo:margin-top="0in" fo:margin-bottom="0in" style:contextual-spacing="false" fo:line-height="115%"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30" style:family="paragraph" style:parent-style-name="Standard">
      <style:paragraph-properties fo:margin-top="0.0016in" fo:margin-bottom="0.0016in" style:contextual-spacing="false" fo:text-align="justify" style:justify-single-word="false"/>
    </style:style>
    <style:style style:name="P131" style:family="paragraph" style:parent-style-name="Standard">
      <style:paragraph-properties fo:margin-top="0.0807in" fo:margin-bottom="0.0807in" style:contextual-spacing="false" fo:text-align="justify" style:justify-single-word="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IQ" style:font-weight-complex="bold"/>
    </style:style>
    <style:style style:name="P132" style:family="paragraph" style:parent-style-name="Standard">
      <style:paragraph-properties fo:margin-top="0in" fo:margin-bottom="0in" style:contextual-spacing="false" fo:text-align="start"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language-complex="ar" style:country-complex="IQ" style:font-weight-complex="normal"/>
    </style:style>
    <style:style style:name="P133" style:family="paragraph" style:parent-style-name="Standard">
      <style:paragraph-properties fo:text-align="start" style:justify-single-word="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IQ" style:font-weight-complex="bold"/>
    </style:style>
    <style:style style:name="P134" style:family="paragraph" style:parent-style-name="Standard">
      <style:paragraph-properties fo:margin-left="0in" fo:margin-right="0in" fo:margin-top="0.0402in" fo:margin-bottom="0.0402in" style:contextual-spacing="false" fo:line-height="100%" fo:text-align="justify" style:justify-single-word="false" fo:orphans="2" fo:widows="2" fo:text-indent="0in" style:auto-text-indent="false" style:writing-mode="lr-tb"/>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35"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style:writing-mode="lr-tb"/>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language-complex="ar" style:country-complex="IQ" style:font-weight-complex="normal"/>
    </style:style>
    <style:style style:name="P136" style:family="paragraph" style:parent-style-name="Standard">
      <style:paragraph-properties fo:margin-left="0in" fo:margin-right="0in" fo:margin-top="0in" fo:margin-bottom="0in" style:contextual-spacing="false" fo:text-align="justify" style:justify-single-word="false" fo:text-indent="0in" style:auto-text-indent="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37" style:family="paragraph" style:parent-style-name="Standard">
      <style:paragraph-properties fo:margin-left="0in" fo:margin-right="0in" fo:margin-top="0in" fo:margin-bottom="0in" style:contextual-spacing="false" fo:text-align="justify" style:justify-single-word="false" fo:text-indent="0in" style:auto-text-indent="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language-complex="ar" style:country-complex="IQ" style:font-weight-complex="normal"/>
    </style:style>
    <style:style style:name="P138"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style:writing-mode="lr-tb"/>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39" style:family="paragraph" style:parent-style-name="Standard" style:list-style-name="L16">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404040" loext:opacity="100%" style:text-line-through-style="none" style:text-line-through-type="none" style:font-name="Calibri2" fo:font-size="6pt" style:text-underline-style="none" fo:font-weight="normal" style:text-blinking="false" style:font-size-asian="5.25pt" style:language-asian="ja" style:country-asian="JP" style:font-weight-asian="normal" style:font-name-complex="Calibri3" style:font-size-complex="6pt" style:language-complex="ar" style:country-complex="IQ" style:font-weight-complex="normal"/>
    </style:style>
    <style:style style:name="P140" style:family="paragraph" style:parent-style-name="Standard" style:list-style-name="L17">
      <style:paragraph-properties fo:margin-top="0in" fo:margin-bottom="0in" style:contextual-spacing="false" fo:line-height="100%" fo:text-align="start" style:justify-single-word="false" fo:orphans="2" fo:widows="2" style:writing-mode="lr-tb"/>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41" style:family="paragraph" style:parent-style-name="Standard" style:list-style-name="L17">
      <style:paragraph-properties fo:margin-top="0.0402in" fo:margin-bottom="0.0402in" style:contextual-spacing="false" fo:line-height="100%" fo:text-align="start" style:justify-single-word="false" fo:orphans="2" fo:widows="2" style:writing-mode="lr-tb"/>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42" style:family="paragraph" style:parent-style-name="Standard" style:list-style-name="L17">
      <style:paragraph-properties fo:margin-top="0.0398in" fo:margin-bottom="0in" style:contextual-spacing="false" fo:line-height="100%" fo:text-align="start" style:justify-single-word="false" fo:orphans="2" fo:widows="2" style:writing-mode="lr-tb"/>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43" style:family="paragraph" style:parent-style-name="Standard" style:list-style-name="WWNum17">
      <style:paragraph-properties fo:margin-left="0in" fo:margin-right="0in" fo:margin-top="0in" fo:margin-bottom="0in" style:contextual-spacing="false" fo:text-align="justify" style:justify-single-word="false" fo:text-indent="0in" style:auto-text-indent="false"/>
      <style:text-properties fo:color="#404040" loext:opacity="100%" style:text-line-through-style="none" style:text-line-through-type="none" style:font-name="Calibri2" fo:font-size="6pt" style:text-underline-style="none" fo:font-weight="bold" style:text-blinking="false" style:font-size-asian="6pt" style:language-asian="ja" style:country-asian="JP" style:font-weight-asian="bold" style:font-name-complex="Calibri3" style:font-size-complex="6pt" style:language-complex="ar" style:country-complex="IQ" style:font-weight-complex="bold"/>
    </style:style>
    <style:style style:name="P144" style:family="paragraph" style:parent-style-name="Standard" style:list-style-name="WWNum17">
      <style:paragraph-properties fo:margin-left="0in" fo:margin-right="0in" fo:margin-top="0in" fo:margin-bottom="0in" style:contextual-spacing="false" fo:text-align="justify" style:justify-single-word="false" fo:text-indent="0in" style:auto-text-indent="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IQ" style:font-weight-complex="bold"/>
    </style:style>
    <style:style style:name="P145" style:family="paragraph" style:parent-style-name="Standard" style:list-style-name="WWNum17">
      <style:paragraph-properties fo:margin-left="0in" fo:margin-right="0in" fo:margin-top="0.0398in" fo:margin-bottom="0in" style:contextual-spacing="false" fo:text-align="justify" style:justify-single-word="false" fo:text-indent="0in" style:auto-text-indent="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46" style:family="paragraph" style:parent-style-name="Standard" style:list-style-name="WWNum17">
      <style:paragraph-properties fo:margin-left="0in" fo:margin-right="0in" fo:margin-top="0in" fo:margin-bottom="0in" style:contextual-spacing="false" fo:text-align="justify" style:justify-single-word="false" fo:text-indent="0in" style:auto-text-indent="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name-complex="Calibri3" style:font-size-complex="6pt" style:language-complex="ar" style:country-complex="IQ" style:font-weight-complex="normal"/>
    </style:style>
    <style:style style:name="P147" style:family="paragraph" style:parent-style-name="Standard" style:list-style-name="WWNum17">
      <style:paragraph-properties fo:margin-left="0in" fo:margin-right="0in" fo:margin-top="0in" fo:margin-bottom="0in" style:contextual-spacing="false" fo:text-align="justify" style:justify-single-word="false" fo:text-indent="0in" style:auto-text-indent="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48" style:family="paragraph" style:parent-style-name="Standard">
      <style:paragraph-properties fo:margin-left="0in" fo:margin-right="0in" fo:margin-top="0in" fo:margin-bottom="0in" style:contextual-spacing="false" fo:text-align="justify" style:justify-single-word="false" fo:text-indent="0in" style:auto-text-indent="false"/>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IQ" style:font-weight-complex="bold"/>
    </style:style>
    <style:style style:name="P149" style:family="paragraph" style:parent-style-name="Standard" style:list-style-name="WWNum17">
      <style:paragraph-properties fo:margin-left="0in" fo:margin-right="0in" fo:margin-top="0in" fo:margin-bottom="0in" style:contextual-spacing="false" fo:text-align="justify" style:justify-single-word="false" fo:text-indent="0in" style:auto-text-indent="false"/>
      <style:text-properties fo:color="#009999" loext:opacity="100%" style:text-line-through-style="none" style:text-line-through-type="none" style:font-name="Calibri2" fo:font-size="11pt" fo:font-style="italic" style:text-underline-style="none" fo:font-weight="bold" style:text-blinking="false" style:font-size-asian="11pt" style:language-asian="ja" style:country-asian="JP" style:font-style-asian="italic" style:font-weight-asian="bold" style:font-name-complex="Calibri3" style:font-size-complex="11pt" style:language-complex="ar" style:country-complex="IQ" style:font-style-complex="italic" style:font-weight-complex="bold"/>
    </style:style>
    <style:style style:name="P150" style:family="paragraph" style:parent-style-name="Standard" style:list-style-name="WWNum17">
      <style:paragraph-properties fo:margin-left="0in" fo:margin-right="0in" fo:margin-top="0in" fo:margin-bottom="0in" style:contextual-spacing="false" fo:text-align="justify" style:justify-single-word="false" fo:text-indent="0in" style:auto-text-indent="false"/>
      <style:text-properties fo:color="#404040" loext:opacity="100%" style:text-line-through-style="none" style:text-line-through-type="none" style:font-name="Calibri2" fo:font-size="6pt" fo:font-style="italic" style:text-underline-style="none" fo:font-weight="normal" style:text-blinking="false" style:font-size-asian="6pt" style:language-asian="ja" style:country-asian="JP" style:font-style-asian="italic" style:font-weight-asian="normal" style:font-name-complex="Calibri3" style:font-size-complex="6pt" style:language-complex="ar" style:country-complex="IQ" style:font-style-complex="italic" style:font-weight-complex="normal"/>
    </style:style>
    <style:style style:name="P151" style:family="paragraph" style:parent-style-name="Standard" style:list-style-name="L18">
      <style:paragraph-properties fo:margin-top="0.0402in" fo:margin-bottom="0.0402in" style:contextual-spacing="false" fo:text-align="justify" style:justify-single-word="false"/>
    </style:style>
    <style:style style:name="P152" style:family="paragraph" style:parent-style-name="Standard" style:list-style-name="L18">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53" style:family="paragraph" style:parent-style-name="Standard" style:list-style-name="L18">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54" style:family="paragraph" style:parent-style-name="Standard" style:list-style-name="L19">
      <style:paragraph-properties fo:margin-top="0.0398in" fo:margin-bottom="0.0398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55" style:family="paragraph" style:parent-style-name="Standard" style:list-style-name="L19">
      <style:paragraph-properties fo:margin-top="0in" fo:margin-bottom="0.0398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56" style:family="paragraph" style:parent-style-name="Standard" style:list-style-name="L19">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57" style:family="paragraph" style:parent-style-name="Standard">
      <style:paragraph-properties fo:margin-left="0.5in" fo:margin-right="0in" fo:margin-top="0in" fo:margin-bottom="0in" style:contextual-spacing="false" fo:text-align="justify" style:justify-single-word="false" fo:text-indent="0in" style:auto-text-indent="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58" style:family="paragraph" style:parent-style-name="Standard">
      <style:paragraph-properties fo:margin-left="0.5in" fo:margin-right="0in" fo:text-align="justify" style:justify-single-word="false" fo:text-indent="0in" style:auto-text-indent="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59"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4pt" style:text-underline-style="none" fo:font-weight="normal" style:text-blinking="false" style:font-size-asian="4pt" style:language-asian="ja" style:country-asian="JP" style:font-weight-asian="normal" style:font-name-complex="Calibri3" style:font-size-complex="4pt" style:language-complex="ar" style:country-complex="IQ" style:font-weight-complex="normal"/>
    </style:style>
    <style:style style:name="P160" style:family="paragraph" style:parent-style-name="Standard" style:list-style-name="L20">
      <style:paragraph-properties fo:margin-top="0.0398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61" style:family="paragraph" style:parent-style-name="Standard" style:list-style-name="L21">
      <style:paragraph-properties fo:margin-top="0in" fo:margin-bottom="0in" style:contextual-spacing="false" fo:text-align="start" style:justify-single-word="false" fo:hyphenation-ladder-count="no-limit" fo:hyphenation-keep="auto" loext:hyphenation-keep-type="column" loext:hyphenation-keep-line="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style:list-style-name="L21">
      <style:paragraph-properties fo:margin-top="0in" fo:margin-bottom="0.0799in" style:contextual-spacing="false" fo:text-align="start" style:justify-single-word="false" fo:hyphenation-ladder-count="no-limit" fo:hyphenation-keep="auto" loext:hyphenation-keep-type="column" loext:hyphenation-keep-line="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style:list-style-name="L21">
      <style:paragraph-properties fo:margin-top="0.0807in" fo:margin-bottom="0.0807in" style:contextual-spacing="false" fo:text-align="start" style:justify-single-word="false" fo:hyphenation-ladder-count="no-limit" fo:hyphenation-keep="auto" loext:hyphenation-keep-type="column" loext:hyphenation-keep-line="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style:list-style-name="L22">
      <style:paragraph-properties fo:margin-top="0.0807in" fo:margin-bottom="0.0807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65" style:family="paragraph" style:parent-style-name="Standard" style:list-style-name="L22">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66" style:family="paragraph" style:parent-style-name="Standard" style:list-style-name="L23">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67" style:family="paragraph" style:parent-style-name="Standard" style:list-style-name="L23">
      <style:paragraph-properties fo:margin-top="0in" fo:margin-bottom="0in" style:contextual-spacing="false" fo:text-align="justify" style:justify-single-word="false"/>
    </style:style>
    <style:style style:name="P168" style:family="paragraph" style:parent-style-name="Standard" style:list-style-name="L23">
      <style:paragraph-properties fo:margin-top="0in" fo:margin-bottom="0in" style:contextual-spacing="false" fo:text-align="justify" style:justify-single-word="false"/>
      <style:text-properties fo:color="#404040" loext:opacity="100%" style:font-name="Calibri2" fo:font-size="10pt" style:font-size-asian="10pt" style:language-asian="ja" style:country-asian="JP" style:font-name-complex="Calibri3" style:font-size-complex="10pt" style:language-complex="ar" style:country-complex="IQ"/>
    </style:style>
    <style:style style:name="P169" style:family="paragraph" style:parent-style-name="Standard" style:list-style-name="L23">
      <style:paragraph-properties fo:margin-top="0in" fo:margin-bottom="0in" style:contextual-spacing="false" fo:text-align="justify" style:justify-single-word="false"/>
      <style:text-properties fo:color="#404040" loext:opacity="100%" style:font-name="Calibri2" fo:font-size="6pt" style:font-size-asian="6pt" style:language-asian="ja" style:country-asian="JP" style:font-name-complex="Calibri3" style:font-size-complex="6pt" style:language-complex="ar" style:country-complex="IQ"/>
    </style:style>
    <style:style style:name="P170" style:family="paragraph" style:parent-style-name="Standard" style:list-style-name="L24">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71" style:family="paragraph" style:parent-style-name="Standard" style:list-style-name="L24">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72" style:family="paragraph" style:parent-style-name="Standard" style:list-style-name="L25">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73" style:family="paragraph" style:parent-style-name="Standard" style:list-style-name="L25">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74" style:family="paragraph" style:parent-style-name="Standard" style:list-style-name="L26">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75" style:family="paragraph" style:parent-style-name="Standard" style:list-style-name="L26">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76" style:family="paragraph" style:parent-style-name="Standard">
      <style:paragraph-properties fo:text-align="justify" style:justify-single-word="false"/>
      <style:text-properties fo:color="#404040" loext:opacity="100%" style:text-line-through-style="none" style:text-line-through-type="none" style:font-name="Calibri2" fo:font-size="4pt" style:text-underline-style="solid" style:text-underline-width="auto" style:text-underline-color="font-color" fo:font-weight="normal" style:text-blinking="false" style:font-size-asian="4pt" style:language-asian="ja" style:country-asian="JP" style:font-weight-asian="normal" style:font-name-complex="Calibri3" style:font-size-complex="4pt" style:language-complex="ar" style:country-complex="SA" style:font-weight-complex="normal"/>
    </style:style>
    <style:style style:name="P177" style:family="paragraph" style:parent-style-name="Standard">
      <style:paragraph-properties fo:text-align="justify" style:justify-single-word="false"/>
      <style:text-properties fo:color="#404040" loext:opacity="100%" style:text-line-through-style="none" style:text-line-through-type="none" style:font-name="Calibri2" fo:font-size="10pt" style:text-underline-style="solid" style:text-underline-width="auto" style:text-underline-color="font-color"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P178" style:family="paragraph" style:parent-style-name="Standard" style:list-style-name="L27">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79" style:family="paragraph" style:parent-style-name="Standard" style:list-style-name="L27">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name-asian="Times New Roman1" style:font-size-asian="10pt" style:language-asian="ja" style:country-asian="JP" style:font-weight-asian="normal" style:font-name-complex="Calibri3" style:font-size-complex="10pt" style:language-complex="ar" style:country-complex="IQ" style:font-weight-complex="normal"/>
    </style:style>
    <style:style style:name="P180" style:family="paragraph" style:parent-style-name="Standard">
      <style:paragraph-properties fo:margin-top="0in" fo:margin-bottom="0in" style:contextual-spacing="false" fo:text-align="justify" style:justify-single-word="false"/>
      <style:text-properties fo:font-variant="normal" fo:text-transform="none" fo:color="#404040" loext:opacity="100%" style:text-line-through-style="none" style:text-line-through-type="none" style:font-name="Calibri2" fo:font-size="6pt" fo:letter-spacing="normal" fo:font-style="normal" style:text-underline-style="none" fo:font-weight="normal" style:text-blinking="false" style:font-name-asian="Times New Roman1" style:font-size-asian="6pt" style:language-asian="ja" style:country-asian="JP" style:font-weight-asian="normal" style:font-name-complex="Calibri3" style:font-size-complex="6pt" style:language-complex="ar" style:country-complex="IQ" style:font-weight-complex="normal"/>
    </style:style>
    <style:style style:name="P181"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name-asian="Times New Roman1" style:font-size-asian="10pt" style:language-asian="ja" style:country-asian="JP" style:font-weight-asian="normal" style:font-name-complex="Calibri3" style:font-size-complex="10pt" style:language-complex="ar" style:country-complex="SA" style:font-weight-complex="normal"/>
    </style:style>
    <style:style style:name="P182"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9999" loext:opacity="100%" style:text-line-through-style="none" style:text-line-through-type="none" style:font-name="Calibri2" fo:font-size="6pt" style:text-underline-style="none" fo:font-weight="bold" style:text-blinking="false" style:font-size-asian="6pt" style:language-asian="ja" style:country-asian="JP" style:font-weight-asian="bold" style:font-name-complex="Calibri3" style:font-size-complex="6pt" style:language-complex="ar" style:country-complex="IQ" style:font-weight-complex="bold"/>
    </style:style>
    <style:style style:name="P183" style:family="paragraph" style:parent-style-name="Standard" style:list-style-name="WWNum17">
      <style:paragraph-properties fo:margin-left="0in" fo:margin-right="0in" fo:margin-top="0.0016in" fo:margin-bottom="0.0016in" style:contextual-spacing="false" fo:text-align="start" style:justify-single-word="false" fo:text-indent="0in" style:auto-text-indent="false"/>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language-complex="ar" style:country-complex="IQ" style:font-weight-complex="bold"/>
    </style:style>
    <style:style style:name="P184" style:family="paragraph" style:parent-style-name="Standard">
      <style:paragraph-properties fo:text-align="justify" style:justify-single-word="false"/>
      <style:text-properties fo:color="#404040" loext:opacity="100%" style:text-line-through-style="none" style:text-line-through-type="none" style:font-name="Calibri2" fo:font-size="4pt" style:text-underline-style="none" fo:font-weight="normal" style:text-blinking="false" style:font-size-asian="4pt" style:language-asian="ja" style:country-asian="JP" style:font-weight-asian="normal" style:font-name-complex="Calibri3" style:font-size-complex="4pt" style:language-complex="ar" style:country-complex="SA" style:font-weight-complex="normal"/>
    </style:style>
    <style:style style:name="P185" style:family="paragraph" style:parent-style-name="Standard" style:list-style-name="WWNum17">
      <style:paragraph-properties fo:margin-left="0in" fo:margin-right="0in" fo:margin-top="0.0402in" fo:margin-bottom="0.0402in" style:contextual-spacing="false" fo:text-align="start" style:justify-single-word="false" fo:text-indent="0in" style:auto-text-indent="false"/>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language-complex="ar" style:country-complex="IQ" style:font-weight-complex="bold"/>
    </style:style>
    <style:style style:name="P186" style:family="paragraph" style:parent-style-name="Standard" style:list-style-name="WWNum17">
      <style:paragraph-properties fo:margin-left="0in" fo:margin-right="0in" fo:margin-top="0in" fo:margin-bottom="0in" style:contextual-spacing="false" fo:text-align="start" style:justify-single-word="false" fo:text-indent="0in" style:auto-text-indent="false"/>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language-complex="ar" style:country-complex="IQ" style:font-weight-complex="bold"/>
    </style:style>
    <style:style style:name="P187" style:family="paragraph" style:parent-style-name="Standard" style:list-style-name="WWNum17">
      <style:paragraph-properties fo:margin-left="0in" fo:margin-right="0in" fo:margin-top="0.0402in" fo:margin-bottom="0.0402in" style:contextual-spacing="false" fo:text-align="justify" style:justify-single-word="false" fo:text-indent="0in" style:auto-text-indent="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88" style:family="paragraph" style:parent-style-name="Standard" style:list-style-name="WWNum17">
      <style:paragraph-properties fo:margin-left="0in" fo:margin-right="0in" fo:margin-top="0in" fo:margin-bottom="0in" style:contextual-spacing="false" fo:text-align="justify" style:justify-single-word="false" fo:text-indent="0in" style:auto-text-indent="false"/>
      <style:text-properties fo:color="#404040" loext:opacity="100%" style:text-line-through-style="none" style:text-line-through-type="none" style:font-name="Calibri2" fo:font-size="4pt" style:text-underline-style="none" fo:font-weight="normal" style:text-blinking="false" style:font-size-asian="4pt" style:language-asian="ja" style:country-asian="JP" style:font-weight-asian="normal" style:font-name-complex="Calibri3" style:font-size-complex="4pt" style:language-complex="ar" style:country-complex="IQ" style:font-weight-complex="normal"/>
    </style:style>
    <style:style style:name="P189" style:family="paragraph" style:parent-style-name="Standard">
      <style:paragraph-properties fo:margin-left="0in" fo:margin-right="0in" fo:margin-top="0in" fo:margin-bottom="0in" style:contextual-spacing="false" fo:text-align="justify" style:justify-single-word="false" fo:text-indent="0in" style:auto-text-indent="false"/>
      <style:text-properties fo:color="#404040" loext:opacity="100%" style:text-line-through-style="none" style:text-line-through-type="none" style:font-name="Calibri2" fo:font-size="4pt" style:text-underline-style="none" fo:font-weight="normal" style:text-blinking="false" style:font-size-asian="4pt" style:language-asian="ja" style:country-asian="JP" style:font-weight-asian="normal" style:font-name-complex="Calibri3" style:font-size-complex="4pt" style:language-complex="ar" style:country-complex="IQ" style:font-weight-complex="normal"/>
    </style:style>
    <style:style style:name="P190" style:family="paragraph" style:parent-style-name="Standard">
      <style:paragraph-properties fo:margin-top="0.0398in" fo:margin-bottom="0in" style:contextual-spacing="false" fo:text-align="justify" style:justify-single-word="false"/>
      <style:text-properties fo:color="#404040" loext:opacity="100%" style:text-line-through-style="none" style:text-line-through-type="none" style:font-name="Calibri2" fo:font-size="10pt" style:text-underline-style="solid" style:text-underline-width="auto" style:text-underline-color="font-color" fo:font-weight="bold" style:text-blinking="false" style:font-size-asian="10pt" style:language-asian="ja" style:country-asian="JP" style:font-weight-asian="bold" style:font-name-complex="Calibri3" style:font-size-complex="10pt" style:language-complex="ar" style:country-complex="IQ" style:font-weight-complex="bold"/>
    </style:style>
    <style:style style:name="P191" style:family="paragraph" style:parent-style-name="Standard">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fo:font-style="italic" style:text-underline-style="none" fo:font-weight="bold" style:text-blinking="false" style:font-size-asian="10pt" style:language-asian="ja" style:country-asian="JP" style:font-style-asian="italic" style:font-weight-asian="bold" style:font-name-complex="Calibri3" style:font-size-complex="10pt" style:language-complex="ar" style:country-complex="IQ" style:font-style-complex="italic" style:font-weight-complex="bold"/>
    </style:style>
    <style:style style:name="P192" style:family="paragraph" style:parent-style-name="Standard">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fo:font-style="italic" style:text-underline-style="none" fo:font-weight="bold" style:text-blinking="false" style:font-size-asian="10pt" style:language-asian="ja" style:country-asian="JP" style:font-style-asian="italic" style:font-weight-asian="bold" style:font-name-complex="Calibri3" style:font-size-complex="10pt" style:language-complex="ar" style:country-complex="SA" style:font-style-complex="italic" style:font-weight-complex="bold"/>
    </style:style>
    <style:style style:name="P193"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2pt" style:text-underline-style="none" fo:font-weight="normal" style:text-blinking="false" style:font-size-asian="2pt" style:language-asian="ja" style:country-asian="JP" style:font-weight-asian="normal" style:font-name-complex="Calibri3" style:font-size-complex="2pt" style:language-complex="ar" style:country-complex="IQ" style:font-weight-complex="normal"/>
    </style:style>
    <style:style style:name="P194" style:family="paragraph" style:parent-style-name="Standard" style:list-style-name="L28">
      <style:paragraph-properties fo:margin-top="0in" fo:margin-bottom="0in" style:contextual-spacing="false" fo:text-align="start"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95" style:family="paragraph" style:parent-style-name="Standard" style:list-style-name="L28">
      <style:paragraph-properties fo:margin-top="0.0402in" fo:margin-bottom="0.0402in" style:contextual-spacing="false" fo:text-align="start"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size-complex="10pt" style:language-complex="ar" style:country-complex="IQ" style:font-weight-complex="normal"/>
    </style:style>
    <style:style style:name="P196" style:family="paragraph" style:parent-style-name="Standard" style:list-style-name="L28">
      <style:paragraph-properties fo:text-align="start"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size-complex="10pt" style:language-complex="ar" style:country-complex="IQ" style:font-weight-complex="normal"/>
    </style:style>
    <style:style style:name="P197" style:family="paragraph" style:parent-style-name="Standard">
      <style:paragraph-properties fo:margin-top="0in" fo:margin-bottom="0.0398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198" style:family="paragraph" style:parent-style-name="Standard" style:list-style-name="L29">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size-complex="10pt" style:language-complex="ar" style:country-complex="IQ" style:font-weight-complex="normal"/>
    </style:style>
    <style:style style:name="P199" style:family="paragraph" style:parent-style-name="Standard" style:list-style-name="L29">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200" style:family="paragraph" style:parent-style-name="Standard">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fo:font-style="normal" style:text-underline-style="none" fo:font-weight="normal" style:text-blinking="false" style:font-size-asian="10pt" style:language-asian="ja" style:country-asian="JP" style:font-style-asian="normal" style:font-weight-asian="normal" style:font-name-complex="Calibri3" style:font-size-complex="10pt" style:language-complex="ar" style:country-complex="SA" style:font-style-complex="normal" style:font-weight-complex="normal"/>
    </style:style>
    <style:style style:name="P201" style:family="paragraph" style:parent-style-name="Standard">
      <style:paragraph-properties fo:margin-top="0.0402in" fo:margin-bottom="0.0402in" style:contextual-spacing="false" fo:text-align="justify" style:justify-single-word="false"/>
      <style:text-properties fo:color="#404040" loext:opacity="100%" style:text-line-through-style="none" style:text-line-through-type="none" style:font-name="Calibri2" fo:font-size="10pt" style:text-underline-style="none" fo:font-weight="bold" style:text-blinking="false" style:font-size-asian="8.75pt" style:language-asian="ja" style:country-asian="JP" style:font-weight-asian="bold" style:font-name-complex="Calibri3" style:font-size-complex="10pt" style:language-complex="ar" style:country-complex="IQ" style:font-weight-complex="bold"/>
    </style:style>
    <style:style style:name="P202"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8.75pt" style:language-asian="ja" style:country-asian="JP" style:font-weight-asian="normal" style:font-name-complex="Calibri3" style:font-size-complex="10pt" style:language-complex="ar" style:country-complex="IQ" style:font-weight-complex="normal"/>
    </style:style>
    <style:style style:name="P203" style:family="paragraph" style:parent-style-name="Standard">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8.75pt" style:language-asian="ja" style:country-asian="JP" style:font-weight-asian="normal" style:font-name-complex="Calibri3" style:font-size-complex="10pt" style:language-complex="ar" style:country-complex="IQ" style:font-weight-complex="normal"/>
    </style:style>
    <style:style style:name="P204" style:family="paragraph" style:parent-style-name="Standard">
      <style:paragraph-properties fo:margin-top="0in" fo:margin-bottom="0in" style:contextual-spacing="false" fo:text-align="justify" style:justify-single-word="false"/>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size-complex="11pt" style:language-complex="ar" style:country-complex="IQ" style:font-weight-complex="bold"/>
    </style:style>
    <style:style style:name="P205"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8.75pt" style:language-asian="ja" style:country-asian="JP" style:font-weight-asian="normal" style:font-size-complex="10pt" style:language-complex="ar" style:country-complex="IQ" style:font-weight-complex="normal"/>
    </style:style>
    <style:style style:name="P206" style:family="paragraph" style:parent-style-name="Standard">
      <style:paragraph-properties fo:margin-top="0in" fo:margin-bottom="0in" style:contextual-spacing="false"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size-complex="6pt" style:language-complex="ar" style:country-complex="IQ" style:font-weight-complex="normal"/>
    </style:style>
    <style:style style:name="P207" style:family="paragraph" style:parent-style-name="Standard" style:list-style-name="L30">
      <style:paragraph-properties fo:margin-top="0.0398in" fo:margin-bottom="0in" style:contextual-spacing="false" fo:text-align="justify" style:justify-single-word="false"/>
    </style:style>
    <style:style style:name="P208" style:family="paragraph" style:parent-style-name="Standard" style:list-style-name="L30">
      <style:paragraph-properties fo:margin-top="0.0398in" fo:margin-bottom="0in" style:contextual-spacing="false"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8.75pt" style:language-asian="ja" style:country-asian="JP" style:font-weight-asian="normal" style:font-size-complex="10pt" style:language-complex="ar" style:country-complex="IQ" style:font-weight-complex="normal"/>
    </style:style>
    <style:style style:name="P209" style:family="paragraph" style:parent-style-name="Standard" style:list-style-name="L30">
      <style:paragraph-properties fo:text-align="justify" style:justify-single-word="false"/>
      <style:text-properties fo:color="#404040" loext:opacity="100%" style:text-line-through-style="none" style:text-line-through-type="none" style:font-name="Calibri2" fo:font-size="10pt" style:text-underline-style="none" fo:font-weight="normal" style:text-blinking="false" style:font-size-asian="8.75pt" style:language-asian="ja" style:country-asian="JP" style:font-weight-asian="normal" style:font-size-complex="10pt" style:language-complex="ar" style:country-complex="IQ" style:font-weight-complex="normal"/>
    </style:style>
    <style:style style:name="P210" style:family="paragraph" style:parent-style-name="Standard">
      <style:paragraph-properties fo:text-align="justify" style:justify-single-word="false"/>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size-complex="6pt" style:language-complex="ar" style:country-complex="IQ" style:font-weight-complex="normal"/>
    </style:style>
    <style:style style:name="P211" style:family="paragraph" style:parent-style-name="Standard">
      <style:paragraph-properties fo:margin-top="0in" fo:margin-bottom="0in" style:contextual-spacing="false" fo:text-align="justify" style:justify-single-word="false"/>
      <style:text-properties fo:color="#262626"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212" style:family="paragraph" style:parent-style-name="Standard">
      <style:paragraph-properties fo:margin-top="0in" fo:margin-bottom="0in" style:contextual-spacing="false" fo:line-height="90%" fo:text-align="justify" style:justify-single-word="false"/>
      <style:text-properties fo:color="#262626"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P213" style:family="paragraph" style:parent-style-name="Standard">
      <style:paragraph-properties fo:text-align="justify" style:justify-single-word="false"/>
      <style:text-properties fo:color="#404040" loext:opacity="100%" style:text-line-through-style="none" style:text-line-through-type="none" style:font-name="Calibri2" fo:font-size="2pt" style:text-underline-style="none" fo:font-weight="normal" style:text-blinking="false" style:font-size-asian="2pt" style:language-asian="ja" style:country-asian="JP" style:font-weight-asian="normal" style:font-name-complex="Calibri3" style:font-size-complex="2pt" style:language-complex="ar" style:country-complex="IQ" style:font-weight-complex="normal"/>
    </style:style>
    <style:style style:name="P214" style:family="paragraph" style:parent-style-name="Standard">
      <style:paragraph-properties fo:text-align="end" style:justify-single-word="false" style:writing-mode="rl-tb"/>
      <style:text-properties fo:font-size="6pt" style:font-size-asian="6pt" style:font-size-complex="6pt"/>
    </style:style>
    <style:style style:name="T1" style:family="text">
      <style:text-properties fo:color="#262626" loext:opacity="100%" fo:font-size="10pt" fo:font-weight="bold" style:font-size-asian="10pt" style:language-asian="ja" style:country-asian="JP" style:font-weight-asian="bold" style:font-name-complex="Calibri3" style:font-size-complex="10pt" style:font-weight-complex="bold"/>
    </style:style>
    <style:style style:name="T2" style:family="text">
      <style:text-properties fo:color="#404040" loext:opacity="100%" style:text-line-through-style="none" style:text-line-through-type="none" fo:font-size="10pt" style:text-underline-style="none" fo:font-weight="bold" style:text-blinking="false" style:font-size-asian="10pt" style:language-asian="ja" style:country-asian="JP" style:font-weight-asian="bold" style:font-name-complex="Calibri3" style:font-size-complex="10pt" style:language-complex="ar" style:country-complex="IQ" style:font-weight-complex="bold"/>
    </style:style>
    <style:style style:name="T3" style:family="text">
      <style:text-properties fo:color="#262626" loext:opacity="100%" fo:font-size="10pt" style:font-size-asian="10pt" style:language-asian="ja" style:country-asian="JP" style:font-name-complex="Calibri3" style:font-size-complex="10pt"/>
    </style:style>
    <style:style style:name="T4" style:family="text">
      <style:text-properties fo:color="#262626" loext:opacity="100%" fo:font-size="10pt" officeooo:rsid="00134d4f" style:font-size-asian="10pt" style:language-asian="ja" style:country-asian="JP" style:font-name-complex="Calibri3" style:font-size-complex="10pt"/>
    </style:style>
    <style:style style:name="T5" style:family="text">
      <style:text-properties fo:color="#262626" loext:opacity="100%" style:text-line-through-style="none" style:text-line-through-type="none"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T6" style:family="text">
      <style:text-properties fo:font-style="italic" style:font-style-asian="italic" style:font-style-complex="italic"/>
    </style:style>
    <style:style style:name="T7" style:family="text">
      <style:text-properties style:language-complex="ar" style:country-complex="SA"/>
    </style:style>
    <style:style style:name="T8" style:family="text">
      <style:text-properties fo:font-weight="bold" style:font-weight-asian="bold" style:font-weight-complex="bold"/>
    </style:style>
    <style:style style:name="T9" style:family="text">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language-complex="ar" style:country-complex="IQ" style:font-weight-complex="bold"/>
    </style:style>
    <style:style style:name="T10" style:family="text">
      <style:text-properties fo:color="#404040" loext:opacity="100%" style:text-line-through-style="none" style:text-line-through-type="none" style:font-name="Calibri2" fo:font-size="11pt" style:text-underline-style="none" fo:font-weight="normal" style:text-blinking="false" style:font-size-asian="11pt" style:language-asian="ja" style:country-asian="JP" style:font-weight-asian="normal" style:font-name-complex="Calibri3" style:font-size-complex="11pt" style:language-complex="ar" style:country-complex="IQ" style:font-weight-complex="normal"/>
    </style:style>
    <style:style style:name="T11" style:family="text">
      <style:text-properties fo:color="#085a77" loext:opacity="10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language-complex="ar" style:country-complex="SA"/>
    </style:style>
    <style:style style:name="T14" style:family="text">
      <style:text-properties fo:language="nl" fo:country="NL" fo:font-style="italic" style:font-style-asian="italic" style:font-style-complex="italic"/>
    </style:style>
    <style:style style:name="T15" style:family="text">
      <style:text-properties fo:font-variant="normal" fo:text-transform="none" fo:language="en" fo:country="US" fo:font-style="normal" style:font-style-asian="normal" style:font-style-complex="normal"/>
    </style:style>
    <style:style style:name="T16" style:family="text">
      <style:text-properties fo:font-variant="normal" fo:text-transform="none" fo:language="en" fo:country="US" fo:font-style="normal" style:text-underline-style="solid" style:text-underline-width="auto" style:text-underline-color="font-color" style:font-style-asian="normal" style:font-style-complex="normal"/>
    </style:style>
    <style:style style:name="T17" style:family="text">
      <style:text-properties fo:font-variant="normal" fo:text-transform="none" fo:letter-spacing="normal" fo:language="en" fo:country="US" fo:font-style="normal" style:font-name-asian="Times New Roman1" style:font-style-asian="normal" style:font-style-complex="normal"/>
    </style:style>
    <style:style style:name="T18" style:family="text">
      <style:text-properties fo:font-variant="normal" fo:text-transform="none" fo:letter-spacing="normal" fo:language="en" fo:country="US" fo:font-style="normal" style:text-underline-style="solid" style:text-underline-width="auto" style:text-underline-color="font-color" style:font-name-asian="Times New Roman1" style:font-style-asian="normal" style:font-style-complex="normal"/>
    </style:style>
    <style:style style:name="T19" style:family="text">
      <style:text-properties style:font-name-complex="Calibri3" style:language-complex="ar" style:country-complex="IQ"/>
    </style:style>
    <style:style style:name="T20" style:family="text">
      <style:text-properties style:font-name-complex="Calibri3"/>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color="#085a77" loext:opacity="100%" style:text-line-through-style="none" style:text-line-through-type="none" fo:letter-spacing="normal" style:text-underline-style="none" fo:font-weight="bold" style:text-blinking="false" style:font-name-asian="Times New Roman1" style:language-asian="ja" style:country-asian="JP" style:font-weight-asian="bold" style:font-name-complex="Sakkal Majalla" style:language-complex="ar" style:country-complex="SA" style:font-weight-complex="bold"/>
    </style:style>
    <style:style style:name="T23" style:family="text">
      <style:text-properties fo:color="#085a77" loext:opacity="100%" fo:letter-spacing="normal" fo:font-weight="bold" style:font-name-asian="Times New Roman1" style:font-weight-asian="bold" style:font-name-complex="Sakkal Majalla" style:language-complex="ar" style:country-complex="SA" style:font-weight-complex="bold"/>
    </style:style>
    <style:style style:name="T24" style:family="text">
      <style:text-properties fo:color="#085a77" loext:opacity="100%" fo:font-size="11pt" fo:letter-spacing="normal" fo:font-weight="bold" style:font-name-asian="Times New Roman1" style:font-size-asian="11pt" style:font-weight-asian="bold" style:font-name-complex="Sakkal Majalla" style:font-size-complex="11pt" style:language-complex="ar" style:country-complex="SA" style:font-weight-complex="bold"/>
    </style:style>
    <style:style style:name="T25" style:family="text">
      <style:text-properties fo:letter-spacing="normal" fo:font-weight="bold" style:font-name-asian="Times New Roman1" style:font-weight-asian="bold" style:font-name-complex="Sakkal Majalla" style:language-complex="ar" style:country-complex="SA" style:font-weight-complex="bold"/>
    </style:style>
    <style:style style:name="T2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000000" loext:opacity="100%" style:font-name="Calibri4" fo:font-style="italic" style:text-underline-style="solid" style:text-underline-width="auto" style:text-underline-color="font-color" style:font-family-asian="'Calibri,Italic'" style:font-family-generic-asian="swiss" style:font-style-asian="italic" style:font-family-complex="'Calibri,Italic'" style:font-family-generic-complex="swiss" style:font-style-complex="italic"/>
    </style:style>
    <style:style style:name="T29" style:family="text">
      <style:text-properties fo:color="#000000" loext:opacity="100%" style:font-name="Calibri4" fo:font-style="italic" style:font-family-asian="'Calibri,Italic'" style:font-family-generic-asian="swiss" style:font-style-asian="italic" style:font-family-complex="'Calibri,Italic'" style:font-family-generic-complex="swiss" style:font-style-complex="italic"/>
    </style:style>
    <style:style style:name="T30" style:family="text">
      <style:text-properties fo:font-variant="normal" fo:text-transform="none" style:text-line-through-style="none" style:text-line-through-type="none" fo:language="en" fo:country="US" fo:font-style="normal" style:text-underline-style="none" style:text-blinking="false" style:font-name-asian="Times New Roman" style:language-asian="ja" style:country-asian="JP" style:font-style-asian="normal" style:font-name-complex="Calibri2" style:font-style-complex="normal"/>
    </style:style>
    <style:style style:name="T31" style:family="text">
      <style:text-properties fo:font-variant="normal" fo:text-transform="none" style:text-line-through-style="none" style:text-line-through-type="none" fo:language="en" fo:country="US" fo:font-style="normal" style:text-underline-style="solid" style:text-underline-width="auto" style:text-underline-color="font-color" style:text-blinking="false" style:font-name-asian="Times New Roman" style:language-asian="ja" style:country-asian="JP" style:font-style-asian="normal" style:font-name-complex="Calibri2" style:font-style-complex="normal"/>
    </style:style>
    <style:style style:name="T32" style:family="text">
      <style:text-properties fo:font-variant="normal" fo:text-transform="none" style:text-line-through-style="none" style:text-line-through-type="none" fo:language="en" fo:country="US" fo:font-style="normal" style:text-underline-style="none" style:text-blinking="false" style:font-name-asian="Times New Roman" style:language-asian="ja" style:country-asian="JP" style:font-style-asian="normal" style:font-name-complex="Calibri2" style:language-complex="ar" style:country-complex="SA" style:font-style-complex="normal"/>
    </style:style>
    <style:style style:name="T33" style:family="text">
      <style:text-properties fo:color="#1c1c1c" loext:opacity="100%" fo:font-size="10pt" fo:font-weight="normal" style:font-size-asian="10pt" style:font-weight-asian="normal" style:font-size-complex="10pt" style:font-weight-complex="normal"/>
    </style:style>
    <style:style style:name="T34" style:family="text">
      <style:text-properties fo:color="#1c1c1c" loext:opacity="100%" fo:font-size="10pt" style:text-underline-style="solid" style:text-underline-width="auto" style:text-underline-color="font-color" fo:font-weight="normal" style:font-size-asian="10pt" style:font-weight-asian="normal" style:font-size-complex="10pt" style:font-weight-complex="normal"/>
    </style:style>
    <style:style style:name="T35" style:family="text">
      <style:text-properties fo:color="#1c1c1c" loext:opacity="100%" fo:font-size="10pt" fo:font-weight="normal" style:font-size-asian="10pt" style:font-weight-asian="normal" style:font-size-complex="10pt" style:language-complex="ar" style:country-complex="SA" style:font-weight-complex="normal"/>
    </style:style>
    <style:style style:name="T36" style:family="text">
      <style:text-properties fo:color="#1c1c1c" loext:opacity="100%" fo:font-size="10pt" style:font-size-asian="10pt" style:font-size-complex="10pt"/>
    </style:style>
    <style:style style:name="T37" style:family="text">
      <style:text-properties fo:font-style="italic" fo:font-weight="bold" style:font-style-asian="italic" style:font-weight-asian="bold" style:language-complex="ar" style:country-complex="SA" style:font-style-complex="italic" style:font-weight-complex="bold"/>
    </style:style>
    <style:style style:name="T38" style:family="text">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T39" style:family="text">
      <style:text-properties fo:color="#404040" loext:opacity="100%" style:text-line-through-style="none" style:text-line-through-type="none" style:font-name="Calibri2" fo:font-size="10pt" fo:font-style="italic" style:text-underline-style="none" fo:font-weight="normal" style:text-blinking="false" style:font-size-asian="10pt" style:language-asian="ja" style:country-asian="JP" style:font-style-asian="italic" style:font-weight-asian="normal" style:font-name-complex="Calibri3" style:font-size-complex="10pt" style:language-complex="ar" style:country-complex="IQ" style:font-style-complex="italic" style:font-weight-complex="normal"/>
    </style:style>
    <style:style style:name="T40" style:family="text">
      <style:text-properties fo:color="#404040" loext:opacity="100%" style:text-line-through-style="none" style:text-line-through-type="none" style:font-name="Calibri2" fo:font-size="10pt" fo:font-style="italic" style:text-underline-style="none" fo:font-weight="normal" style:text-blinking="false" style:font-size-asian="10pt" style:language-asian="ja" style:country-asian="JP" style:font-style-asian="italic" style:font-weight-asian="normal" style:font-name-complex="Calibri3" style:font-size-complex="10pt" style:language-complex="ar" style:country-complex="SA" style:font-style-complex="italic" style:font-weight-complex="normal"/>
    </style:style>
    <style:style style:name="T41" style:family="text">
      <style:text-properties fo:color="#404040" loext:opacity="100%" style:text-line-through-style="none" style:text-line-through-type="none" style:font-name="Calibri2" fo:font-size="10pt" fo:font-style="normal" style:text-underline-style="none" fo:font-weight="normal" style:text-blinking="false" style:font-size-asian="10pt" style:language-asian="ja" style:country-asian="JP" style:font-style-asian="normal" style:font-weight-asian="normal" style:font-name-complex="Calibri3" style:font-size-complex="10pt" style:language-complex="ar" style:country-complex="IQ" style:font-style-complex="normal" style:font-weight-complex="normal"/>
    </style:style>
    <style:style style:name="T42" style:family="text">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T43" style:family="text">
      <style:text-properties fo:font-variant="normal" fo:text-transform="none" fo:letter-spacing="normal" fo:font-style="normal"/>
    </style:style>
    <style:style style:name="T44" style:family="text">
      <style:text-properties fo:font-variant="normal" fo:text-transform="none" fo:color="#404040" loext:opacity="100%" style:text-line-through-style="none" style:text-line-through-type="none" style:font-name="Calibri2" fo:font-size="10pt" fo:letter-spacing="normal" fo:font-style="normal" style:text-underline-style="none"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T45" style:family="text">
      <style:text-properties fo:font-variant="normal" fo:text-transform="none" fo:color="#404040" loext:opacity="100%" style:text-line-through-style="none" style:text-line-through-type="none" style:font-name="Calibri2" fo:font-size="6pt" fo:letter-spacing="normal" fo:font-style="normal" style:text-underline-style="none" fo:font-weight="normal" style:text-blinking="false" style:font-size-asian="6pt" style:language-asian="ja" style:country-asian="JP" style:font-weight-asian="normal" style:font-name-complex="Calibri3" style:font-size-complex="6pt" style:language-complex="ar" style:country-complex="IQ" style:font-weight-complex="normal"/>
    </style:style>
    <style:style style:name="T46" style:family="text">
      <style:text-properties fo:font-variant="normal" fo:text-transform="none" fo:color="#404040" loext:opacity="100%" style:text-line-through-style="none" style:text-line-through-type="none" style:font-name="Calibri2" fo:font-size="10pt" fo:letter-spacing="normal" fo:font-style="normal" style:text-underline-style="none" fo:font-weight="normal" style:text-blinking="false" style:font-size-asian="10pt" style:language-asian="ja" style:country-asian="JP" style:font-weight-asian="normal" style:font-name-complex="Calibri3" style:font-size-complex="10pt" style:language-complex="ar" style:country-complex="SA" style:font-weight-complex="normal"/>
    </style:style>
    <style:style style:name="T47" style:family="text">
      <style:text-properties fo:font-variant="normal" fo:text-transform="none" fo:color="#404040" loext:opacity="100%" style:text-line-through-style="none" style:text-line-through-type="none" style:font-name="Calibri2" fo:font-size="10pt" fo:letter-spacing="normal" fo:font-style="italic" style:text-underline-style="none" fo:font-weight="normal" style:text-blinking="false" style:font-size-asian="10pt" style:language-asian="ja" style:country-asian="JP" style:font-style-asian="italic" style:font-weight-asian="normal" style:font-name-complex="Calibri3" style:font-size-complex="10pt" style:language-complex="ar" style:country-complex="IQ" style:font-style-complex="italic" style:font-weight-complex="normal"/>
    </style:style>
    <style:style style:name="T48" style:family="text">
      <style:text-properties style:language-complex="ar" style:country-complex="IQ"/>
    </style:style>
    <style:style style:name="T49" style:family="text">
      <style:text-properties fo:color="#404040" loext:opacity="100%" fo:font-size="10pt" fo:font-weight="normal" style:font-size-asian="10pt" style:font-weight-asian="normal" style:font-size-complex="10pt" style:font-weight-complex="normal"/>
    </style:style>
    <style:style style:name="T50" style:family="text">
      <style:text-properties fo:color="#404040" loext:opacity="100%" fo:font-size="10pt" fo:font-weight="normal" style:font-size-asian="10pt" style:font-weight-asian="normal" style:font-size-complex="10pt" style:language-complex="ar" style:country-complex="IQ" style:font-weight-complex="normal"/>
    </style:style>
    <style:style style:name="T51" style:family="text">
      <style:text-properties fo:color="#404040" loext:opacity="100%" style:text-line-through-style="none" style:text-line-through-type="none" style:font-name="Calibri2" fo:font-size="10pt" fo:font-style="italic" style:text-underline-style="none" fo:font-weight="bold" style:text-blinking="false" style:font-size-asian="10pt" style:language-asian="ja" style:country-asian="JP" style:font-style-asian="italic" style:font-weight-asian="bold" style:font-name-complex="Calibri3" style:font-size-complex="10pt" style:language-complex="ar" style:country-complex="IQ" style:font-style-complex="italic" style:font-weight-complex="bold"/>
    </style:style>
    <style:style style:name="T52" style:family="text">
      <style:text-properties fo:color="#404040" loext:opacity="100%" style:text-line-through-style="none" style:text-line-through-type="none" style:font-name="Calibri2" fo:font-size="10pt" fo:font-style="italic" style:text-underline-style="none" fo:font-weight="bold" style:text-blinking="false" style:font-size-asian="10pt" style:language-asian="ja" style:country-asian="JP" style:font-style-asian="italic" style:font-weight-asian="bold" style:font-name-complex="Calibri3" style:font-size-complex="10pt" style:language-complex="ar" style:country-complex="SA" style:font-style-complex="italic" style:font-weight-complex="bold"/>
    </style:style>
    <style:style style:name="T53" style:family="text">
      <style:text-properties fo:color="#404040" loext:opacity="100%" style:text-line-through-style="none" style:text-line-through-type="none" style:font-name="Calibri2" fo:font-size="10pt" style:text-underline-style="none" fo:font-weight="normal" style:text-blinking="false" style:font-size-asian="10pt" style:language-asian="ja" style:country-asian="JP" style:font-weight-asian="normal" style:font-name-complex="Calibri3" style:font-size-complex="10pt" style:font-weight-complex="normal"/>
    </style:style>
    <style:style style:name="T54" style:family="text">
      <style:text-properties fo:color="#404040" loext:opacity="100%" style:text-line-through-style="none" style:text-line-through-type="none" style:font-name="Calibri2" style:text-underline-style="none" fo:font-weight="normal" style:text-blinking="false" style:language-asian="ja" style:country-asian="JP" style:font-weight-asian="normal" style:font-name-complex="Calibri3" style:font-weight-complex="normal"/>
    </style:style>
    <style:style style:name="T55" style:family="text">
      <style:text-properties fo:color="#333333" loext:opacity="100%" fo:font-weight="normal" style:font-weight-asian="normal" style:language-complex="ar" style:country-complex="SA" style:font-weight-complex="normal"/>
    </style:style>
    <style:style style:name="T56" style:family="text">
      <style:text-properties fo:font-size="6pt" style:font-size-asian="6pt" style:font-size-complex="6pt"/>
    </style:style>
    <style:style style:name="T5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8" style:family="text">
      <style:text-properties fo:font-style="italic" style:font-style-asian="italic" style:language-complex="ar" style:country-complex="SA" style:font-style-complex="italic"/>
    </style:style>
    <style:style style:name="T59" style:family="text">
      <style:text-properties fo:font-variant="normal" fo:text-transform="none" fo:color="#404040" loext:opacity="100%" style:text-line-through-style="none" style:text-line-through-type="none" style:font-name="Calibri2" fo:font-size="10pt" fo:font-style="normal" style:text-underline-style="none" fo:font-weight="normal" style:text-blinking="false" fo:background-color="transparent" loext:char-shading-value="0" style:font-size-asian="10pt" style:language-asian="ja" style:country-asian="JP" style:font-weight-asian="normal" style:font-name-complex="Calibri3" style:font-size-complex="10pt" style:language-complex="ar" style:country-complex="IQ" style:font-weight-complex="normal"/>
    </style:style>
    <style:style style:name="T60" style:family="text">
      <style:text-properties fo:font-variant="normal" fo:text-transform="none" fo:color="#404040" loext:opacity="100%" style:text-line-through-style="none" style:text-line-through-type="none" style:font-name="Calibri2" fo:font-size="10pt" fo:font-style="italic" style:text-underline-style="none" fo:font-weight="normal" style:text-blinking="false" fo:background-color="transparent" loext:char-shading-value="0" style:font-size-asian="10pt" style:language-asian="ja" style:country-asian="JP" style:font-weight-asian="normal" style:font-name-complex="Calibri3" style:font-size-complex="10pt" style:language-complex="ar" style:country-complex="IQ" style:font-weight-complex="normal"/>
    </style:style>
    <style:style style:name="T61" style:family="text">
      <style:text-properties fo:font-style="normal" style:font-style-asian="normal" style:font-style-complex="normal"/>
    </style:style>
    <style:style style:name="T62" style:family="text">
      <style:text-properties fo:font-weight="bold" style:font-weight-asian="bold" style:language-complex="ar" style:country-complex="SA" style:font-weight-complex="bold"/>
    </style:style>
    <style:style style:name="T63" style:family="text">
      <style:text-properties fo:font-weight="normal" style:font-weight-asian="normal" style:font-weight-complex="normal"/>
    </style:style>
    <style:style style:name="T64" style:family="text">
      <style:text-properties fo:font-weight="bold" style:font-weight-asian="bold" style:language-complex="ar" style:country-complex="IQ" style:font-weight-complex="bold"/>
    </style:style>
    <style:style style:name="T65" style:family="text">
      <style:text-properties fo:color="#404040" loext:opacity="100%" style:text-line-through-style="none" style:text-line-through-type="none" style:font-name="Calibri2" fo:font-size="10pt" style:text-underline-style="none" fo:font-weight="bold" style:text-blinking="false" style:font-size-asian="10pt" style:language-asian="ja" style:country-asian="JP" style:font-weight-asian="bold" style:font-name-complex="Calibri3" style:font-size-complex="10pt" style:language-complex="ar" style:country-complex="IQ" style:font-weight-complex="bold"/>
    </style:style>
    <style:style style:name="T66" style:family="text">
      <style:text-properties style:font-name="Calibri2" fo:font-size="10pt" fo:font-weight="bold" style:font-size-asian="10pt" style:font-weight-asian="bold" style:font-size-complex="10pt" style:font-weight-complex="bold"/>
    </style:style>
    <style:style style:name="T67" style:family="text">
      <style:text-properties style:font-name="Calibri2" fo:font-size="10pt" style:font-size-asian="10pt" style:font-size-complex="10pt"/>
    </style:style>
    <style:style style:name="T68" style:family="text">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font-weight-complex="bold"/>
    </style:style>
    <style:style style:name="T69" style:family="text">
      <style:text-properties fo:color="#009999" loext:opacity="100%" style:text-line-through-style="none" style:text-line-through-type="none" style:font-name="Calibri2" fo:font-size="11pt" style:text-underline-style="none" fo:font-weight="bold" style:text-blinking="false" style:font-size-asian="11pt" style:language-asian="ja" style:country-asian="JP" style:font-weight-asian="bold" style:font-name-complex="Calibri3" style:font-size-complex="11pt" style:language-complex="ar" style:country-complex="SA" style:font-weight-complex="bold"/>
    </style:style>
    <style:style style:name="T70" style:family="text">
      <style:text-properties fo:font-weight="normal" style:font-weight-asian="normal" style:language-complex="ar" style:country-complex="SA" style:font-weight-complex="normal"/>
    </style:style>
    <style:style style:name="T71" style:family="text">
      <style:text-properties fo:color="#404040" loext:opacity="100%" fo:font-size="10pt" style:text-underline-style="solid" style:text-underline-width="auto" style:text-underline-color="font-color" fo:font-weight="normal" style:font-size-asian="10pt" style:font-weight-asian="normal" style:font-size-complex="10pt" style:font-weight-complex="normal"/>
    </style:style>
    <style:style style:name="T72" style:family="text">
      <style:text-properties style:font-name-asian="Times New Roman1"/>
    </style:style>
    <style:style style:name="T73" style:family="text">
      <style:text-properties style:text-line-through-style="none" style:text-line-through-type="none" style:text-underline-style="none" fo:font-weight="normal" style:text-blinking="false" style:font-weight-asian="normal" style:font-weight-complex="normal"/>
    </style:style>
    <style:style style:name="T74" style:family="text">
      <style:text-properties fo:font-variant="normal" fo:text-transform="none" fo:letter-spacing="normal" fo:font-style="normal" style:text-underline-style="solid" style:text-underline-width="auto" style:text-underline-color="font-color"/>
    </style:style>
    <style:style style:name="T75" style:family="text">
      <style:text-properties fo:font-variant="normal" fo:text-transform="none" fo:letter-spacing="normal" fo:font-style="normal" style:language-complex="ar" style:country-complex="SA"/>
    </style:style>
    <style:style style:name="T76" style:family="text">
      <style:text-properties fo:color="#404040" loext:opacity="100%" style:text-line-through-style="none" style:text-line-through-type="none" style:font-name="Calibri2" fo:font-size="10pt" style:text-underline-style="solid" style:text-underline-width="auto" style:text-underline-color="font-color" fo:font-weight="normal" style:text-blinking="false" style:font-size-asian="10pt" style:language-asian="ja" style:country-asian="JP" style:font-weight-asian="normal" style:font-name-complex="Calibri3" style:font-size-complex="10pt" style:language-complex="ar" style:country-complex="IQ" style:font-weight-complex="normal"/>
    </style:style>
    <style:style style:name="T77" style:family="text">
      <style:text-properties fo:color="#404040" loext:opacity="100%" style:text-line-through-style="none" style:text-line-through-type="none" style:font-name="Calibri2" fo:font-size="6pt" style:text-underline-style="none" fo:font-weight="normal" style:text-blinking="false" style:font-size-asian="6pt" style:language-asian="ja" style:country-asian="JP" style:font-weight-asian="normal" style:font-size-complex="6pt" style:language-complex="ar" style:country-complex="IQ" style:font-weight-complex="normal"/>
    </style:style>
    <style:style style:name="T78" style:family="text">
      <style:text-properties fo:color="#404040" loext:opacity="100%" style:text-line-through-style="none" style:text-line-through-type="none" style:font-name="Calibri2" fo:font-size="10pt" style:text-underline-style="none" fo:font-weight="normal" style:text-blinking="false" style:font-size-asian="8.75pt" style:language-asian="ja" style:country-asian="JP" style:font-weight-asian="normal" style:font-size-complex="10pt" style:language-complex="ar" style:country-complex="IQ" style:font-weight-complex="normal"/>
    </style:style>
    <style:style style:name="T79" style:family="text">
      <style:text-properties fo:font-size="10pt" style:font-size-asian="10pt" style:font-size-complex="10pt"/>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American Regenerative Medicine and Stem Cell Therapy Center</text:p>
            <text:p text:style-name="P2"/>
            <text:p text:style-name="P3">Comprehensive Preview</text:p>
            <text:p text:style-name="P4"/>
            <text:p text:style-name="P5"><text:span text:style-name="T1">By: </text:span><text:span text:style-name="T2">Holland, LLC®</text:span><text:span text:style-name="T1"> Consortium</text:span><text:span text:style-name="T3"> – </text:span><text:span text:style-name="T4">For </text:span><text:span text:style-name="T3">Regenerative Medicine Projects for International Partnerships <text:s text:c="61"/></text:span><text:span text:style-name="T5">San Diego, CA 92124, U. S. A. </text:span></text:p>
            <text:p text:style-name="P6"/>
            <text:p text:style-name="P7">“REGENERATIVE MEDICINE AND STEM CELL RESEARCH AND THERAPY CENTER”</text:p>
            <text:p text:style-name="P8"/>
            <text:p text:style-name="P9">First, it must be pointed out that this “General Comprehensive Preview” is essentially based in its terms on the requirements of the US FDA, and it is a <text:span text:style-name="T6">universal model</text:span> that reviews the general concept of the Project to establish (Regenerative Medicine and Stem Cell Therapy Centers) currently approved in 167 medical centers in 35 countries worldwide, without relying on specific (administrative or technical) requirements that may be required by any regulatory body interested in the project worldwide, and we have the honor of extensively deliberating and consulting together on the rationale to achieve a common consensus text to realize this Project to meet your needs.</text:p>
            <text:p text:style-name="P10"/>
            <text:p text:style-name="P11"><text:span text:style-name="T7">1. </text:span>The Purpose</text:p>
            <text:p text:style-name="P12">To establish a highly credible and reliable multi-specialty “Research and Therapeutic Center” in “Regenerative Medicine Research and Applications and Stem Cell Treatment” for the benefit of the investor party, and operating with great responsibility and transparency under its auspices on a<text:span text:style-name="T7"> one-day-surgery system, </text:span><text:s/>under the Good Manufacturing Practice (GMP) form, the directives of the USFDA, and the relevant local authorities to help <text:span text:style-name="T7">huge numbers of </text:span>eligible patients (and noncritical cases) who are constantly being dispatched to receive treatment abroad despite its high cost and the hardship of travel. Giving the patients a new start to enjoy life is what we strive for every day.</text:p>
            <text:p text:style-name="P13"/>
            <text:p text:style-name="P14">All our global medical centers <text:span text:style-name="T7">use</text:span> the same internal quality and efficiency regulatory system and receive the same training, scientific and medical qualifications, clinical protocols, medical equipment, technical support, supervision, follow-up, and documentation methods. Teamwork in these centers helps us make the best medical decisions to achieve the best patient outcomes.</text:p>
            <text:p text:style-name="P15"/>
            <text:p text:style-name="P16">2. Our Company</text:p>
            <text:p text:style-name="P12">“Holland, LLC®” Company (and its consortium 8 companies) was formed and registered in San Diego, CA, USA, under the laws of the State of California<text:span text:style-name="T7">, designer and developer of “Regenerative Medicine” projects,</text:span> with the vision to provide cellular therapy to patients suffering from medical disorders, chronic, degenerative, and genetic diseases worldwide. </text:p>
            <text:p text:style-name="P13"/>
            <text:p text:style-name="P17">We are the leaders in designing and developing cutting-edge technologies based on stem cell, <text:span text:style-name="T7">and its</text:span> therapeutic biological properties, supported by leading biologists and<text:span text:style-name="T7"> biophysicists</text:span> with a pioneering team in the area of stem cell biology researchers, physicians, and technicians with the experience to deliver the technology to those in need. <text:s/>We do not trade in medical devices, but rather we are a solid educational institution committed to providing science, knowledge, and training to clinicians and public awareness.</text:p>
            <text:p text:style-name="P18"/>
            <text:p text:style-name="P17">“<text:span text:style-name="T8">Holland, LLC®” Consortium”</text:span> is keen to establish, develop, and support several state-of-the-art “Stem Cell Research and Therapy Center” specialized m<text:span text:style-name="T7">ultidisciplinary, one-day-surgery </text:span>facilities in "<text:span text:style-name="T7">a </text:span>Hospital, medical center or a clinic" under the auspices of the investor.</text:p>
            <text:p text:style-name="P13"/>
            <text:p text:style-name="P17">Our primary focus is to design and develop novel treatment technologies for human diseases with state-of-the-art, stem cell-based therapies, and participate in setting its ethical rules. Stem Cell-Based Regenerative Medicine provides a new concept for treatments of diseases previously regarded as incurable. The company’s IP, Intellectual Assets, and medical technologies have been developed by our teams working on clinical and applied research and treatment projects at prestigious institutions over the past 1<text:span text:style-name="T7">8</text:span> years to promote and advance science, technology, and Good Practice of <text:s/>Regenerative Medicine applications.</text:p>
            <text:p text:style-name="P18"/>
            <text:p text:style-name="P11">3. Our Team</text:p>
            <text:p text:style-name="P19"/>
            <text:p text:style-name="P20"><text:span text:style-name="T7">Our Consortium</text:span> is a coalition of world-class scientists, physicians, researchers, and business individuals. The group integrates state-of-the-art human stem cell technologies with top-level stem cell biotechnology, physics, chemistry, clinical, <text:s/>and therapeutic expertise from academia and industry <text:span text:style-name="T7">pioneers in this domain</text:span>.</text:p>
            <text:p text:style-name="P13"/>
            <text:p text:style-name="P14">Our team members have been involved for the last 18 years in the development and writing of stem cell-based scientific studies and clinical protocols for health disorders, chronic, respiratory diseases, burns, spinal cord injuries. Our autologous adult stem cell technologies are well-developed and we have been using them in our worldwide Network (16<text:span text:style-name="T7">7</text:span>) Medical Centers to treat many patients for the last 18 years<text:span text:style-name="T7"> indicates the trust we enjoy among clinicians and patients equally</text:span>.</text:p>
            <text:p text:style-name="P13"><text:soft-page-break/></text:p>
            <text:p text:style-name="P21">4. Project Management</text:p>
            <text:p text:style-name="P22">The project is managed by the Medical Director doctor appointed by the project owner / investor party.</text:p>
            <text:p text:style-name="P23">We can also take over the project management task in coordination with the Medical Director, through our international executive team members for the interest of the project owner under agreement between the two contractual parties.</text:p>
            <text:p text:style-name="P24"/>
            <text:p text:style-name="P11">5. Contract Term</text:p>
            <text:p text:style-name="P23">As a result of the project's reliability, efficiency, and the need for its services, the first contractual term is Five (5) consecutive calendar years, subject to extension by agreement of the two parties or their legal representatives.</text:p>
            <text:p text:style-name="P25"/>
            <text:p text:style-name="P26"><text:span text:style-name="T9">6. Our Services </text:span><text:span text:style-name="T10">(Pre-Opening)</text:span></text:p>
            <text:p text:style-name="P27"/>
            <text:p text:style-name="P28"><text:span text:style-name="T11">Phase I: PROJECT CONSTRUCTION</text:span> (From Setup to Opening) <text:span text:style-name="T7">(#21)</text:span></text:p>
            <text:p text:style-name="P29">We aim to establish an advanced specialized medical center for <text:span text:style-name="T12">same-day surgery</text:span> for treatment with <text:span text:style-name="T8">autologous adult stem cells</text:span>. Our primary responsibilities during the establishment phase and until the center is launched include establishing an integrated and independent specialized medical unit that provides second-generation cell therapy services to qualified patients within the scope of helping in the treatment of more than <text:span text:style-name="T12">2</text:span><text:span text:style-name="T13">3</text:span><text:span text:style-name="T12"> chronic and incurable diseases</text:span>. The <text:span text:style-name="T6">Price-Quality Ratio</text:span> of the project design is simply the best as it is <text:span text:style-name="T6">non-commercial </text:span><text:span text:style-name="T14">(we are a not-for-profit organisation)</text:span><text:span text:style-name="T6">; you get a lot of benefits in return</text:span>. These primary duties can be briefly summarized as follows. Implementation will commence after the signing of the cooperation agreement between the two parties.:</text:p>
            <text:list text:style-name="L1">
              <text:list-item>
                <text:p text:style-name="P30"><text:span text:style-name="T15">Provide US approved advanced cellular therapeutic technologies of the </text:span><text:span text:style-name="T16">Second Generation</text:span><text:span text:style-name="T15"> regenerative medicine applications:</text:span></text:p>
              </text:list-item>
            </text:list>
            <text:list text:style-name="L2">
              <text:list-item>
                <text:list>
                  <text:list-item>
                    <text:p text:style-name="P31">Adipose-derived stem cells, harvesting, and isolation.</text:p>
                  </text:list-item>
                  <text:list-item>
                    <text:p text:style-name="P32">Bone marrow-derived stem cells</text:p>
                  </text:list-item>
                  <text:list-item>
                    <text:p text:style-name="P33">Wharton’s Jelly-derived Stem Cells (<text:span text:style-name="T7">umbilical cord)</text:span>.</text:p>
                  </text:list-item>
                  <text:list-item>
                    <text:p text:style-name="P34">Mononuclear layer cord blood <text:span text:style-name="T7">c</text:span>omponents, and characterization.</text:p>
                  </text:list-item>
                  <text:list-item>
                    <text:p text:style-name="P32">Exosomes as therapeutic cellular products.</text:p>
                  </text:list-item>
                  <text:list-item>
                    <text:p text:style-name="P35">Autologous PRP burn tissue reconstruction, regenerative and aesthetic medical applications.</text:p>
                  </text:list-item>
                  <text:list-item>
                    <text:p text:style-name="P31">NK Cells: Innovative immunotherapy therapies using natural killer NK-cells.</text:p>
                  </text:list-item>
                  <text:list-item>
                    <text:p text:style-name="P31">CAR-T: Chimeric antigen receptor T-cell immunotherapy therapies.</text:p>
                  </text:list-item>
                  <text:list-item>
                    <text:p text:style-name="P31">Peptides: Therapeutic applications in regenerative medicine.</text:p>
                  </text:list-item>
                  <text:list-item>
                    <text:p text:style-name="P31">Allogeneic PRP: Platelet-rich plasma from donors.</text:p>
                  </text:list-item>
                  <text:list-item>
                    <text:p text:style-name="P31">Nanorevive: Nano-regeneration technologies.</text:p>
                  </text:list-item>
                  <text:list-item>
                    <text:p text:style-name="P36">Characterization, review of GF's &amp; cytokines.</text:p>
                  </text:list-item>
                </text:list>
              </text:list-item>
              <text:list-item>
                <text:p text:style-name="P37">Assisting in the application procedures and obtaining the "initial approval" to establish the project from the regulatory body of the <text:span text:style-name="T8">Ministry of Health</text:span>.</text:p>
              </text:list-item>
              <text:list-item>
                <text:p text:style-name="P38">Assist in complying with <text:span text:style-name="T8">MOH</text:span> requirements through all project establishment stages.</text:p>
              </text:list-item>
              <text:list-item>
                <text:p text:style-name="P37">Formulate comprehensive assumptions for the project's technical and economic <text:span text:style-name="T8">Feasibility Studies</text:span>.</text:p>
              </text:list-item>
              <text:list-item>
                <text:p text:style-name="P37">Develop a technical geo-economic assessment study for the recommended center <text:span text:style-name="T8">location</text:span> and the economic viability of the best location.</text:p>
              </text:list-item>
              <text:list-item>
                <text:p text:style-name="P37">Create floor interior architectural designs for the project (Initial schematic, engineering design development, and final working drawings), and project construction manual.</text:p>
              </text:list-item>
              <text:list-item>
                <text:p text:style-name="P37">Provide contractors with direct engineering consulting services locally during the construction phases.</text:p>
              </text:list-item>
              <text:list-item>
                <text:p text:style-name="P37">Offer consultancy for interviews with candidates nominated by the project owner from doctors, technicians, nurses, and local administrators to nominate the most suitable to work in the center.</text:p>
              </text:list-item>
              <text:list-item>
                <text:p text:style-name="P39"><text:span text:style-name="T17">We uniquely provide our exclusive registered clinical surgical protocols for cellular procedures, covering over </text:span><text:span text:style-name="T18">23 major</text:span><text:span text:style-name="T17"> chronic hereditary diseases, as well as </text:span><text:span text:style-name="T18">15 research</text:span><text:span text:style-name="T17"> protocols and </text:span><text:span text:style-name="T18">9 protocols</text:span><text:span text:style-name="T17"> for laboratory cellular procedures. Protocols' validity is to be renewed annually.</text:span></text:p>
              </text:list-item>
              <text:list-item>
                <text:p text:style-name="P37">Provide limited-use licenses for intellectual property rights, Information Assets, exclusive ownership of training programs, exclusive surgical protocols, cell procedure technologies, laboratory medical devices and software, limited recognition for the use of exclusive know-how rights, and medical education curriculum.</text:p>
              </text:list-item>
              <text:list-item>
                <text:p text:style-name="P37"><text:soft-page-break/>Supply <text:span text:style-name="T12">lab equipment</text:span>, medical supplies, and consumables, and carry out pilot testing at the project site.</text:p>
              </text:list-item>
              <text:list-item>
                <text:p text:style-name="P40">Offer comprehensive <text:span text:style-name="T12">accredited training</text:span> for the local team (<text:span text:style-name="T6">2 doctors and 1 Lab technician</text:span>) in regenerative medicine and cell therapy, and granting medical practice certificates and international accreditation in the investor’s country (or abroad). Classroom and hands-on t<text:span text:style-name="T19">raining </text:span><text:span text:style-name="T20">will be </text:span><text:span text:style-name="T19">at one of the following locations, provider's option.</text:span></text:p>
                <text:list>
                  <text:list-item>
                    <text:list>
                      <text:list-item>
                        <text:p text:style-name="P41">Cellular therapy center, country of the investor.</text:p>
                      </text:list-item>
                      <text:list-item>
                        <text:p text:style-name="P42">Training Center, California or Florida, <text:s text:c="3"/>U. S. A.</text:p>
                      </text:list-item>
                      <text:list-item>
                        <text:p text:style-name="P43">Training Center Brussels, Belgium,</text:p>
                      </text:list-item>
                      <text:list-item>
                        <text:p text:style-name="P43">Training Center Valencia or Madrid, Spain,</text:p>
                      </text:list-item>
                      <text:list-item>
                        <text:p text:style-name="P43">Training Center Istanbul, Turkey,</text:p>
                      </text:list-item>
                      <text:list-item>
                        <text:p text:style-name="P44"><text:span text:style-name="T7">Training</text:span> Center in Cancun, Mexico,</text:p>
                      </text:list-item>
                    </text:list>
                  </text:list-item>
                </text:list>
              </text:list-item>
              <text:list-item>
                <text:p text:style-name="P45">Academic <text:span text:style-name="T12">Endorsement and Accreditation</text:span>. Our training certificates are internationally accredited by four <text:s/>prestigious elite universities with prestige and scientific heritage, and distinguished educational and scientific research institutions.</text:p>
              </text:list-item>
              <text:list-item>
                <text:p text:style-name="P46">Apply risk management program to define risk planning, risk identification, qualitative and quantitative analysis of the risk, risk response, and monitoring the effectiveness of risk management.</text:p>
              </text:list-item>
              <text:list-item>
                <text:p text:style-name="P37">Provide specialized training for <text:span text:style-name="T21">administrative staff</text:span> in developing skills, managing daily work, and upgrading client service quality (granting certificates).</text:p>
              </text:list-item>
              <text:list-item>
                <text:p text:style-name="P37">Manage the (first) campaign for stem cell treatment and regenerative medicine public awareness, education, and marketing strategies.</text:p>
              </text:list-item>
              <text:list-item>
                <text:p text:style-name="P37">Interviewing and medical examination of the number of patients applying for treatment during the establishment period and preparing waiting lists for those qualified to begin treatment from the opening day.</text:p>
              </text:list-item>
              <text:list-item>
                <text:p text:style-name="P47">When required, provide the project with specialist doctors licensed to work with stem cells <text:s/>to employ them in return for encouraging compensation.</text:p>
              </text:list-item>
              <text:list-item>
                <text:p text:style-name="P48">Support applications for entry visas to the USA (Mexico and Europe) to enhance the participation of physician candidates in our training programs &amp; medical conferences.</text:p>
              </text:list-item>
              <text:list-item>
                <text:p text:style-name="P37">To safeguard the rights of our project owners, (its investors, and shareholders), all members at the center are required to sign and adhere to an industry-standard Confidentiality Agreement before their first day of work.</text:p>
              </text:list-item>
              <text:list-item>
                <text:p text:style-name="P37">All members of the center are required to sign a binding pledge committing to uphold the internal work system during their tenure and for 3 years following their departure. Breaches or misuse will result into heavy monetary fines.</text:p>
              </text:list-item>
            </text:list>
            <text:p text:style-name="P49"/>
            <text:p text:style-name="P50"><text:span text:style-name="T22">Phase II:</text:span><text:span text:style-name="T23"> PROJECT </text:span><text:span text:style-name="T24">OPERATING SERVICES AND SUPPLY CHAIN PROTECTION </text:span><text:span text:style-name="T25">(Post-Opening) (#30)</text:span></text:p>
            <text:p text:style-name="P51">To enhance the sustainability of the accredited institutional work and to safeguard the <text:span text:style-name="T8">unparalleled</text:span> service standard, quality, and warranty throughout the contract period, we have designed <text:span text:style-name="T7">the below-listed</text:span> integral package of project operating services, that are considered the <text:span text:style-name="T6">most comprehensive and goal-achieving worldwide.</text:span> The following <text:s/><text:span text:style-name="T26">Project OPERATING Services Package</text:span> will <text:span text:style-name="T7">be</text:span> automatically launched <text:span text:style-name="T27">simultaneously</text:span> with the opening of the Center <text:span text:style-name="T6">to ensure its continuity</text:span>:</text:p>
            <text:list xml:id="list3152045520" text:style-name="L3">
              <text:list-item>
                <text:p text:style-name="P52">Our organization shall appoint a "site ِProject Administrative Manager" for the center to manage its daily activities in cooperation and coordination with the center's medical director. Our organization will <text:span text:style-name="T12">cover all costs</text:span> for the <text:s/>contractual duration.</text:p>
              </text:list-item>
              <text:list-item>
                <text:p text:style-name="P52">A 24/7 <text:span text:style-name="T12">medical and technical advisory</text:span> services to local physicians to assist in accurate diagnosing and selecting the suitable therapeutic protocol for the targeted patient. This may include office evaluation, physician’s evaluation of X-rays, review of medical records, and telephone consultations.</text:p>
              </text:list-item>
              <text:list-item>
                <text:p text:style-name="P52">Support from collegial experts around the world. Our global network of over 660 doctors in 167 centers will deliver 24/7 cooperation and instant medical support to the center doctors.</text:p>
              </text:list-item>
              <text:list-item>
                <text:p text:style-name="P52"><text:span text:style-name="T12">Sharing the risks</text:span> and committing to legal responsibility for the outcomes of applying our surgical protocols in treating patients.</text:p>
              </text:list-item>
              <text:list-item>
                <text:p text:style-name="P53">Renewal of the <text:span text:style-name="T12">annual licenses of the protocols,</text:span> updating, and<text:span text:style-name="T12"> </text:span>adding new ones, <text:span text:style-name="T12">at our cost</text:span>.</text:p>
              </text:list-item>
              <text:list-item>
                <text:p text:style-name="P52">We <text:span text:style-name="T8">maximize revenues</text:span>, achieve sustainable cash returns on investment, and grow returns while meeting our sales <text:soft-page-break/>targets. We focus on effective management of invested capital and operating assets and liabilities. We safeguard shareholders' rights and ensure long-term returns. Our policy is to balancing business prospects with financial needs for the Project sustainability and growth investments.</text:p>
              </text:list-item>
              <text:list-item>
                <text:p text:style-name="P53">Our US medical and technical team will, <text:span text:style-name="T21">at our cost</text:span>, <text:s/>make, <text:span text:style-name="T12">four (4) annual visits</text:span> to the center from the United States for training and to <text:span text:style-name="T12">renew</text:span> procedures.</text:p>
              </text:list-item>
              <text:list-item>
                <text:p text:style-name="P52">We uniquely provide a <text:span text:style-name="T12">free product lifetime manufacturer's</text:span> WARRANTY for lab devices and equipment lifespan, and a <text:span text:style-name="T12">free maintenance service throughout the contract period</text:span>, including the replacement of factory-defective units with new ones at all times <text:span text:style-name="T21">at our cost</text:span>.</text:p>
              </text:list-item>
              <text:list-item>
                <text:p text:style-name="P52">We apply risk management and internal governance system support, our international executive team will directly <text:span text:style-name="T12">supervise and oversee</text:span> the center's daily activities 24 hours a day, throughout the year.</text:p>
              </text:list-item>
              <text:list-item>
                <text:p text:style-name="P52">We <text:span text:style-name="T12">locally</text:span> conduct <text:span text:style-name="T12">four (4)</text:span> medical awareness and educational <text:span text:style-name="T28">Marketing Campaign Programs</text:span><text:span text:style-name="T29"> </text:span>each year, including digital media, live seminars, conferences, workshops, and online meetings for the public, doctors, researchers, and scientists that include patient recruitment and education.</text:p>
              </text:list-item>
              <text:list-item>
                <text:p text:style-name="P53">Provide, <text:span text:style-name="T21">at our cost</text:span>, marketing and technical data on cellular products, brochures, educational materials, medical literature, posters, pictures, and videos to aid in sales.</text:p>
              </text:list-item>
              <text:list-item>
                <text:p text:style-name="P52">We grant the Center, <text:span text:style-name="T21">at our cost,</text:span> the right to use our documentation and data center and software to issue MOH monthly digital Work reports, and to document and record medical reports.</text:p>
              </text:list-item>
              <text:list-item>
                <text:p text:style-name="P52"><text:span text:style-name="T21">Ensure a stable supply chain</text:span> against price fluctuations for the center’s daily needs by providing the necessary medical disposables for the center’s operation.</text:p>
              </text:list-item>
              <text:list-item>
                <text:p text:style-name="P53">We launch a “Medical Tourism” program to attract new patient tourists, visitors, and those from neighboring countries to the center generating additional income.</text:p>
              </text:list-item>
              <text:list-item>
                <text:p text:style-name="P54">We provide training for the employees or Sales Associates of the <text:span text:style-name="T6">Center</text:span> to gain a sufficient level of effective sales techniques, and therapy knowledge, features, benefits, use, and its marketable attributes.</text:p>
              </text:list-item>
              <text:list-item>
                <text:p text:style-name="P52">We will firmly grant the limited right to use our exclusive intangible assets such as trade names and reputation, logos, proprietary technologies, copyrights, websites, and software licenses.</text:p>
              </text:list-item>
              <text:list-item>
                <text:p text:style-name="P52">We will pro-actively collaborate with health insurance providers and banks to offer preferential payment loan terms for the center's clients, or the treatment cost could be covered by the government.</text:p>
              </text:list-item>
              <text:list-item>
                <text:p text:style-name="P52">We will grant direct access to our research network database to view reports and studies in the latest regenerative medicine clinical trials.</text:p>
              </text:list-item>
              <text:list-item>
                <text:p text:style-name="P52">We will follow up on patients' medical condition after therapeutic procedures for <text:span text:style-name="T12">Five (5) consecutive years</text:span> to document treatment safety and efficacy.</text:p>
              </text:list-item>
              <text:list-item>
                <text:p text:style-name="P52">We will actively contribute to improving local medical competencies through conferences, <text:s/>seminars, specialized training and education courses in regenerative medicine.</text:p>
              </text:list-item>
              <text:list-item>
                <text:p text:style-name="P52">The center's research activities will be significantly enhanced through twinning opportunities and hosting doctors from partnering institutions for graduate studies in regenerative medicine at elite American universities in the U.S.</text:p>
              </text:list-item>
              <text:list-item>
                <text:p text:style-name="P52">Provide patient referrals to generate additional income.</text:p>
              </text:list-item>
              <text:list-item>
                <text:p text:style-name="P52">Offer personal liability insurance for doctors and nurses from companies like Lloyd's International Insurance or others, against a suitable additional cost.</text:p>
              </text:list-item>
              <text:list-item>
                <text:p text:style-name="P52">Apply and evaluate the center’s key performance indicators <text:span text:style-name="T12">(KPI 's)</text:span> to improve and differentiate it from other competing projects in the region.</text:p>
              </text:list-item>
              <text:list-item>
                <text:p text:style-name="P52">Assist your research team in conducting and publishing studies, research results, and clinical trials in regenerative medicine in trusted international medical circulars.</text:p>
              </text:list-item>
              <text:list-item>
                <text:p text:style-name="P52">Help with visa applications to the U.S. (Mexico and Europe) to facilitate the participation of qualified doctors in our medical courses, conferences, scientific seminars, and periodic workshops for the contract period.</text:p>
              </text:list-item>
              <text:list-item>
                <text:p text:style-name="P52">Support the creation of a strong and sustainable <text:span text:style-name="T12">project competitiveness programs</text:span> in the regional market.</text:p>
              </text:list-item>
              <text:list-item>
                <text:p text:style-name="P55">Assist in planning and implementing significant project <text:span text:style-name="T12">expansions,</text:span> both horizontal and vertical, starting from the second year, that are to be funded by project net profits generated in year one.</text:p>
              </text:list-item>
              <text:list-item>
                <text:p text:style-name="P55">The <text:span text:style-name="T12">Center</text:span> offers free Community initiatives that provide essential treatment annually to help patients in need, <text:soft-page-break/>including those facing financial hardships, individuals with disabilities, and clinical research volunteers, <text:span text:style-name="T21">all at no cos</text:span><text:span text:style-name="T6">t</text:span>.</text:p>
              </text:list-item>
              <text:list-item>
                <text:p text:style-name="P56">We are committed to providing the following unique features and benefits in our international partnerships to support investments and ensure project success in order to have a <text:span text:style-name="T12">strong competitive edge</text:span>.</text:p>
              </text:list-item>
            </text:list>
            <text:list text:style-name="L4">
              <text:list-item>
                <text:p text:style-name="P57">Highly Reliable Business Partnership.</text:p>
              </text:list-item>
              <text:list-item>
                <text:p text:style-name="P57">High-quality, certified products and independent solutions.</text:p>
              </text:list-item>
              <text:list-item>
                <text:p text:style-name="P57">Up to <text:span text:style-name="T12">40% price discounts</text:span> advantage compared to other current market options.</text:p>
              </text:list-item>
              <text:list-item>
                <text:p text:style-name="P57">Save costs with full project ownership.</text:p>
              </text:list-item>
              <text:list-item>
                <text:p text:style-name="P57">Minimize time loss and use fewer resources.</text:p>
              </text:list-item>
              <text:list-item>
                <text:p text:style-name="P57">High-quality, cost-effective components.</text:p>
              </text:list-item>
              <text:list-item>
                <text:p text:style-name="P57">On-time delivery of machines and consumables</text:p>
              </text:list-item>
              <text:list-item>
                <text:p text:style-name="P58">Continuous training &amp; education live &amp; on-line.</text:p>
              </text:list-item>
            </text:list>
            <text:list text:continue-list="list3152045520" text:style-name="L3">
              <text:list-header>
                <text:p text:style-name="P59"/>
              </text:list-header>
            </text:list>
            <text:p text:style-name="P60"><text:span text:style-name="T30">To ensure </text:span><text:span text:style-name="T31">Project Sustainability</text:span><text:span text:style-name="T30">, we stand out from others by providing (</text:span><text:span text:style-name="T32">51</text:span><text:span text:style-name="T30">) unique services. </text:span></text:p>
            <text:p text:style-name="Standard"/>
            <text:p text:style-name="P16">7. Cost of Comprehensive Post-Opening Operating Services</text:p>
            <text:list text:style-name="L5">
              <text:list-header>
                <text:p text:style-name="P61"><text:span text:style-name="T33">The compensation value for all actual costs of the comprehensive technical and consulting </text:span><text:span text:style-name="T34">Operating Services</text:span><text:span text:style-name="T33"> </text:span><text:span text:style-name="T35">(</text:span><text:span text:style-name="T33">paragraph </text:span><text:span text:style-name="T35">1 - </text:span><text:span text:style-name="T36">Phase II</text:span><text:span text:style-name="T33">) above will be covered by the project's revenues.</text:span></text:p>
              </text:list-header>
            </text:list>
            <text:p text:style-name="P62"/>
            <text:p text:style-name="P63">This is a collaborative approach to invest in supporting project infrastructure, design, planning, development, data upgrading, and management, to create unique and sustainable positive financial results, revenue outcomes and value; providing knowledge and ability throughout the largest package of effective services to maximize owners' (and shareholders') returns, establishing a competitive sustainable, resilient, and thriving project ideal business model.</text:p>
            <text:p text:style-name="P64">8. Intellectual Property (IP) and Intellectual Assets (IA)</text:p>
            <text:p text:style-name="P17">Our Corporation is cautious not to disclose our intellectual assets in the area of cell culture procedures, research and technologies of cell types, and combinations of cell types used. We view our intellectual assets (trade secrets) as equally important as our IP.</text:p>
            <text:p text:style-name="P18"/>
            <text:p text:style-name="P20">Our strategy includes the procurement of domestic and US and foreign patents in key markets for novel technologies relating to our core technology as well as such collateral technologies that are intended for product development and commercialization. While we disclose compositions and processes in our patents, not all processes are disclosed and remain as intellectual assets (trade secrets) within the <text:span text:style-name="T7">corporation.</text:span></text:p>
            <text:p text:style-name="P25"/>
            <text:p text:style-name="P9">This exclusive property also includes the intangible assets represented by the intangible moral rights associated with the use and attribution of our trade names, logos, goodwill, patents, copyrights, and our websites and social media platforms as well as acquisition rights of software licenses we use.</text:p>
            <text:p text:style-name="P65"/>
            <text:p text:style-name="P11">9. Project Business Model Strategy</text:p>
            <text:list text:style-name="L6">
              <text:list-item>
                <text:p text:style-name="P66">We provide intensive, hands-on stem cell training to qualified physicians and high-level medical professionals worldwide.</text:p>
              </text:list-item>
              <text:list-item>
                <text:p text:style-name="P66">Our curriculum includes everything from regenerative medicine fundamentals to the latest peer-reviewed medical protocols to equip physicians with deep knowledge and the latest in regenerative medicine techniques.</text:p>
              </text:list-item>
              <text:list-item>
                <text:p text:style-name="P66">Through our stem cell training programs, we enable physicians to provide life-changing medical solutions for patients.</text:p>
              </text:list-item>
              <text:list-item>
                <text:p text:style-name="P66"><text:span text:style-name="T7">W</text:span>e share the latest therapeutic methods, medical know-how, and technological facilities with medical professionals through our courses, seminars, conferences, and workshops on regenerative medicine science, stem cell therapy, and cellular treatment procedures.</text:p>
              </text:list-item>
              <text:list-item>
                <text:p text:style-name="P67">We establish an accredited licensed treatment center <text:span text:style-name="T7">multispecialty, equipped with an </text:span><text:span text:style-name="T37">(in-house) laboratory</text:span><text:span text:style-name="T7"> specialized in doing cellular therapy lab procedures and licensing the med and technical team.</text:span></text:p>
              </text:list-item>
              <text:list-item>
                <text:p text:style-name="P68">We intentionally avoid and correct inaccurate misconceptions regarding stem cell-based treatment applications whenever necessary. Our promotional rhetoric is evidence-based and does not go beyond credible safety and efficacy data and relevant regulatory approvals.</text:p>
              </text:list-item>
            </text:list>
            <text:p text:style-name="P69"/>
            <text:p text:style-name="P11">1<text:span text:style-name="T7">0</text:span>. Our Stem Cell Treatment Technologies</text:p>
            <text:p text:style-name="P70"><text:soft-page-break/><text:span text:style-name="T38">Our medical and scientific research team has well-developed </text:span><text:span text:style-name="T39">autologous adult stem cell technolog</text:span><text:span text:style-name="T40">ies</text:span><text:span text:style-name="T39"> </text:span><text:span text:style-name="T41">which are </text:span><text:span text:style-name="T38">currently applied in our (16</text:span><text:span text:style-name="T42">7</text:span><text:span text:style-name="T38">) medical centers globally to treat many </text:span><text:span text:style-name="T42">diseases</text:span><text:span text:style-name="T38">. In consent with the MOH regulations, the training covers the following three advanced innovative clinical technologies in regenerative medicine and investigational stem cell research and treatment:</text:span></text:p>
            <text:p text:style-name="P13"/>
            <text:list text:style-name="L7">
              <text:list-item>
                <text:p text:style-name="P71">Autologous adult adipose-derived SC Treatment</text:p>
              </text:list-item>
              <text:list-item>
                <text:p text:style-name="P72">Autologous Bone-Marrow-derived SC Treatment</text:p>
              </text:list-item>
              <text:list-item>
                <text:p text:style-name="P71">Autologous adult Platelet-Rich-Plasma isolation and processing</text:p>
              </text:list-item>
            </text:list>
            <text:p text:style-name="P27"/>
            <text:p text:style-name="P73">1<text:span text:style-name="T7">1</text:span>. Our Clinical Protocols</text:p>
            <text:p text:style-name="P74">Our team has developed advanced and efficient clinical <text:span text:style-name="T43">peer-reviewed </text:span>protocols for the treatment of several types of chronic diseases using immunotherapy as a leading advancement in medical science, with rigorously evaluating the quality, safety, and effectiveness of each new cellular intervention. They are extensively validated to ensure specificity, enabling faster progress in target validation, pathway discovery, disease research, consistent, reliable results, and more.</text:p>
            <text:p text:style-name="P18"/>
            <text:p text:style-name="P17">These clear, comprehensive, and up-to-date protocols from our experts and collaborators will help doing clinical procedures with consistent, accurate results.</text:p>
            <text:p text:style-name="P18"/>
            <text:p text:style-name="P75"><text:span text:style-name="Strong_20_Emphasis"><text:span text:style-name="T44">We do not claim, intentionally or implied, that any applications (or potential applications) or therapies using autologous adult stem cells can work for any disease condition listed below or not listed, rather we endorse our solid scientific protocols backed by evidence-based positive results, and this is what we announce to the patients and urge them to do their research (consulting with family members and their doctors) based on the options we give them so that they can make their best voluntary informed decision.</text:span></text:span></text:p>
            <text:p text:style-name="P75"><text:span text:style-name="Strong_20_Emphasis"><text:span text:style-name="T45"/></text:span></text:p>
            <text:p text:style-name="P75"><text:span text:style-name="Strong_20_Emphasis"><text:span text:style-name="T44">All of our approved </text:span></text:span><text:span text:style-name="Strong_20_Emphasis"><text:span text:style-name="T46">cellular </text:span></text:span><text:span text:style-name="Strong_20_Emphasis"><text:span text:style-name="T44">treatment protocols, in addition to our clinical 23 protocols in (procedures for aspiration of adipose tissue) in the clinic, and cell processing 5 protocols (harvesting of SVF cells from adipose tissue) in the laboratory, are to be disclosed </text:span></text:span><text:span text:style-name="Strong_20_Emphasis"><text:span text:style-name="T47">after concluding the contract</text:span></text:span><text:span text:style-name="Strong_20_Emphasis"><text:span text:style-name="T44">.</text:span></text:span></text:p>
            <text:p text:style-name="P18"/>
            <text:p text:style-name="P17">Our unique stem cell transplant <text:span text:style-name="T7">(23) clinical </text:span>protocols are our registered scientific product of <text:span text:style-name="T7">Intellectual Asset IA </text:span>proprietary <text:span text:style-name="T7">accredited </text:span>for medical procedures and stem cell treatment technologies. These protocols provide a novel platform from advanced therapies to clinical <text:span text:style-name="T7">preliminary </text:span>diagnostics <text:span text:style-name="T7">to bring successful solutions to patients and are considered a ground breakthrough to develop more</text:span> future protocols shifting the traditional clinical therapeutic paradigm.</text:p>
            <text:p text:style-name="P18"/>
            <text:p text:style-name="P76">a. Health Services and Clinical Therapeutic Protocol Applications</text:p>
            <text:p text:style-name="P22">The medical center health services apply our clinical protocols for therapeutic procedures to help in treating the following disorders:</text:p>
            <text:p text:style-name="P77"/>
            <text:list text:style-name="L8">
              <text:list-item>
                <text:p text:style-name="P78">Autism Spectrum Disorders,</text:p>
              </text:list-item>
              <text:list-item>
                <text:p text:style-name="P79">Parkinson's,</text:p>
              </text:list-item>
              <text:list-item>
                <text:p text:style-name="P80"><text:span text:style-name="T7">Diabetes T1, T2; </text:span>Critical Limb Ischemia; Diabetic foot,</text:p>
              </text:list-item>
              <text:list-item>
                <text:p text:style-name="P79">Duchenne Muscular Dystrophy DMD,</text:p>
              </text:list-item>
              <text:list-item>
                <text:p text:style-name="P79">Alopecia,</text:p>
              </text:list-item>
              <text:list-item>
                <text:p text:style-name="P79">Congestive Heart Failure,</text:p>
              </text:list-item>
              <text:list-item>
                <text:p text:style-name="P79">Status Post Stroke,</text:p>
              </text:list-item>
              <text:list-item>
                <text:p text:style-name="P79">Multiple Sclerosis MS,</text:p>
              </text:list-item>
              <text:list-item>
                <text:p text:style-name="P80"><text:span text:style-name="T7">Rheumatoid Arthritis, </text:span>Osteoarthritis,</text:p>
              </text:list-item>
              <text:list-item>
                <text:p text:style-name="P79">Orthopedic conditions (intra-articular injections),</text:p>
              </text:list-item>
              <text:list-item>
                <text:p text:style-name="P80"><text:span text:style-name="T7">Multiple Spinal Cord Injuries, </text:span>Spinal Muscular Atrophy,</text:p>
              </text:list-item>
              <text:list-item>
                <text:p text:style-name="P79">Chronic Obstructive Pulmonary Disease COPD,</text:p>
              </text:list-item>
              <text:list-item>
                <text:p text:style-name="P79">Pulmonary Fibrosis,</text:p>
              </text:list-item>
              <text:list-item>
                <text:p text:style-name="P79">Angiotrophic Lateral Sclerosis ALS,</text:p>
              </text:list-item>
              <text:list-item>
                <text:p text:style-name="P79">Macular Degeneration,</text:p>
              </text:list-item>
              <text:list-item>
                <text:p text:style-name="P79">Renal Failure,</text:p>
              </text:list-item>
              <text:list-item>
                <text:p text:style-name="P79">Systemic Lupus Erythematosus,</text:p>
              </text:list-item>
              <text:list-item>
                <text:p text:style-name="P80"><text:span text:style-name="T7">Erectile Dysfunction ED, </text:span>Incontinence,</text:p>
              </text:list-item>
              <text:list-item>
                <text:p text:style-name="P79">Facial Cell Assisted Fat Transfer (Aesthetic),</text:p>
              </text:list-item>
              <text:list-item>
                <text:p text:style-name="P79"><text:soft-page-break/>General Anti-Aging,</text:p>
              </text:list-item>
              <text:list-item>
                <text:p text:style-name="P79">Neurological (several),</text:p>
              </text:list-item>
              <text:list-item>
                <text:p text:style-name="P79">Autoimmune (several).</text:p>
              </text:list-item>
            </text:list>
            <text:p text:style-name="P13"/>
            <text:p text:style-name="P17">In addition to reconstructive, cosmetic and reformation treatment applications for face, body and extremities, skin burns, scars, and hair transplantation.</text:p>
            <text:p text:style-name="P18"/>
            <text:p text:style-name="P17">These protocols <text:span text:style-name="T7">are</text:span> done in the physician’s office (in minor surgery outpatient room under conscious local anesthesia), using <text:span text:style-name="T8">autologous adult stem cells</text:span> at the point-of-care, within the same procedure on the same day, with minimal manipulation and minimum risk, without violation of current FDA instructions or the applicable MOH regulations. In addition to our laboratory protocols for processing the biological product and isolating stem cells.</text:p>
            <text:p text:style-name="P13"/>
            <text:p text:style-name="P81">Our 10 research, 5 clinical procedures, and 23 therapeutic protocols have been refined at the University of California, San Diego UCSD School of Medicine where many of our staff currently work or have worked in the past.</text:p>
            <text:p text:style-name="P77"/>
            <text:p text:style-name="P17"><text:span text:style-name="T7">We work around the clock and tirelessly, a</text:span>s we make more progress we shall add more stem cell treatment options for more diseases to maintain our pioneering status of the most advanced and comprehensive stem cell therapy program using cutting-edge technology of cellular treatment. </text:p>
            <text:p text:style-name="P18"/>
            <text:p text:style-name="P82"><text:span text:style-name="T7">12. </text:span>Cellular Treatment and <text:span text:style-name="T7">Cellular </text:span>Products</text:p>
            <text:p text:style-name="P17">We have pioneered an advanced and comprehensive stem cell therapy program and offer treatment at large using cutting-edge technologies of stem cell therapy.</text:p>
            <text:p text:style-name="P13"/>
            <text:p text:style-name="P17">The intended therapeutic use of stem cells is <text:span text:style-name="T8">homologous</text:span> and within the cells' native physiological context. for example, the transplantation of hematopoietic stem cells to regenerate the blood, or the use of adipose-derived stem cells to support osteoarthritis.</text:p>
            <text:p text:style-name="P13"/>
            <text:p text:style-name="P17">In cellular treatments, <text:span text:style-name="T8">autologous adult stem cells</text:span> (from adipose tissue or bone marrow aspirate) are used, in line with the Federal Instructions of the US FDA and the Regulations of the Ministry of Health.</text:p>
            <text:p text:style-name="P18"/>
            <text:p text:style-name="P83"><text:span text:style-name="T48">1</text:span><text:span text:style-name="T7">3</text:span><text:span text:style-name="T48">. Stem Cell Treatment </text:span><text:span text:style-name="T7">Standard Operating </text:span><text:span text:style-name="T48">Procedure SOP</text:span></text:p>
            <text:p text:style-name="P84"><text:span text:style-name="T49">Autologous adult stem cell procedures are delivered in a hospital, or a medical center. After informing the patient of the medical data about his condition, and signing the Informed Consent Form ICF (by the patient, or one of his parents or his legal guardian), stem cells are removed under local anesthesia from a patient’s bone marrow, or adipose tissue, then stem cells will be processed using U.S. FDA processes and in line with MOH regulations, in the stem cell lab for cell deproteinization, homogenization, centrifugation, purification, desalting elution, neutralization, incubation, stabilization, characterizing, quality check, and quantification as per the intended cellular therapeutic application, then transplanted to the patient </text:span><text:span text:style-name="T50">using various methods</text:span><text:span text:style-name="T49"> depending on the type and severity of the disease and the patient condition, such as intravenous administering, via a catheter using angiography, or direct injection into the target area by way of surgery, or retrobulbar injection</text:span><text:span text:style-name="T50"> for the best therapeutic benefit.</text:span></text:p>
            <text:p text:style-name="P85"/>
            <text:p text:style-name="P20">As per the nature of the illness, Bone Marrow derived Hematopoietic Stem Cells and Autologous Adult Mesenchymal Stem Cells are harvested from Bone-Marrow-derived Stem Cells (or autologous adult stem cells derived from adipose tissue). It is extracted from the marrow aspirate of the iliac crest (the medullary space) at the top of the hip bone, by a thick (Trocar, or T<text:span text:style-name="T7">rochar, puncture</text:span> needle) that reaches the iliac crest, and bone marrow aspirate is sucked out of it under local anesthesia (conscious) in complete safety.</text:p>
            <text:p text:style-name="P13"/>
            <text:p text:style-name="P17">Stromal Vascular Fraction (SVF) is harvested from adipose tissue (from the lower abdomen or the inner side of the thigh) by a minimally invasive procedure, completely safely under local anesthesia in a completely sterile, closed, and controlled procedure.</text:p>
            <text:p text:style-name="P13"/>
            <text:p text:style-name="P17">Isolation of the SVF cells from fat tissue is a rather simple process. The complete process, including pre-conscious local anesthesia procedure, isolation, and the injection of Stromal Vascular Fraction SVF cells only takes about four (4) hours and is performed in a clinic. The procedure is usually well tolerated and has been clinically confirmed as safe and effective within scientifically and ethically accepted high ranges. </text:p>
            <text:p text:style-name="P13"/>
            <text:p text:style-name="P13"/>
            <text:p text:style-name="P86">a. Outpatient Preparation</text:p>
            <text:p text:style-name="P12">Doctors spend 20-30 minutes with patients doing a brief history and physical examination and answering questions. The goal is to confirm the treatment plan and do a simple check of the heart and lungs. Patients are then taken to the treatment room where the surgical assistant (Registered Nurse RN, Certified Surgical Technologist CST, or Physician Assistant) and the treating physician greet them, confirm allergies, treatment plan, site for harvesting, and eventual deployment. Once this is confirmed, <text:soft-page-break/>the patient is prepared for mini liposuction. Patients will be handed pre-operative written instructions and medication instructions. It will be explained that although this is a minor procedure involving a small puncture, it could be expected to be “mild sore” for a couple of days.</text:p>
            <text:p text:style-name="P13"/>
            <text:p text:style-name="P86">b. The Clinical Procedure</text:p>
            <text:p text:style-name="P74">After injecting the local anesthetic, fat tissue is obtained via liposuction. Next, the patient is taken to a comfortable room to rest. <text:s/>The data report is saved and placed on the patient’s chart. The physician fills out an operative report after the procedure and cell counting.</text:p>
            <text:p text:style-name="P18"/>
            <text:p text:style-name="P86">c. Deployment Protocols</text:p>
            <text:p text:style-name="P74">The biological product is treated in the laboratory <text:span text:style-name="T7">w</text:span>ith minimal degrees of external manipulation and processing to separate the cells of the Stromal Vascular Fraction SVF from the adipose tissue collected from the patient, purify them, rinse and filter them, determine cell viability, safety, and number to prepare them for deployment in the disease site in the patient’s body. The laboratory closed procedure takes about three hours.</text:p>
            <text:p text:style-name="P13"/>
            <text:p text:style-name="P17">When the Stromal Vascular Fraction material is ready, deployment is performed by the licensed specialized physician according to prescribed research protocols by the treatment team depending on the condition being treated.</text:p>
            <text:p text:style-name="P13"/>
            <text:p text:style-name="P17">In some complex illness cases (such as spinal cord injuries, heart, <text:s/>lung, urinary tract, or other ailments), the licensed specialist physicians in the center may, following a signed written agreement, pursue the assistance of a consultant, or specialist physician in such complex cases, to administer the stem cell injection procedure at the designated site in the patient’s body. This is following the medical specialty and expertise of the external physician colleague (an outsourcing contractor) assisted by the medical and nursing backing team at the center.</text:p>
            <text:p text:style-name="P13"/>
            <text:p text:style-name="P86">d. Patient Discharge</text:p>
            <text:p text:style-name="P87">The patient is then given discharge instructions, with a package of recommendations, instructions, and contact information, and sent home.</text:p>
            <text:p text:style-name="P20">Post-procedure follow-up. Subjective and objective outcomes are followed up at baseline, quarterly for 60 months, and then annually to document each case. In more detail, the center follows up on potential adverse events with the patient when they occur and records them according to the following varying periods: at the time of the procedure, one day after the therapeutic procedure, after one week, after one month, every three months up to 60 months (5 years), then every year. It is unlikely to expect any negative effects after one year, although the center will continue to monitor and document the condition of its patients throughout their lives (as long as possible).</text:p>
            <text:p text:style-name="P18"/>
            <text:p text:style-name="P11">1<text:span text:style-name="T7">4</text:span>. Types of Stem Cell<text:span text:style-name="T7">s</text:span> We Use</text:p>
            <text:p text:style-name="P88"><text:span text:style-name="T51">Autologous Adult Stem Cells</text:span><text:span text:style-name="T38"> are collected from Bone marrow or Adipose-derived stem cells in an autologous transplant, the patient donates stem cells to himself/ herself. This procedure is carried out under the US FDA instructions, and the relevant local regulations. </text:span></text:p>
            <text:p text:style-name="P18"/>
            <text:p text:style-name="P17">Adult (somatic) stem cells, which include mesenchymal stem cells (MSCs) are further divided into non-culture forms, also known as Stromal Vascular Fraction (SVF).</text:p>
            <text:p text:style-name="P13"/>
            <text:p text:style-name="P17">Currently, two common types of MSCs are easy to use, in the bone marrow (bone marrow), and in adipose tissue - which is a more abundant and widely available source of cells in the body, compared to bone marrow.</text:p>
            <text:p text:style-name="P17">Adipose tissue can be harvested in large quantities from several areas of the body, with minimal risk of morbidity. On average, Bone marrow produces 500,000 stem cells per one cubic centimeter, and the availability of these bone marrow-derived stem cells declines after age 55 in all patients, while an average between 30 million and 99 million of stem cells can be isolated per cubic centimeter from human adipose (fat) tissue.</text:p>
            <text:p text:style-name="P18"/>
            <text:p text:style-name="P17">Adipose-derived stromal cells (ADSCs) meet the following three minimal criteria:</text:p>
            <text:p text:style-name="P74">(i) plastic adherence;</text:p>
            <text:p text:style-name="P12">(ii) expression of CD34+/CD45−/CD31−/CD13+/CD73+/CD90+ markers; and</text:p>
            <text:p text:style-name="P17">(iii) tri-lineage differentiation potential.</text:p>
            <text:p text:style-name="P18"/>
            <text:p text:style-name="P89">Briefly:</text:p>
            <text:p text:style-name="P90">1). <text:span text:style-name="T8">Autologous Adult Stem Cells</text:span> (donor and recipient are the same person):</text:p>
            <text:p text:style-name="P91">a. Adult stem cells of the vascular tissue complex (SVF) from mesenchymal cells derived from adipose tissue- <text:span text:style-name="T6">Adipose-derived Mesenchymal Stromal Vascular Fraction (SVF) Stem Cells</text:span>.</text:p>
            <text:p text:style-name="P92">b. Adult mesenchymal stem cells and bone marrow-derived adult hematopoietic stem cells (BMSCs)-<text:line-break/><text:span text:style-name="T6">Bone marrow-derived Mesenchymal and Hematopoietic Stem Cells HSC's</text:span>.</text:p>
            <text:p text:style-name="P92"><text:soft-page-break/>c. <text:span text:style-name="T6">Platelet-Rich Plasma</text:span> PRP (autologous and allogeneic) contains growth elements.</text:p>
            <text:p text:style-name="P18"/>
            <text:p text:style-name="P17">2) <text:span text:style-name="T8">Allogeneic adult stem cells</text:span> (from a donor) may be used from the following sources, under our approved procedural protocols and per applicable laws in each country.</text:p>
            <text:p text:style-name="P27"/>
            <text:list text:style-name="L9">
              <text:list-item>
                <text:p text:style-name="P93">Umbilical cord blood UCB</text:p>
              </text:list-item>
              <text:list-item>
                <text:p text:style-name="P94">Placental blood and placental tissue</text:p>
              </text:list-item>
              <text:list-item>
                <text:p text:style-name="P95">Wharton's Jelly Malevolencies Stem Cells</text:p>
              </text:list-item>
              <text:list-item>
                <text:p text:style-name="P94">Peripheral fluid (in the uterine sac)</text:p>
              </text:list-item>
              <text:list-item>
                <text:p text:style-name="P96">Venous Blood</text:p>
              </text:list-item>
              <text:list-item>
                <text:p text:style-name="P97">Exosomes</text:p>
              </text:list-item>
              <text:list-item>
                <text:p text:style-name="P97">NK-Cells</text:p>
              </text:list-item>
              <text:list-item>
                <text:p text:style-name="P97">CAR-T Cells (genetically modified for Cancer treatment)</text:p>
              </text:list-item>
            </text:list>
            <text:p text:style-name="P18"/>
            <text:p text:style-name="P11"><text:span text:style-name="T7">15</text:span>. Project Description</text:p>
            <text:p text:style-name="P70"><text:span text:style-name="T38">The specific project design reflects a multi-specialty Medical Center operating in a same-day-surgery system under the regulations of the Ministry of Health, and relevant laws. The Center adopts the </text:span><text:span text:style-name="T51">comprehensiveness principle</text:span><text:span text:style-name="T38"> in providing regenerative medicine</text:span><text:span text:style-name="T42"> </text:span><text:span text:style-name="T38">and adult autologous stem cell research and therapeutic </text:span><text:span text:style-name="T42">services under one roof, </text:span><text:span text:style-name="T52">working within one well-organized and self-disciplined team</text:span><text:span text:style-name="T38"> actively participate in developing ideas and proposals away from administrative or routine complexities to help patients recover from (or relieve pain derived from) several disorders, chronic</text:span> <text:span text:style-name="T53">degenerative and aging diseases, blood and autoimmune diseases, skin burn restoration, and necessary aesthetic improvements, using adult autologous stem cells from bone marrow, adipose tissue, and platelet-rich blood plasma and cell growth factors.</text:span></text:p>
            <text:p text:style-name="P98"/>
            <text:p text:style-name="P99">The center caters to scientific research in regenerative medicine and encourages local academicians, scientists, researchers, and physicians to carry out their studies, research, and investigational clinical trials at its laboratories assisted by its medical and technical staff.</text:p>
            <text:p text:style-name="P98"/>
            <text:p text:style-name="P26"><text:span text:style-name="T53">The center applies</text:span> <text:span text:style-name="T53">the U.S. most advanced techniques and contemporary clinical protocols in regenerative medicine and stem cell therapy that are currently in use by 167 medical centers in 35 countries and according to U.S. FDA Federal Regulations.</text:span></text:p>
            <text:p text:style-name="P100"><text:span text:style-name="T54"/></text:p>
            <text:p text:style-name="P11">16. Project Infrastructure <text:span text:style-name="T55">(assumption)</text:span></text:p>
            <text:p text:style-name="P74">The Stem Cell Research and Treatment center will be established under the technical and engineering requirements of the MOH, related to the establishment of a research and treatment center in Regenerative Medicine and Stem Cell applications.</text:p>
            <text:p text:style-name="P101"/>
            <text:p text:style-name="P86">a. Plot Area and Geographical Location</text:p>
            <text:p text:style-name="P74">The area of the plot of land on which the center is to be constructed ranges about (200 sq.m.) and up to (1000 sq.m.)<text:span text:style-name="T7">,</text:span> or larger, depending on the volume of the investment and available financing fund. The plot is to be on a main (public) road, or in a service area, provided that the necessary permits for construction are obtained from the relevant regulatory authorities.</text:p>
            <text:p text:style-name="P18"/>
            <text:p text:style-name="P86">b. The Building</text:p>
            <text:p text:style-name="P74">The center is to be established in a building, with one or more ground floors, within a hospital, or in an independently located facility, but close to a hospital within the geographical area, to manage an emergency or other complications that may arise during the operation.</text:p>
            <text:p text:style-name="P18"/>
            <text:p text:style-name="P17">An ideal center will have about 20-22 sectional workspaces.</text:p>
            <text:p text:style-name="P17"><text:span text:style-name="T56"><text:line-break/></text:span><text:span text:style-name="T8">c. Facilities of the Center</text:span></text:p>
            <text:list text:style-name="L10">
              <text:list-item>
                <text:p text:style-name="P102">Consultation clinics (doctor's office) of not less than two (<text:span text:style-name="T7">4</text:span>), with an area not less than (4 x 4 meters) for each, containing an attached bathroom, and recovery area.</text:p>
              </text:list-item>
              <text:list-item>
                <text:p text:style-name="P103">Attached laboratory specializes in producing platelet-rich plasma, separating blood cells, and producing cells and dealing with them. It includes air filtration technology and engineering design specifications approved in operating rooms.</text:p>
              </text:list-item>
              <text:list-item>
                <text:p text:style-name="P104">Administrative Wing, which will include the director's office, personal assistant, nursing and technical staff rooms, other rooms for admin officer, accountant, general and technical services, doctors’ lounge, etc.). </text:p>
              </text:list-item>
            </text:list>
            <text:p text:style-name="P18"/>
            <text:p text:style-name="P86">Details:</text:p>
            <text:p text:style-name="P74">The suggested concept for the building of the following facilities is subject to the number of eligible physicians available, and number of cellular treatments to be carried out per day. (<text:span text:style-name="T12">All details will be disclosed after conclusion of the contract</text:span>).</text:p>
            <text:p text:style-name="P105"/>
            <text:p text:style-name="P17"><text:soft-page-break/><text:span text:style-name="T57">We can think together</text:span><text:span text:style-name="T6"> to build the best practical vision for the center to satisfy the </text:span><text:span text:style-name="T58">Societal </text:span><text:span text:style-name="T6">needs of the patient at the highest possible level of quality, well-being, and luxury</text:span>.</text:p>
            <text:p text:style-name="P13"/>
            <text:p text:style-name="P75"><text:span text:style-name="T38">There is a crucial positive impact to reducing the construction cost and time when building the center in a working hospital </text:span><text:span text:style-name="T59">(</text:span><text:span text:style-name="T60">investment capital will be far much less</text:span><text:span text:style-name="T59">).</text:span><text:span text:style-name="T38"> Due to the availability of the most requirements for the project’s infrastructure in the hospital location.</text:span></text:p>
            <text:p text:style-name="P13"><text:bookmark text:name="docs-internal-guid-0c61f8cb-7fff-6f75-d414-24f558cb75e21"/></text:p>
            <text:p text:style-name="P17">Our technical team (doctors, engineers, and technicians) will attend and supervise the construction phases until the opening and inauguration of the center.</text:p>
            <text:p text:style-name="P18"/>
            <text:p text:style-name="P106"><text:span text:style-name="T7">17</text:span>. Preparation and Completion Time</text:p>
            <text:p text:style-name="P12">The period of establishment, preparation, and operation of the center depends largely on flexibility in obtaining regulatory approvals from the relevant government agencies, as well as the planned size of the center and the type and number of cellular treatment services provided.</text:p>
            <text:p text:style-name="P20">It can be noted with confidence, from our experiences gained from the establishment of the current medical centers, that the time required to establish the center from the date of receiving <text:span text:style-name="T7">the contractual payment from the beneficiary (and handing over the </text:span>qualified vacant location designated for the project, with all regulatory permits, cooling, electricity and fire-fighting systems in place), until the opening day is about <text:span text:style-name="T27">(4) four months. </text:span><text:span text:style-name="T61">T</text:span>he opening ceremony will take place in the next (the fifth) month.</text:p>
            <text:p text:style-name="P27"/>
            <text:p text:style-name="P84">18. Project Construction Phases</text:p>
            <text:p text:style-name="P107">SERVICE 1 - PROJECT PREPARATION</text:p>
            <text:p text:style-name="P108">Preparation and establishment “Cell Therapy Center”</text:p>
            <text:p text:style-name="P22">This service includes, but is not limited to, the following:</text:p>
            <text:list text:style-name="L11">
              <text:list-item>
                <text:p text:style-name="P109">Contribution to satisfy local regulatory requirements, </text:p>
              </text:list-item>
              <text:list-item>
                <text:p text:style-name="P109">Project technical and economic feasibility studies, </text:p>
              </text:list-item>
              <text:list-item>
                <text:p text:style-name="P109">Market research,</text:p>
              </text:list-item>
              <text:list-item>
                <text:p text:style-name="P109">Patient safety and public awareness programs, </text:p>
              </text:list-item>
              <text:list-item>
                <text:p text:style-name="P109">Project concept general design, </text:p>
              </text:list-item>
              <text:list-item>
                <text:p text:style-name="P109">Project interior design, </text:p>
              </text:list-item>
              <text:list-item>
                <text:p text:style-name="P109">License rights to use our U.S. registered therapeutic protocols and cellular technologies transfer,</text:p>
              </text:list-item>
              <text:list-item>
                <text:p text:style-name="P109">Supply, installation, and commissioning of Lab and doctor equipment, </text:p>
              </text:list-item>
              <text:list-item>
                <text:p text:style-name="P109">International tailored training and accreditation <text:s/>certification for all operating staff, </text:p>
              </text:list-item>
              <text:list-item>
                <text:p text:style-name="P109">Site construction direct supervision and follow-up, </text:p>
              </text:list-item>
              <text:list-item>
                <text:p text:style-name="P109">Project preliminary and final inspection work, </text:p>
              </text:list-item>
              <text:list-item>
                <text:p text:style-name="P109">Others.</text:p>
              </text:list-item>
            </text:list>
            <text:p text:style-name="P24"/>
            <text:p text:style-name="P108">SERVICE 2 – LABORATORY PROJECT PREPARATION. </text:p>
            <text:p text:style-name="P110"><text:span text:style-name="T7">Preparation and establishment of an </text:span><text:span text:style-name="T13">annexed</text:span><text:span text:style-name="T7"> laboratory for <text:s/>Regenerative Medicine and Cellular Therapy Applications. </text:span></text:p>
            <text:p text:style-name="P111">This service includes, but is not limited to, the following:</text:p>
            <text:p text:style-name="P20"><text:span text:style-name="T7">Submitting a feasibility study for the </text:span><text:span text:style-name="T13">annexed</text:span><text:span text:style-name="T7"> Specialized Laboratory requirements (</text:span><text:span text:style-name="T58">not a standalone general service laboratory type</text:span><text:span text:style-name="T7">), training technicians, and issuing an approved international practice certificate for them. We design the complete </text:span><text:span text:style-name="T13">annexed</text:span><text:span text:style-name="T7"> laboratory: Workstations, laboratory medical furniture, and analytical systems as well as carry out the supply chain and supply chain for the complete </text:span><text:span text:style-name="T13">annexed</text:span><text:span text:style-name="T7"> laboratory facilities respectively.</text:span></text:p>
            <text:p text:style-name="P24"/>
            <text:p text:style-name="P23">When building a new laboratory space, our design team typically includes an architect, contractor, installer, electrician, mechanic, plumber, manager, and involvement of the laboratory manager.</text:p>
            <text:p text:style-name="P24"/>
            <text:p text:style-name="P23"><text:span text:style-name="T12">Note:</text:span> The Beneficiary Party (Owners and Management of the Medical Center) shall assist to provide appropriate personal safety and accommodation requirements (housing and accommodation) in its country for the first party team during the construction period.</text:p>
            <text:p text:style-name="P24"/>
            <text:p text:style-name="P20"><text:span text:style-name="T7">The dynamic nature of biomedical research and the cost of laboratory construction have led to the predominant use of a modular (typical) design that allows the </text:span><text:span text:style-name="T13">in-house</text:span><text:span text:style-name="T7"> laboratory to be reconfigured and expanded as needed while keeping construction costs to a minimum.</text:span></text:p>
            <text:p text:style-name="P24"/>
            <text:p text:style-name="P20"><text:span text:style-name="T62">Pre-project work:</text:span><text:span text:style-name="T7"> Initial general assessment and requirements assessment for set-up, installation, and commissioning of a </text:span><text:soft-page-break/><text:span text:style-name="T7">comprehensive high-handling </text:span><text:span text:style-name="T13">in-house</text:span><text:span text:style-name="T7"> laboratory specializing in regenerative medicine applications, cell therapy, and tissue handling, preparation of initial report, cost, and delivery time.</text:span></text:p>
            <text:p text:style-name="P24"/>
            <text:p text:style-name="P108">SERVICE 3 – TRAINING AND CERTIFICATION </text:p>
            <text:p text:style-name="P112">Training program and accredited Certification license to practice research and therapeutics in regenerative medicine and stem cell applications.</text:p>
            <text:p text:style-name="P22">For details, please refer to Clause (<text:span text:style-name="T27">Training Programs</text:span>) of this document.</text:p>
            <text:p text:style-name="P24"/>
            <text:p text:style-name="P108">SERVICE 4 - MEDICAL EQUIPMENT, TOOLS, SUPPLIES AND CONSUMABLES.<text:span text:style-name="T63"> </text:span></text:p>
            <text:p text:style-name="P113">Our products are Peer-reviewed and compliant with the US FDA Good Manufacturing Practice (GMP) system that ensures all items are produced and controlled according to approved Quality Standards.</text:p>
            <text:p text:style-name="P114">Appendix (A) to this document - Supply of medical equipment, tools, and supplies for the Project. </text:p>
            <text:p text:style-name="P115"><text:span text:style-name="T12">Note</text:span>: The beneficiary party (Cell Therapy Center) is obligated to purchase and supply medical services and materials (devices, tools, medical supplies), and consumables (kits at <text:s/>preferential prices), necessary to carry out the work of the center, exclusively from Holland Limited for the duration of the legal working period of the establishment.</text:p>
            <text:p text:style-name="P116"><text:span text:style-name="T56"><text:line-break/></text:span><text:span text:style-name="T8">SERVICE 5 – </text:span><text:span text:style-name="T64">TECHNOLOGY TRANSFER </text:span><text:span text:style-name="T8">(IP) AND (IA) INTANGIBLE RIGHTS </text:span></text:p>
            <text:p text:style-name="P115">Clause (12) - Intellectual Property and Intellectual Assets.</text:p>
            <text:p text:style-name="P117"/>
            <text:p text:style-name="P116">The following order outlines the various phases of project establishment and development.</text:p>
            <text:p text:style-name="P118"/>
            <text:p text:style-name="P119">Phase 1: Project Construction and Validation</text:p>
            <text:p text:style-name="P18"/>
            <text:list text:style-name="L12">
              <text:list-item>
                <text:p text:style-name="P120">Applying for a Preliminary Regulatory <text:span text:style-name="T7">Permit</text:span> to start the work.</text:p>
              </text:list-item>
              <text:list-item>
                <text:p text:style-name="P120">General planning of project structure <text:span text:style-name="T7">and </text:span>infrastructure.</text:p>
              </text:list-item>
              <text:list-item>
                <text:p text:style-name="P120">Preparing feasibility studies <text:span text:style-name="T7">&amp;</text:span> estimated cost schedule.</text:p>
              </text:list-item>
              <text:list-item>
                <text:p text:style-name="P120">Project management and supervision during execution phases.</text:p>
              </text:list-item>
              <text:list-item>
                <text:p text:style-name="P121">Site selection and remodeling.</text:p>
              </text:list-item>
              <text:list-item>
                <text:p text:style-name="P121">Facility Design.</text:p>
              </text:list-item>
              <text:list-item>
                <text:p text:style-name="P121">Facility general setup. </text:p>
                <text:p text:style-name="P122"/>
              </text:list-item>
            </text:list>
            <text:p text:style-name="P86">Phase 2: Laboratory Set-Up, Installation, and Pilot Test</text:p>
            <text:p text:style-name="P18"/>
            <text:list text:style-name="L13">
              <text:list-item>
                <text:p text:style-name="P123">General lab setup.</text:p>
              </text:list-item>
              <text:list-item>
                <text:p text:style-name="P123">Interview candidates and team building.</text:p>
              </text:list-item>
              <text:list-item>
                <text:p text:style-name="P123">Equipment and Supplies Ordering and Manufacturing.</text:p>
              </text:list-item>
              <text:list-item>
                <text:p text:style-name="P123">Environmental check Equipment and installation.</text:p>
              </text:list-item>
              <text:list-item>
                <text:p text:style-name="P123">Quality control Equipment and installation.</text:p>
              </text:list-item>
              <text:list-item>
                <text:p text:style-name="P123">Cell processing Equipment and installation.</text:p>
              </text:list-item>
            </text:list>
            <text:p text:style-name="P18"/>
            <text:p text:style-name="P86">Phase 3: Technology Transfer and Development</text:p>
            <text:p text:style-name="P18"/>
            <text:list text:style-name="L14">
              <text:list-item>
                <text:p text:style-name="P124">Autologous adult adipose-derived stem cells treatment protocols and clinical applications.</text:p>
              </text:list-item>
              <text:list-item>
                <text:p text:style-name="P124">Autologous adult bone marrow-derived stem cells treatment protocols and clinical applications. </text:p>
              </text:list-item>
              <text:list-item>
                <text:p text:style-name="P124">PRP Isolation <text:span text:style-name="T7">and</text:span> transfer protocols and clinical applications.</text:p>
              </text:list-item>
              <text:list-item>
                <text:p text:style-name="P124">Environmental Contamination Test.</text:p>
              </text:list-item>
              <text:list-item>
                <text:p text:style-name="P125">Site Inspection and adding improvements.</text:p>
              </text:list-item>
              <text:list-item>
                <text:p text:style-name="P126">Final Testing and Optimization.</text:p>
              </text:list-item>
              <text:list-item>
                <text:p text:style-name="P124">Final Certification of Safety Operation.</text:p>
              </text:list-item>
            </text:list>
            <text:p text:style-name="P18"/>
            <text:p text:style-name="P75"><text:span text:style-name="T65">Phase 4: </text:span><text:span text:style-name="T66">Training and Certification</text:span><text:span text:style-name="T67"> </text:span></text:p>
            <text:p text:style-name="P18"/>
            <text:list text:style-name="L15">
              <text:list-item>
                <text:p text:style-name="P127"><text:span text:style-name="T7">Doing</text:span> training as per the prescribed curriculum<text:span text:style-name="T7">.</text:span></text:p>
              </text:list-item>
              <text:list-item>
                <text:p text:style-name="P127">Review facility management.</text:p>
              </text:list-item>
              <text:list-item>
                <text:p text:style-name="P128">Autologous Adult Stem Cells Isolation/ Deployment.</text:p>
              </text:list-item>
              <text:list-item>
                <text:p text:style-name="P129">Standard Operating Procedures for Quality Control.</text:p>
              </text:list-item>
              <text:list-item>
                <text:p text:style-name="P127">Coordinating with the regulatory authority in the relevant Ministry to approve the project after meeting the requirements of the second on-site inspection.</text:p>
              </text:list-item>
              <text:list-item>
                <text:p text:style-name="P127">Center launching ceremony.</text:p>
              </text:list-item>
            </text:list>
            <text:p text:style-name="P27"/>
            <text:p text:style-name="P130"><text:span text:style-name="T68">19. Project </text:span><text:span text:style-name="T69">Operating S</text:span><text:span text:style-name="T68">tructure </text:span></text:p>
            <text:p text:style-name="P131"><text:soft-page-break/>a. Manpower</text:p>
            <text:p text:style-name="P20">The first year, the project shall consist of the following medical, technical, administrative, and service staff. </text:p>
            <text:p text:style-name="P27"/>
            <text:p text:style-name="P119"><text:span text:style-name="T63">The suggested number of employees depends on the size of the center, the allocated </text:span><text:span text:style-name="T70">funds</text:span><text:span text:style-name="T63">, and the number and types of cellular treatments offered to patients.</text:span></text:p>
            <text:p text:style-name="P132"/>
            <text:p text:style-name="P133">b. Laboratory Staff (in-house Lab to the Center)</text:p>
            <text:p text:style-name="P12">A well-trained and well-organized laboratory staff is the key to any successful operation, and it needs to be aware of the repercussions that its actions may have on the biological safety of the products that it manufactures. </text:p>
            <text:p text:style-name="P27"/>
            <text:p text:style-name="P20">The person in charge of handling the biological products must be fully acquainted with the theoretical and practical foundations of working with biological materials under a controlled closed sterility environment for cells to be used in clinical procedures within high manufacturing standards. </text:p>
            <text:p text:style-name="P27"/>
            <text:p text:style-name="P20">The staff should be well-versed in current regulations on health quality, hygiene, biosafety, and the disposal of waste, as well as practical experience in microbiology.</text:p>
            <text:p text:style-name="P27"/>
            <text:p text:style-name="P11">2<text:span text:style-name="T7">0</text:span>. Training Programs</text:p>
            <text:p text:style-name="P134">Our comprehensive, academically accredited training programs provide physicians (and their assist<text:span text:style-name="T7">ing</text:span> teams) interested in learning the applications of cellular therapies, the training methodology and its contemporary methods in scientific research, clinical procedures, the use of tools, protocols, and medical standards, highlighting patient rights and professional ethics to serve the patient.</text:p>
            <text:p text:style-name="P135"/>
            <text:p text:style-name="P136">This licensing certification training program offers a cohesive curriculum designed to provide precise instruction in the basic concepts of cellular behavior, laboratory processes, and their practical application at the clinic or physician level.</text:p>
            <text:p text:style-name="P137"/>
            <text:p text:style-name="P136">The program provides physicians with detailed instructions and hands-on practice for collecting all tissue samples, using laboratory equipment, processing, isolation protocols<text:span text:style-name="T7">,</text:span> and dosification when utilizing cellular products, and deploying treatment to the patient.</text:p>
            <text:p text:style-name="P137"/>
            <text:p text:style-name="P138">Having this information at hand is vital to succeed in managing effective cellular products, allowing concerned persons to know every step of the cellular process and control its quality.</text:p>
            <text:p text:style-name="P135"/>
            <text:p text:style-name="P133">a. Training Location</text:p>
            <text:p text:style-name="P134">At either one of the following locations (and others), subject to training team availability at place and time.</text:p>
            <text:list text:style-name="L16">
              <text:list-header>
                <text:p text:style-name="P139"/>
              </text:list-header>
            </text:list>
            <text:list text:style-name="L17">
              <text:list-item>
                <text:p text:style-name="P140">Central Training Facility, <text:span text:style-name="T8">California</text:span> or <text:span text:style-name="T8">Florida</text:span>, <text:span text:style-name="T8">U. S. A</text:span>.</text:p>
              </text:list-item>
              <text:list-item>
                <text:p text:style-name="P141">Training Center Brussels, Belgium</text:p>
              </text:list-item>
              <text:list-item>
                <text:p text:style-name="P141">Training Center Valencia or Madrid, Spain</text:p>
              </text:list-item>
              <text:list-item>
                <text:p text:style-name="P141">Training Center Istanbul, Turkey</text:p>
              </text:list-item>
              <text:list-item>
                <text:p text:style-name="P142">Country of the investor/ owner</text:p>
              </text:list-item>
            </text:list>
            <text:list text:style-name="WWNum17">
              <text:list-header>
                <text:p text:style-name="P143"/>
                <text:p text:style-name="P144">b. Training and Certification</text:p>
                <text:p text:style-name="P145">The cellular therapy training and certification program covers harvesting, processing, and clinical application protocols of Adipose-Derived Stem Cells and Bone Marrow-Derived Stem Cells, as well as PRP isolation and applications, besides other important subjects. </text:p>
                <text:p text:style-name="P146"/>
                <text:p text:style-name="P147">Our instructors and lecturers make up a team of (28) professionals of highly qualified scientists, researchers, surgeons, technicians, and nurses with multiple specialties in medicine, biotechnology, and biomolecular sciences. The team members have been academically educated at the most prestigious medical schools in the United States (and abroad) and have been working on clinical trials and clinical applications in "Regenerative Medicine and Stem Cell Therapy" for the past 18 years.</text:p>
                <text:p text:style-name="P146"/>
              </text:list-header>
            </text:list>
            <text:p text:style-name="P148">c. International Certification Joint Accreditation and Endorsement</text:p>
            <text:p text:style-name="P136">Our training certification is internationally accredited and endorsed, among other educational institutions, by 4 <text:s/>prestigious universities and their elite scientific education and Research Institutions:</text:p>
            <text:p text:style-name="P137"/>
            <text:p text:style-name="P148">d. Custom-Made Comprehensive Training Course <text:span text:style-name="T63">(We reserve the right to make modifications).</text:span></text:p>
            <text:p text:style-name="P137"/>
            <text:list xml:id="list123317308025415" text:continue-numbering="true" text:style-name="WWNum17">
              <text:list-header>
                <text:p text:style-name="P149"><text:span text:style-name="T49">“The Curriculum of this comprehensive training has been specifically designed to meet the requirements of </text:span><text:span text:style-name="T71">research and therapeutic knowledge</text:span><text:span text:style-name="T49"> in Regenerative Medicine, Stem Cell Research, and its Clinical Applications.”</text:span></text:p>
                <text:p text:style-name="P150"/>
              </text:list-header>
            </text:list>
            <text:p text:style-name="P136">The training curriculum is part of medical research closely related to tissue engineering, biomedicine, molecular medicine, <text:soft-page-break/>stem cells, organ and tissue transplantation, and immunotherapy to acquire the necessary theoretical and practical knowledge in this field.</text:p>
            <text:p text:style-name="P137"/>
            <text:p text:style-name="P136">It includes the basics of regenerative medicine, technology and techniques for studying genetics and molecular medicine, and the development of various skills and techniques in molecular, cellular and clinical applications to achieve regenerative therapy.</text:p>
            <text:p text:style-name="P137"/>
            <text:p text:style-name="P136">The total number of training hours (120 academic hours in 37 modules) of study, as follows (for clinicians and technicians):</text:p>
            <text:list text:style-name="L18">
              <text:list-item>
                <text:p text:style-name="P151"><text:span text:style-name="T38">The Training Course curriculum includes over (35) modules, a full-time classroom, and hands-on for (40) academic hours</text:span> <text:span text:style-name="T38">for a whole calendar week.</text:span></text:p>
              </text:list-item>
              <text:list-item>
                <text:p text:style-name="P152">Another two (2) modules of Online training at a rate of (2x40=80) academic hours, for (8) weeks on 2 academic hours per day.</text:p>
              </text:list-item>
            </text:list>
            <text:p text:style-name="P137"><text:bookmark text:name="_GoBack1"/></text:p>
            <text:p text:style-name="P148">e. Training Sessions Curriculum <text:span text:style-name="T70">(We reserve the right to make modifications).</text:span></text:p>
            <text:list text:continue-numbering="true" text:style-name="L18">
              <text:list-item>
                <text:p text:style-name="P153">Stem Cell Biology and Stromal Vascular Fraction SVF;</text:p>
              </text:list-item>
              <text:list-item>
                <text:p text:style-name="P153">Regenerative Medicine Applications and Stem Cell Treatment Technologies;</text:p>
              </text:list-item>
              <text:list-item>
                <text:p text:style-name="P153">Stem Cell Treatment Regulatory Permits and Restrictions - Unified Standard Measures;</text:p>
              </text:list-item>
              <text:list-item>
                <text:p text:style-name="P153">Clinical Trial and Research Database handbook;</text:p>
              </text:list-item>
              <text:list-item>
                <text:p text:style-name="P153">Exclusive Proprietary Registered Stem Cell Treatment "Protocols”;</text:p>
              </text:list-item>
              <text:list-item>
                <text:p text:style-name="P153">Hands-On Training: Operative Pre-Post Instructions;</text:p>
              </text:list-item>
              <text:list-item>
                <text:p text:style-name="P153">Practical experience in SVF, bone marrow, and fat tissue collection;</text:p>
              </text:list-item>
              <text:list-item>
                <text:p text:style-name="P153">Puncture, extraction, and filtering techniques;</text:p>
              </text:list-item>
              <text:list-item>
                <text:p text:style-name="P153">Harvesting and Freezing stem cells (perform counts and flow), cellular counting methodology, formulae, and equations;</text:p>
              </text:list-item>
              <text:list-item>
                <text:p text:style-name="P153">Laboratory Trainin<text:span text:style-name="T72">g: Laboratory Protocols, cel</text:span>lular treatment laboratory equipment, calibration, usage, and maintenance;</text:p>
              </text:list-item>
              <text:list-item>
                <text:p text:style-name="P153">Quality Control: Flow Cytometry, endotoxin, sterility, mycoplasma, gowning to enter clean room, clean room Maintenance, and Environmental monitoring;</text:p>
              </text:list-item>
              <text:list-item>
                <text:p text:style-name="P153">Work Integrity - Patients' Lawful Rights and Dignity;</text:p>
              </text:list-item>
              <text:list-item>
                <text:p text:style-name="P153">"U. S. Institutional Review Board IRB"-approved Patient Voluntary “Informed Consent Forms ICF”;</text:p>
              </text:list-item>
              <text:list-item>
                <text:p text:style-name="P153">Turn-key business model of the stem cell treatment center/ clinic, including management of patient communication, forms, awareness, team building, Good Clinical Practice (GCP) management, finance, and practice ethics (Guidance for Industry);</text:p>
              </text:list-item>
              <text:list-item>
                <text:p text:style-name="P153">Front Desk and Reception Staff on-site training program incl. "Management Skills Development", “Customer Service Psychology”, “Telephone Call Techniques”, and <text:s/>“Art of Handling Angry Customers”;</text:p>
              </text:list-item>
              <text:list-item>
                <text:p text:style-name="P153">Medical Business Admin, including IT and Report Documentation;</text:p>
              </text:list-item>
              <text:list-item>
                <text:p text:style-name="P153">Explanation of U. S. A. (or other destination) visit-visa "Invitation Letter” Support Program (to the relevant Embassy) to attend the training;</text:p>
              </text:list-item>
              <text:list-item>
                <text:p text:style-name="P153">Project Set Up and Roll out and Frequently Asked Questions (FAQ).</text:p>
              </text:list-item>
            </text:list>
            <text:p text:style-name="P18"/>
            <text:p text:style-name="P86"><text:span text:style-name="T7">f. </text:span>Number of Trainees</text:p>
            <text:list text:style-name="L19">
              <text:list-item>
                <text:p text:style-name="P154">To achieve the best results from the theoretical and practical training of the participant <text:span text:style-name="T12">physicians</text:span>, the number of trainees is determined by (4) physicians, though. There is special theoretical and practical training for laboratory technicians.</text:p>
              </text:list-item>
              <text:list-item>
                <text:p text:style-name="P155">The required number of participant physicians may be increased against additional actual cost.</text:p>
              </text:list-item>
              <text:list-item>
                <text:p text:style-name="P156">If the training is held outside the project <text:span text:style-name="T7">country, the</text:span> project owner shall bear the cost of flight (economy class) and hotel accommodation, issuing a travel visa and the other expenses for its participants.</text:p>
              </text:list-item>
            </text:list>
            <text:p text:style-name="P18"/>
            <text:p text:style-name="P86">g. Medical Specialties to Join the Training</text:p>
            <text:p text:style-name="P12">We expect participants to be highly proficient and skillful (from any of the following medical and biological specialties).</text:p>
            <text:p text:style-name="P19"/>
            <text:p text:style-name="P86">1) Physicians</text:p>
            <text:p text:style-name="P157">Plastic Surgeon, Cosmetic Surgeon, Hematologist, GP, Oncologist, Orthopedist, Dermatologist, Urologist, Neurologist, Vascular Surgeon, Cardiologist, Internist, Gastroenterologist, Pain Management, Gynecologist, Sports Medicine, or others.</text:p>
            <text:p text:style-name="P19"/>
            <text:p text:style-name="P119"><text:soft-page-break/>2) Laboratory Technicians</text:p>
            <text:p text:style-name="P158">Biology, Biotechnology, Biochemistry, Medicine, Paramedical Technician, Medical Technology in blood management, or others.</text:p>
            <text:p text:style-name="P159"/>
            <text:p text:style-name="P86">3) Nurses</text:p>
            <text:p text:style-name="P157">Registered Nurse RN, Certified Surgical Technologist CST, or Physician Assistant.</text:p>
            <text:p text:style-name="P18"/>
            <text:p text:style-name="P119">h. Training Program Accessibility </text:p>
            <text:p text:style-name="P74">The training is open to any graduate-level medical professionals with the following:</text:p>
            <text:p text:style-name="P159"/>
            <text:list text:style-name="L20">
              <text:list-item>
                <text:p text:style-name="P160">"Bachelor's degree", or higher, in one or more disciplines of Medicine, Biomedical Sciences, or Biology.</text:p>
              </text:list-item>
              <text:list-item>
                <text:p text:style-name="P160">Minimum of five (5) years of practice in the medical specialty after graduation. Or as stipulated by the relevant Ministry.</text:p>
              </text:list-item>
              <text:list-item>
                <text:p text:style-name="P160">Good command of the English language, medical acronyms, terminologies, abbreviations, and PC.</text:p>
              </text:list-item>
            </text:list>
            <text:p text:style-name="P27"/>
            <text:p text:style-name="P119">i. Stem Cell Biology Study</text:p>
            <text:p text:style-name="P74">Participant Physicians joining our Training and Certification Program will take advantage of a full review of stem cell biology, characterization and regenerative properties of cells and cell products, cytokines, and growth factors and how they can be applied in the clinical procedures, as detailed here below:</text:p>
            <text:p text:style-name="P27"/>
            <text:p text:style-name="P119">1) Basics of Cellular Biology Review</text:p>
            <text:p text:style-name="P74">Discussion of Isolation techniques of different types of stem cell sources. Manufactory processes for Adult Stem Cells products, such as production validation and safety, cryopreservation, and quality control, the regulatory landscape, medical center management, and promoting public awareness, and patient care. </text:p>
            <text:p text:style-name="P18"/>
            <text:p text:style-name="P20">Understand and apply cell count, cell viability, flow cytometry, endotoxin, mycoplasma, and sterility. Perform cGMP functions including clean room maintenance, gowning, and environmental monitoring.</text:p>
            <text:p text:style-name="P18"/>
            <text:p text:style-name="P119">2) Overview <text:span text:style-name="T7">o</text:span>f Cellular Products</text:p>
            <text:list text:style-name="L21">
              <text:list-item>
                <text:p text:style-name="P161">Adipose-derived stem cells, harvesting, and isolation.</text:p>
              </text:list-item>
              <text:list-item>
                <text:p text:style-name="P161">Bone marrow-derived stem cells</text:p>
              </text:list-item>
              <text:list-item>
                <text:p text:style-name="P162">Wharton’s Jelly-derived Stem Cells (<text:span text:style-name="T7">umbilical cord)</text:span>.</text:p>
              </text:list-item>
              <text:list-item>
                <text:p text:style-name="P163">Mononuclear layer cord blood <text:span text:style-name="T7">c</text:span>omponents, characterization.</text:p>
              </text:list-item>
              <text:list-item>
                <text:p text:style-name="P161">Exosomes as therapeutic cellular products.</text:p>
              </text:list-item>
              <text:list-item>
                <text:p text:style-name="P163">Characterization, review of Growth Factors' and cytokines.</text:p>
              </text:list-item>
              <text:list-item>
                <text:p text:style-name="P161">PRP regenerative and aesthetic medical applications.</text:p>
              </text:list-item>
            </text:list>
            <text:p text:style-name="P18"/>
            <text:p text:style-name="P86">3) Production, Manufacturing, Quality Control</text:p>
            <text:list text:style-name="L22">
              <text:list-item>
                <text:p text:style-name="P164">Donor eligibility and screening.</text:p>
              </text:list-item>
              <text:list-item>
                <text:p text:style-name="P164">Sample collection and management.</text:p>
              </text:list-item>
              <text:list-item>
                <text:p text:style-name="P164">Laboratory processing and standards.</text:p>
              </text:list-item>
              <text:list-item>
                <text:p text:style-name="P165">Quality <text:span text:style-name="T7">C</text:span>ontrol testing and validation.</text:p>
              </text:list-item>
            </text:list>
            <text:p text:style-name="P27"/>
            <text:p text:style-name="P86">4) Stem Cell Biology and Basic Immunology</text:p>
            <text:list text:style-name="L23">
              <text:list-item>
                <text:p text:style-name="P166">Historical perspectives.</text:p>
              </text:list-item>
              <text:list-item>
                <text:p text:style-name="P166">Stem Cells definitions, features, and characteristics.</text:p>
              </text:list-item>
              <text:list-item>
                <text:p text:style-name="P167"><text:span text:style-name="T38">Types of stem cells, characterization and activity MSC, </text:span><text:span text:style-name="T44">Hematopoietic cell HCs, human Endothelial Progenitor Cells EPCs.</text:span></text:p>
              </text:list-item>
              <text:list-item>
                <text:p text:style-name="P168"><text:span text:style-name="T73">Immunologic ce</text:span>lls, characterization, and activity.</text:p>
                <text:p text:style-name="P169"/>
              </text:list-item>
            </text:list>
            <text:p text:style-name="P119">5) Clinical Protocol Review</text:p>
            <text:list text:style-name="L24">
              <text:list-item>
                <text:p text:style-name="P170">Clinical framework for therapeutic applications.</text:p>
              </text:list-item>
              <text:list-item>
                <text:p text:style-name="P170">Protocol details and supporting scientific literature.</text:p>
              </text:list-item>
              <text:list-item>
                <text:p text:style-name="P170">Product Storage and Preparation.</text:p>
              </text:list-item>
              <text:list-item>
                <text:p text:style-name="P170">Patient Selection.</text:p>
              </text:list-item>
              <text:list-item>
                <text:p text:style-name="P170">Patient awareness, outcomes, and expectations.</text:p>
              </text:list-item>
              <text:list-item>
                <text:p text:style-name="P171">The Informed Consent Form <text:span text:style-name="T7">ICF, </text:span>and Patient's rights &amp; privileges.</text:p>
              </text:list-item>
            </text:list>
            <text:p text:style-name="P27"><text:soft-page-break/></text:p>
            <text:p text:style-name="P86">6) Cellular Center Regulatory Overview</text:p>
            <text:list text:style-name="L25">
              <text:list-item>
                <text:p text:style-name="P172">Status of regulation for autologous (<text:span text:style-name="T7">and</text:span> allogeneic) therapies.</text:p>
              </text:list-item>
              <text:list-item>
                <text:p text:style-name="P172">US FDA Stands and Moratorium Regulations.</text:p>
              </text:list-item>
              <text:list-item>
                <text:p text:style-name="P172">HCT/P (Human cells, tissues, and cellular and tissue-based product) Regulation Overview.</text:p>
              </text:list-item>
              <text:list-item>
                <text:p text:style-name="P172">Structural vs Cellular Tissue.</text:p>
              </text:list-item>
              <text:list-item>
                <text:p text:style-name="P172">Minimal Manipulation Considerations.</text:p>
              </text:list-item>
              <text:list-item>
                <text:p text:style-name="P173">Homologous use of concepts and discussion.</text:p>
              </text:list-item>
            </text:list>
            <text:p text:style-name="P27"/>
            <text:p text:style-name="P86"><text:span text:style-name="T7">7) Educational </text:span>Marketing &amp; Center Management Strategies </text:p>
            <text:list text:style-name="L26">
              <text:list-item>
                <text:p text:style-name="P174">Business basics for starting a RM <text:span text:style-name="T7">center</text:span>.</text:p>
              </text:list-item>
              <text:list-item>
                <text:p text:style-name="P174">The importance of copywriting in content marketing.</text:p>
              </text:list-item>
              <text:list-item>
                <text:p text:style-name="P174">Basic strategies for patient acquisition and care.</text:p>
              </text:list-item>
              <text:list-item>
                <text:p text:style-name="P174">Basic design and awareness video production tips.</text:p>
              </text:list-item>
              <text:list-item>
                <text:p text:style-name="P174">How to build your marketing team for growth.</text:p>
              </text:list-item>
              <text:list-item>
                <text:p text:style-name="P174">Branding awareness, trust, and likeness.</text:p>
              </text:list-item>
              <text:list-item>
                <text:p text:style-name="P174">Social media <text:span text:style-name="T72">educational </text:span>marketing: YouTube, Facebook, Instagram, and others.</text:p>
              </text:list-item>
              <text:list-item>
                <text:p text:style-name="P174">Influencer Marketing strategies.</text:p>
              </text:list-item>
              <text:list-item>
                <text:p text:style-name="P174">Sales technique and overcoming objections.</text:p>
              </text:list-item>
              <text:list-item>
                <text:p text:style-name="P175">Art of Customer Service, Telephone Answering Technique, Handling Angry Customers, Customer Service Psychology, and other subjects.</text:p>
              </text:list-item>
            </text:list>
            <text:p text:style-name="P27"/>
            <text:p text:style-name="P119">8) Hands-On Experience Training</text:p>
            <text:p text:style-name="P74">Demonstration of patient preparation and injection in <text:span text:style-name="T7">2</text:span> to <text:span text:style-name="T7">3</text:span> live cases of multiple clinical applications.</text:p>
            <text:p text:style-name="P19"/>
            <text:p text:style-name="P17">The hands-on experience training (for physicians and lab technicians) covers the following topics:</text:p>
            <text:p text:style-name="P176"/>
            <text:p text:style-name="P177">For Physicians:</text:p>
            <text:list text:style-name="L27">
              <text:list-item>
                <text:p text:style-name="P178">Operative Pre-Post Instructions.</text:p>
              </text:list-item>
              <text:list-item>
                <text:p text:style-name="P178">Practical experience <text:span text:style-name="T7">in</text:span> fat tissue collection.</text:p>
              </text:list-item>
              <text:list-item>
                <text:p text:style-name="P178">Puncture, extraction, and filtering techniques.</text:p>
              </text:list-item>
              <text:list-item>
                <text:p text:style-name="P178">Lipo-aspirate Extraction (Mini Liposuction Procedure).</text:p>
              </text:list-item>
              <text:list-item>
                <text:p text:style-name="P178"><text:span text:style-name="T7">B</text:span>one Marrow Extraction and Administration.</text:p>
              </text:list-item>
              <text:list-item>
                <text:p text:style-name="P178">Dosing of required cellular therapeutic procedures.</text:p>
              </text:list-item>
              <text:list-item>
                <text:p text:style-name="P179">Exosomes Vesicles Therapy<text:span text:style-name="T43">.</text:span></text:p>
              </text:list-item>
            </text:list>
            <text:p text:style-name="P180"/>
            <text:p text:style-name="P181"><text:span text:style-name="T74">For Medical Lab Technicians</text:span><text:span text:style-name="T43">:</text:span></text:p>
            <text:list text:continue-numbering="true" text:style-name="L27">
              <text:list-item>
                <text:p text:style-name="P179"><text:span text:style-name="T43">Adipose-Derived Stem Cells </text:span><text:span text:style-name="T75">lab i</text:span><text:span text:style-name="T43">solation.</text:span></text:p>
              </text:list-item>
              <text:list-item>
                <text:p text:style-name="P178">Platelet Rich Plasma lab isolation.</text:p>
              </text:list-item>
              <text:list-item>
                <text:p text:style-name="P178">Practical experience in SVF insulation, washing, digestion, and centrifugation stages.</text:p>
              </text:list-item>
              <text:list-item>
                <text:p text:style-name="P178">Photo-activation techniques and cellular counting.</text:p>
              </text:list-item>
              <text:list-item>
                <text:p text:style-name="P178">Defrosting and freezing techniques for cellular products.</text:p>
              </text:list-item>
              <text:list-item>
                <text:p text:style-name="P178">Handling liquid nitrogen freezers.</text:p>
              </text:list-item>
              <text:list-item>
                <text:p text:style-name="P178">Equipment operation, maintenance, and practical experience under supervision.</text:p>
              </text:list-item>
              <text:list-item>
                <text:p text:style-name="P178">Reintroduction of the culture of Mesenchymal Cells.</text:p>
              </text:list-item>
            </text:list>
            <text:p text:style-name="P182"/>
            <text:list text:continue-list="list123317308025415" text:style-name="WWNum17">
              <text:list-header>
                <text:p text:style-name="P183">2<text:span text:style-name="T7">1</text:span>. QC and Standard Operating Procedures (SOPs)</text:p>
              </text:list-header>
            </text:list>
            <text:p text:style-name="P22">Having firm control of the processes, inputs, infrastructure, and intermediate products assures that the final products or services made comply with the minimum quality requirements established both nationally and internationally, and allows physicians to avoid and detect in a timely and efficient manner any errors present in the products. </text:p>
            <text:p text:style-name="P184"/>
            <text:p text:style-name="P81">Quality control strategy is used to ensure care and continuous improvement in the quality offered by the products. The generation of a program of periodic general monitoring of the storage laboratory and processing of biological samples is necessary, as are records of cleanliness, maintenance, document reviews, and regular updating.</text:p>
            <text:p text:style-name="P184"/>
            <text:p text:style-name="P81">Standard Operating Procedures (SOPs) are written documents containing step-by-step instructions on how to complete a work task or handle a particular situation when it arises in the workplace. </text:p>
            <text:p text:style-name="P184"/>
            <text:p text:style-name="P23">SOPs are used to ensure consistent and reproducible results with clear instructions and are critical to maintaining consistent performance. The laboratory should write SOPs in a standard format for all laboratory activities, to ensure consistency, quality, <text:soft-page-break/>and reliability, as well as the quality of the data generated.</text:p>
            <text:p text:style-name="P19"/>
            <text:list text:continue-numbering="true" text:style-name="WWNum17">
              <text:list-header>
                <text:p text:style-name="P185">2<text:span text:style-name="T7">2</text:span>. R &amp; D of Cellular Treatment Applications</text:p>
              </text:list-header>
            </text:list>
            <text:p text:style-name="P17">We aim to accelerate the process of transforming promising stem cell research and clinical trials into treatments and making them available to clinicians and patients. Scientists and researchers are strongly encouraged to explore new protocols in stem cells and regenerative medicine, developing cellular derivatives a<text:span text:style-name="T7">nd converting them into therapeutic applied projects to help patients</text:span>.</text:p>
            <text:p text:style-name="P18"/>
            <text:p text:style-name="P17">Our network of scientists and researchers work closely with patients, educators, physicians, regulators, and policymakers to foster engagement and develop materials that promote stem cell technology, such as producing autologous blood vessels, heart valves, pancreas, musculoskeletal tissue, cartilage, skin, and more.</text:p>
            <text:p text:style-name="P19"/>
            <text:p text:style-name="P17">All research data is collected, and results will be published in peer-reviewed publications and ultimately be used to advance the advancement of cell-based regenerative medicine.</text:p>
            <text:p text:style-name="P19"/>
            <text:list text:continue-numbering="true" text:style-name="WWNum17">
              <text:list-header>
                <text:p text:style-name="P186">2<text:span text:style-name="T7">3</text:span>. Project Medical Equipment, Tools and Appliances</text:p>
                <text:p text:style-name="P187">We deliver the following best-in-class <text:span text:style-name="T7">and peer-reviewed </text:span>materials for laboratories to the "second party" center under the terms and conditions of the agreement.</text:p>
                <text:p text:style-name="P188"/>
                <text:p text:style-name="P147">All of these materials comply with the G<text:span text:style-name="T7">ood M</text:span>anufacturing Practice GMP system requirement of the U.S. FDA, and meeting the regulations of the Ministry of Health.</text:p>
              </text:list-header>
            </text:list>
            <text:p text:style-name="P137"/>
            <text:p text:style-name="P136"><text:span text:style-name="T62">a. </text:span><text:span text:style-name="T8">THE COMPLETE LIST OF MEDICAL EQUIPMENT, TOOLS AND APPLIANCES </text:span>required to operate the Center. (<text:span text:style-name="T12">to be advised after concluding the contract</text:span>).</text:p>
            <text:p text:style-name="P189"/>
            <text:p text:style-name="P190">NOTE – INFRASTRUCTURE EQUIPMENT</text:p>
            <text:p text:style-name="P75"><text:span text:style-name="T38">To ensure the harmonious flow of coordinated work among the team members of the Center, the center </text:span><text:span text:style-name="T76">will require</text:span><text:span text:style-name="T38"> other medical &amp; non-medical tools and a software license for medical IT. There are also common daily consumables generally used in medical centers that are not included in our package due to their common denominators, which are complementary to the establishment and operation of a model center and the in-house medical laboratory (annex), project owner shall provide these at its expense.</text:span></text:p>
            <text:p text:style-name="P15"/>
            <text:list text:continue-numbering="true" text:style-name="WWNum17">
              <text:list-header>
                <text:p text:style-name="P186"><text:span text:style-name="T7">24</text:span>. Project Economic Feasibility Study</text:p>
              </text:list-header>
            </text:list>
            <text:p text:style-name="P191">A <text:span text:style-name="T7">10-year </text:span>comprehensive hypothetical feasibility study has been prepared in <text:span text:style-name="T7">“Appendix B”, attached to this document, and is considered an integral part thereof.</text:span></text:p>
            <text:p text:style-name="P18"/>
            <text:p text:style-name="P18"/>
            <text:list text:continue-numbering="true" text:style-name="WWNum17">
              <text:list-header>
                <text:p text:style-name="P186"><text:span text:style-name="T7">25</text:span>. Estimated Costs Table</text:p>
              </text:list-header>
            </text:list>
            <text:p text:style-name="P192">For the total project estimated cost breakdown, please refer to “Appendix B”, attached to this document and is considered an integral part thereof.</text:p>
            <text:p text:style-name="P159"/>
            <text:p text:style-name="P20">A) The cost of preparing and licensing the “project” from the Provider (upon request). The project includes the following elements <text:span text:style-name="T7">(Our Technical Services)</text:span>:</text:p>
            <text:p text:style-name="P193"/>
            <text:list text:style-name="L28">
              <text:list-item>
                <text:p text:style-name="P194">Training, education, and international practice certification,</text:p>
              </text:list-item>
              <text:list-item>
                <text:p text:style-name="P195"><text:span text:style-name="T20">Intellectual property rights, intellectual assets, and software,</text:span></text:p>
              </text:list-item>
              <text:list-item>
                <text:p text:style-name="P196">Cellular therapeutic protocols (total 23) and training, 10 research protocols, and 5 cell processing protocols,</text:p>
              </text:list-item>
              <text:list-item>
                <text:p text:style-name="P195">Cellular therapy techniques (three cellular techniques),</text:p>
              </text:list-item>
              <text:list-item>
                <text:p text:style-name="P196">Supply of medical devices, equipment and consumables,</text:p>
              </text:list-item>
            </text:list>
            <text:p text:style-name="P159"/>
            <text:p text:style-name="P20">Research, development, follow-up, supervision, awareness, and introduction.</text:p>
            <text:p text:style-name="P159"/>
            <text:p text:style-name="P197">b) The estimated total capital to finance the cellular therapeutic project (outside a hospital) does not exceed approx. 500,000 US dollars (<text:span text:style-name="T6">this is an estimation includes licensing cost and infrastructure cost, CapEx and OpEx</text:span>). This <text:span text:style-name="T7"><text:s/>can be increased according to the investor's vision, desire, the project design, and type of medical services- therapeutic/ research/ cell cryopreservation),</text:span> and consists of the following units: </text:p>
            <text:list text:style-name="L29">
              <text:list-item>
                <text:p text:style-name="P198">Fixed project licensing contract value - in (a) above, (one-time),</text:p>
              </text:list-item>
              <text:list-item>
                <text:p text:style-name="P199">Project infrastructure - medical and non-medical fixed assets (one-time),</text:p>
              </text:list-item>
              <text:list-item>
                <text:p text:style-name="P199">Operating expenses - for the first month,</text:p>
              </text:list-item>
              <text:list-item>
                <text:p text:style-name="P199">The first marketing, promotion, awareness, and introduction campaign - during the construction period and before <text:soft-page-break/>opening,</text:p>
              </text:list-item>
              <text:list-item>
                <text:p text:style-name="P199">Daily Kit-consumables package according to the targeted sales plan - for the first month.</text:p>
              </text:list-item>
            </text:list>
            <text:p text:style-name="P159"/>
            <text:p text:style-name="P20">These amounts are allocated only once, after which the project's monthly expenses are financed from the cash generated from the proceeds of its daily sales.</text:p>
            <text:p text:style-name="P27"/>
            <text:p text:style-name="P11"><text:span text:style-name="T7">26</text:span>. Financial Projections</text:p>
            <text:p text:style-name="P192">For the project financial projections breakdown will be disclosed upon written request.</text:p>
            <text:p text:style-name="P200">Financial forecasts and full feasibility study are based on due caution with the utmost degree of conservatism and reality for financial variables.</text:p>
            <text:p text:style-name="P27"/>
            <text:p text:style-name="P21">27. Cellular Therapy and International Legislation<text:span text:style-name="T7">s</text:span></text:p>
            <text:p text:style-name="P201"><text:span text:style-name="T7">1) </text:span>US FDA Regulations</text:p>
            <text:p text:style-name="P202">The clinical therapeutic applications of autologous adipose-derived adult stem cells isolated during the same surgical session with minimal laboratory manipulation is a purely “medical practice,” in which the physician and patient are free to consider the chosen course of treatment. It is thus entirely subject to the (FDA Exemption) outlined in federal regulations issued by the US Food and Drug Administration (FDA) under CFR Code No. CFR21 1271.15b.</text:p>
            <text:p text:style-name="P159"/>
            <text:p text:style-name="P17">Section <text:a xlink:type="simple" xlink:href="https://www.fda.gov/downloads/biologicsbloodvaccines/guidancecomplianceregulatoryinformation/guidances/tissue/ucm419926.pdf" text:style-name="Internet_20_link" text:visited-style-name="Visited_20_Internet_20_Link">CFR 21 1271.15(b)</text:a> provides: “You are not required to comply with the requirements of this Part if you are an establishment that removes “Human Cells, Tissues, and Cellular and Tissue-Based Products (HCT/Ps)" from an individual (autologous use) and implants such HCT/Ps into the same individual during the same surgical procedure, and the HCT/Ps remain in their original form”.</text:p>
            <text:p text:style-name="P19"/>
            <text:p text:style-name="P86"><text:span text:style-name="T7">2) </text:span>European Parliament EC Directives</text:p>
            <text:p text:style-name="P74">“The European restrictions on somatic cell therapy do not apply in the case of ‘minimal manipulation of cells’ under [EC Directive 2004/23/EC of the European Parliament and of the Council of 31 March 2004].”</text:p>
            <text:p text:style-name="P19"/>
            <text:p text:style-name="P17">"Section (8): Tissues and cells used as an autologous graft (tissues removed and transplanted back to the same individual), within the same surgical procedure and without being subjected to any banking process, are also excluded from this directive. The quality and safety considerations associated with this process are completely different."</text:p>
            <text:p text:style-name="P19"/>
            <text:p text:style-name="P203">Our commitment to these regulations and directives is reflected in the provision of a same-day cell therapy procedure performed entirely in the doctor's room using the patient's <text:s/>adult stem cells, which are treated with minimal manipulation in the laboratory and then immediately returned to the same patient without any change in their composition.</text:p>
            <text:p text:style-name="P18"/>
            <text:p text:style-name="P204">28. Nobel Prize Awarded</text:p>
            <text:p text:style-name="P205">Stem cell therapy is not new in the United States, and abroad. It has been used for more than 50 years. Since the 1970s, bone marrow stem cells have been used to restore blood cells and the immune system in cases of cancerous blood diseases.</text:p>
            <text:p text:style-name="P26"><text:span text:style-name="T77"><text:line-break/></text:span><text:span text:style-name="T78">It is also worth noting that regenerative medicine science research has won the prestigious “Nobel Prize” in Medicine for two times (in </text:span><text:a xlink:type="simple" xlink:href="https://www.nobelprize.org/prizes/medicine/2007/summary/" text:style-name="Internet_20_link" text:visited-style-name="Visited_20_Internet_20_Link"><text:span text:style-name="T79">2007</text:span></text:a><text:span text:style-name="T78"> and </text:span><text:a xlink:type="simple" xlink:href="https://www.nobelprize.org/prizes/medicine/2012/summary/" text:style-name="Internet_20_link" text:visited-style-name="Visited_20_Internet_20_Link"><text:span text:style-name="T79">2012</text:span></text:a><text:span text:style-name="T78">).</text:span></text:p>
            <text:p text:style-name="P206"/>
            <text:list text:style-name="L30">
              <text:list-item>
                <text:p text:style-name="P207"><text:span text:style-name="T78">Regenerative medicine is a relatively new and</text:span> <text:span text:style-name="T78">effective medical technology, which differs in its mechanism from the well-known conventional (surgical or pharmaceutical) treatment system.</text:span></text:p>
              </text:list-item>
              <text:list-item>
                <text:p text:style-name="P208">There are not accurate numbers or sufficient data available from fully registered clinical trials to date to meet the percentage of efficacy to include the entire target population in the United States, as required by the FDA. (WHO).</text:p>
              </text:list-item>
              <text:list-item>
                <text:p text:style-name="P208">It is a major challenge to complete a research study as patient follow-up takes 2-5 years. Less than 7% (368) of clinical trials have been completed, while the results of 93% (4765) have not yet been published.</text:p>
              </text:list-item>
              <text:list-item>
                <text:p text:style-name="P208">This is because patients either change their addresses, phone numbers, or lose interest in further cooperation.</text:p>
              </text:list-item>
              <text:list-item>
                <text:p text:style-name="P208">There are no centers running double-blind placebo-controlled single-center studies, because it would take billions of US <text:span text:style-name="T7">Dollars f</text:span>rom government support funds, US tax payers, wealthy philanthropists and charitable societies to fund such research findings.</text:p>
              </text:list-item>
              <text:list-item>
                <text:p text:style-name="P208">Expanding inclusion criteria in phase III enhances the generalizability of safety and efficacy results.</text:p>
              </text:list-item>
              <text:list-item>
                <text:p text:style-name="P209">Unfortunately, most clinicians and researchers do not like to share their research results with others.</text:p>
              </text:list-item>
              <text:list-item>
                <text:p text:style-name="P209">Standardization and regulation is more complex because research centers use different protocols among themselves.</text:p>
              </text:list-item>
            </text:list>
            <text:p text:style-name="P210"/>
            <text:p text:style-name="P211"/>
            <text:p text:style-name="P212"/>
            <text:p text:style-name="P212"/>
            <text:p text:style-name="P212"/>
            <text:p text:style-name="P212"/>
            <text:p text:style-name="P213"/>
          </table:table-cell>
        </table:table-row>
      </table:table>
      <text:p text:style-name="P214"><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Bold"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Dubai" svg:font-family="Dubai" style:font-family-generic="system" style:font-pitch="variable"/>
    <style:font-face style:name="Gill Sans" svg:font-family="'Gill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Sakkal Majalla" svg:font-family="'Sakkal Majalla'" style:font-pitch="variable"/>
    <style:font-face style:name="Sakkal Majalla1" svg:font-family="'Sakkal Majalla'"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15%"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IQ"/>
    </style:default-style>
    <style:default-style style:family="paragraph">
      <style:paragraph-properties fo:margin-top="0in" fo:margin-bottom="0.139in" style:contextual-spacing="false" fo:line-height="115%"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IQ"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style:contextual-spacing="false" fo:line-height="100%" fo:orphans="2" fo:widows="2" style:writing-mode="lr-tb"/>
      <style:text-properties fo:color="#000000" loext:opacity="100%" style:font-name="Calibri" fo:font-family="Calibri" style:font-family-generic="roman" style:font-pitch="variable" fo:font-size="12pt" style:font-size-asian="12pt" style:font-name-complex="Calibri3" style:font-family-complex="Calibri"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1528in" style:contextual-spacing="false" style:line-height-at-least="0.1528in" fo:text-align="justify" style:justify-single-word="false"/>
      <style:text-properties style:font-name="Arial" fo:font-family="Arial" style:font-family-generic="roman" style:font-pitch="variable" fo:font-size="10pt" fo:letter-spacing="-0.0035in" style:font-size-asian="10pt" style:font-size-complex="10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Text_20_body" style:default-outline-level="1" style:list-style-name="Outline" style:class="chapter">
      <style:paragraph-properties fo:margin-top="0.3335in" fo:margin-bottom="0in" style:contextual-spacing="false" fo:line-height="115%" fo:text-align="end" style:justify-single-word="false" fo:keep-together="always" fo:keep-with-next="always" style:writing-mode="rl-tb"/>
      <style:text-properties fo:color="#365f91" loext:opacity="100%"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chapter">
      <style:paragraph-properties fo:margin-top="0.139in" fo:margin-bottom="0in" style:contextual-spacing="false" fo:line-height="115%" fo:text-align="end" style:justify-single-word="false" fo:keep-together="always" fo:keep-with-next="always" style:writing-mode="rl-tb"/>
      <style:text-properties fo:color="#4f81bd" loext:opacity="100%"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chapter">
      <style:paragraph-properties fo:margin-top="0.139in" fo:margin-bottom="0in" style:contextual-spacing="false" fo:line-height="115%" fo:text-align="end" style:justify-single-word="false" fo:keep-together="always" fo:keep-with-next="always" style:writing-mode="rl-tb"/>
      <style:text-properties fo:color="#4f81bd" loext:opacity="100%" style:font-name="Cambria" fo:font-family="Cambria" style:font-family-generic="roman" style:font-pitch="variable" fo:font-size="11pt" fo:font-weight="bold" style:font-size-asian="11pt" style:font-weight-asian="bold" style:font-size-complex="11pt"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5" style:family="paragraph" style:parent-style-name="Standard" style:default-outline-level="" style:list-style-name="">
      <style:paragraph-properties style:line-height-at-least="0.2925in"/>
      <style:text-properties style:font-name="Gill Sans" fo:font-family="'Gill Sans'" style:font-family-generic="roman" style:font-pitch="variable"/>
    </style:style>
    <style:style style:name="Pa2" style:family="paragraph" style:parent-style-name="Standard" style:default-outline-level="" style:list-style-name="">
      <style:paragraph-properties style:line-height-at-least="0.1535in"/>
      <style:text-properties style:font-name="Gill Sans" fo:font-family="'Gill Sans'" style:font-family-generic="roman" style:font-pitch="variable"/>
    </style:style>
    <style:style style:name="Contents_20_1" style:display-name="Contents 1" style:family="paragraph" style:parent-style-name="Standard" style:default-outline-level="" style:list-style-name="" style:class="index">
      <style:paragraph-properties fo:margin-left="0in" fo:margin-right="0in" fo:margin-top="0in" fo:margin-bottom="0.0693in" style:contextual-spacing="false" fo:line-height="115%" fo:text-align="end" style:justify-single-word="false" fo:text-indent="0in" style:auto-text-indent="false" style:writing-mode="rl-tb">
        <style:tab-stops>
          <style:tab-stop style:position="6.9252in" style:type="right" style:leader-style="dotted" style:leader-text="."/>
        </style:tab-stops>
      </style:paragraph-properties>
      <style:text-properties style:font-name="Calibri" fo:font-family="Calibri" style:font-family-generic="roman" style:font-pitch="variable" fo:font-size="11pt" style:font-size-asian="11pt" style:font-size-complex="11pt"/>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style:contextual-spacing="false" fo:line-height="115%" fo:text-align="end" style:justify-single-word="false" fo:text-indent="0in" style:auto-text-indent="false" style:writing-mode="rl-tb">
        <style:tab-stops>
          <style:tab-stop style:position="6.7283in" style:type="right" style:leader-style="dotted" style:leader-text="."/>
        </style:tab-stops>
      </style:paragraph-properties>
      <style:text-properties style:font-name="Calibri" fo:font-family="Calibri" style:font-family-generic="roman" style:font-pitch="variable" fo:font-size="11pt" style:font-size-asian="11pt" style:font-size-complex="11pt"/>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style:contextual-spacing="false" fo:line-height="115%" fo:text-indent="0in" style:auto-text-indent="false">
        <style:tab-stops>
          <style:tab-stop style:position="6.75in" style:type="right" style:leader-style="dotted" style:leader-text="."/>
        </style:tab-stops>
      </style:paragraph-properties>
      <style:text-properties style:font-name="Calibri" fo:font-family="Calibri" style:font-family-generic="roman" style:font-pitch="variable" fo:font-size="11pt" style:font-size-asian="11pt" style:font-size-complex="11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2" style:display-name="List 2" style:family="paragraph" style:parent-style-name="Standard" style:default-outline-level="" style:list-style-name="" style:class="list">
      <style:paragraph-properties fo:margin-left="0.5in" fo:margin-right="0in" fo:margin-top="0in" fo:margin-bottom="0in" style:contextual-spacing="false" fo:line-height="100%" fo:orphans="0" fo:widows="0" fo:text-indent="-0.25in" style:auto-text-indent="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Body_20_Text_20_Char" style:display-name="Body Text Char" style:family="text" style:parent-style-name="Default_20_Paragraph_20_Font">
      <style:text-properties style:font-name="Arial" fo:font-family="Arial" style:font-family-generic="roman" style:font-pitch="variable" fo:font-size="10pt" fo:letter-spacing="-0.0035in"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font-weight="bold" style:font-weight-asian="bold" style:font-weight-complex="bold"/>
    </style:style>
    <style:style style:name="ListLabel_20_1" style:display-name="ListLabel 1" style:family="text">
      <style:text-properties fo:color="#000000" loext:opacity="100%" fo:font-weight="normal" style:font-weight-asian="normal" style:font-weight-complex="normal"/>
    </style:style>
    <style:style style:name="ListLabel_20_2" style:display-name="ListLabel 2" style:family="text">
      <style:text-properties style:font-name-asian="Times New Roman1" style:font-family-asian="'Times New Roman'" style:font-family-generic-asian="system" style:font-pitch-asian="variable" style:font-name-complex="Sakkal Majalla1" style:font-family-complex="'Sakkal Majalla'"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language="en" fo:country="US"/>
    </style:style>
    <style:style style:name="ListLabel_20_5" style:display-name="ListLabel 5" style:family="text"/>
    <style:style style:name="ListLabel_20_6" style:display-name="ListLabel 6" style:family="text">
      <style:text-properties fo:font-size="11.5pt" style:font-size-asian="11.5pt" style:font-size-complex="11.5pt"/>
    </style:style>
    <style:style style:name="ListLabel_20_7" style:display-name="ListLabel 7" style:family="text">
      <style:text-properties fo:font-weight="normal" style:font-weight-asian="normal"/>
    </style:style>
    <style:style style:name="ListLabel_20_8" style:display-name="ListLabel 8" style:family="text">
      <style:text-properties style:font-name-complex="Dubai" style:font-family-complex="Dubai"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Sakkal Majalla" fo:font-family="'Sakkal Majalla'" style:font-pitch="variable" fo:font-size="13pt" style:font-size-asian="13pt" style:font-size-complex="13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Sakkal Majalla" fo:font-family="'Sakkal Majalla'" style:font-pitch="variable" fo:font-size="13pt" style:font-size-asian="13pt" style:font-name-complex="Sakkal Majalla" style:font-family-complex="'Sakkal Majalla'" style:font-pitch-complex="variable" style:font-size-complex="13pt"/>
    </style:style>
    <style:style style:name="WW8Num5z0" style:family="text">
      <style:text-properties style:font-name="Sakkal Majalla" fo:font-family="'Sakkal Majalla'" style:font-pitch="variable" fo:font-size="13pt" style:font-size-asian="13pt" style:font-name-complex="Sakkal Majalla" style:font-family-complex="'Sakkal Majalla'" style:font-pitch-complex="variable" style:font-size-complex="13pt"/>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2%.%3%." style:num-suffix="." style:num-format="أ, ب, ت, ..." text:display-levels="2">
        <style:list-level-properties text:list-level-position-and-space-mode="label-alignment">
          <style:list-level-label-alignment text:label-followed-by="listtab" fo:text-indent="-0.25in" fo:margin-left="1.6252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أ, ب, ت, ...">
        <style:list-level-properties text:list-level-position-and-space-mode="label-alignment">
          <style:list-level-label-alignment text:label-followed-by="listtab" fo:text-indent="-0.25in" fo:margin-left="1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أ, ب, ت, ...">
        <style:list-level-properties text:list-level-position-and-space-mode="label-alignment">
          <style:list-level-label-alignment text:label-followed-by="listtab" fo:text-indent="-0.25in" fo:margin-left="1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loext:num-list-format="%2%." style:num-suffix="." style:num-format="أ, ب, ت, ...">
        <style:list-level-properties text:list-level-position-and-space-mode="label-alignment">
          <style:list-level-label-alignment text:label-followed-by="listtab" fo:text-indent="-0.25in" fo:margin-left="1.5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أ, ب, ت, ..." text:start-value="5">
        <style:list-level-properties text:list-level-position-and-space-mode="label-alignment">
          <style:list-level-label-alignment text:label-followed-by="listtab" fo:text-indent="-0.25in" fo:margin-left="1.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ard" style:font-family-generic="roman" style:font-pitch="variable" style:font-charset="x-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ard" style:font-family-generic="roman" style:font-pitch="variable" style:font-charset="x-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أ, ب, ت, ...">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أ, ب, ت, ...">
        <style:list-level-properties text:list-level-position-and-space-mode="label-alignment">
          <style:list-level-label-alignment text:label-followed-by="listtab" fo:text-indent="-0.25in" fo:margin-left="0.2681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0.7681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2681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1.7681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2.2681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2.7681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2681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3.7681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268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أ, ب, ت, ...">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أ, ب, ت, ...">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4" loext:num-list-format="%1%." style:num-suffix="." style:num-format="أ, ب, ت, ..." text:start-value="8">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أ, ب, ت, ..." text:start-value="26">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 loext:num-list-format="%1%-" style:num-suffix="-" text:bullet-char="-">
        <style:list-level-properties text:list-level-position-and-space-mode="label-alignment">
          <style:list-level-label-alignment text:label-followed-by="listtab" fo:text-indent="-0.25in" fo:margin-left="0.75in"/>
        </style:list-level-properties>
        <style:text-properties fo:font-family="'Sakkal Majalla'" style:font-style-name="Standaard" style:font-pitch="variable"/>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25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7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ard" style:font-family-generic="roman" style:font-pitch="variable" style:font-charset="x-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 loext:num-list-format="%1%o" style:num-suffix="o" text:bullet-char="o">
        <style:list-level-properties text:list-level-position-and-space-mode="label-alignment">
          <style:list-level-label-alignment text:label-followed-by="listtab" fo:text-indent="-0.25in" fo:margin-left="0.5in"/>
        </style:list-level-properties>
        <style:text-properties fo:font-family="'Courier New'" style:font-style-name="Standaard" style:font-family-generic="modern" style:font-pitch="fixed"/>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6"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ard" style:font-family-generic="roman" style:font-pitch="variable" style:font-charset="x-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3" loext:num-list-format="%1%o" style:num-suffix="o" text:bullet-char="o">
        <style:list-level-properties text:list-level-position-and-space-mode="label-alignment">
          <style:list-level-label-alignment text:label-followed-by="listtab" fo:text-indent="-0.25in" fo:margin-left="0.5in"/>
        </style:list-level-properties>
        <style:text-properties fo:font-family="'Courier New'" style:font-style-name="Standaard" style:font-family-generic="modern" style:font-pitch="fixed"/>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 loext:num-list-format="%1%o" style:num-suffix="o" text:bullet-char="o">
        <style:list-level-properties text:list-level-position-and-space-mode="label-alignment">
          <style:list-level-label-alignment text:label-followed-by="listtab" fo:text-indent="-0.25in" fo:margin-left="0.5in"/>
        </style:list-level-properties>
        <style:text-properties fo:font-family="'Courier New'" style:font-style-name="Standaard" style:font-family-generic="modern" style:font-pitch="fixed"/>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 loext:num-list-format="%1%o" style:num-suffix="o" text:bullet-char="o">
        <style:list-level-properties text:list-level-position-and-space-mode="label-alignment">
          <style:list-level-label-alignment text:label-followed-by="listtab" fo:text-indent="-0.25in" fo:margin-left="0.5in"/>
        </style:list-level-properties>
        <style:text-properties fo:font-family="'Courier New'" style:font-style-name="Standaard" style:font-family-generic="modern" style:font-pitch="fixed"/>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ard" style:font-family-generic="roman" style:font-pitch="variable" style:font-charset="x-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ard" style:font-family-generic="roman" style:font-pitch="variable" style:font-charset="x-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3" loext:num-list-format="%1%o" style:num-suffix="o" text:bullet-char="o">
        <style:list-level-properties text:list-level-position-and-space-mode="label-alignment">
          <style:list-level-label-alignment text:label-followed-by="listtab" fo:text-indent="-0.25in" fo:margin-left="0.5in"/>
        </style:list-level-properties>
        <style:text-properties fo:font-family="'Courier New'" style:font-style-name="Standaard" style:font-family-generic="modern" style:font-pitch="fixed"/>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8" loext:num-list-format="%1%-" style:num-suffix="-" text:bullet-char="-">
        <style:list-level-properties text:list-level-position-and-space-mode="label-alignment">
          <style:list-level-label-alignment text:label-followed-by="listtab" fo:text-indent="-0.25in" fo:margin-left="0.5in"/>
        </style:list-level-properties>
        <style:text-properties fo:font-family="Dubai" style:font-style-name="Regular" style:font-family-generic="swiss" style:font-pitch="variable"/>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loext:num-list-format="%1%-" style:num-suffix="-" style:num-format="أ, ب, ت, ...">
        <style:list-level-properties text:list-level-position-and-space-mode="label-alignment" fo:text-align="center">
          <style:list-level-label-alignment text:label-followed-by="listtab" fo:text-indent="-0.25in" fo:margin-left="0.5in"/>
        </style:list-level-properties>
      </text:list-level-style-number>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loext:num-list-format="%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 loext:num-list-format="%1%-" style:num-suffix="-" text:bullet-char="-">
        <style:list-level-properties text:list-level-position-and-space-mode="label-alignment">
          <style:list-level-label-alignment text:label-followed-by="listtab" fo:text-indent="-0.25in" fo:margin-left="0.5in"/>
        </style:list-level-properties>
        <style:text-properties fo:font-family="Dubai" style:font-style-name="Regular" style:font-family-generic="swiss" style:font-pitch="variable"/>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ard"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ard"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ard"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ard"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ard"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ard"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ard"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0"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0"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in" fo:margin-bottom="0.0835in" style:contextual-spacing="false" fo:text-align="center" style:justify-single-word="false"/>
    </style:style>
    <style:style style:name="MP2" style:family="paragraph" style:parent-style-name="Footer">
      <style:paragraph-properties fo:text-align="start" style:justify-single-word="false" style:writing-mode="rl-tb"/>
    </style:style>
    <style:style style:name="MT1" style:family="text">
      <style:text-properties fo:font-size="10pt" style:font-size-asian="10pt" style:font-size-complex="10pt"/>
    </style:style>
    <style:style style:name="MT2" style:family="text">
      <style:text-properties fo:font-size="9pt" fo:background-color="#ffffff" loext:char-shading-value="0" style:font-size-asian="9pt" style:font-size-complex="9pt"/>
    </style:style>
    <style:page-layout style:name="Mpm1">
      <style:page-layout-properties fo:page-width="8.2681in" fo:page-height="11.6929in" style:num-format="1" style:print-orientation="portrait" fo:margin-top="0.2in" fo:margin-bottom="0.3299in" fo:margin-left="0.5201in" fo:margin-right="0.5in" style:writing-mode="rl-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098in" fo:margin-left="0in" fo:margin-right="0in" fo:margin-top="0.470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6"/></text:p>
      </style:header>
      <style:footer>
        <text:p text:style-name="MP2"><text:span text:style-name="MT1"><text:s text:c="2"/></text:span><text:span text:style-name="MT2"><text:page-number text:select-page="current">18</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ell</meta:initial-creator>
    <meta:editing-cycles>2970</meta:editing-cycles>
    <meta:print-date>2021-04-19T16:38:00</meta:print-date>
    <meta:creation-date>2021-04-16T13:40:00</meta:creation-date>
    <dc:date>2026-02-01T12:33:15.495923600</dc:date>
    <meta:editing-duration>P33DT22H15M38S</meta:editing-duration>
    <meta:generator>LibreOffice/25.8.4.2$Windows_X86_64 LibreOffice_project/290daaa01b999472f0c7a3890eb6a550fd74c6df</meta:generator>
    <meta:document-statistic meta:table-count="1" meta:image-count="0" meta:object-count="0" meta:page-count="18" meta:paragraph-count="487" meta:word-count="9413" meta:character-count="65026" meta:non-whitespace-character-count="562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